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4.265cm"/>
    </style:style>
    <style:style style:name="co4" style:family="table-column">
      <style:table-column-properties fo:break-before="auto" style:column-width="2.046cm"/>
    </style:style>
    <style:style style:name="co5" style:family="table-column">
      <style:table-column-properties fo:break-before="auto" style:column-width="3.78cm"/>
    </style:style>
    <style:style style:name="co7" style:family="table-column">
      <style:table-column-properties fo:break-before="auto" style:column-width="2.671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6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291cm" fo:break-before="auto" style:use-optimal-row-height="false"/>
    </style:style>
    <style:style style:name="ro9" style:family="table-row">
      <style:table-row-properties style:row-height="0.82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ffffff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wrap" fo:border="0.002cm solid #000000" style:vertical-align="middl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none" fo:background-color="#ffffff" fo:border-left="0.002cm solid #000000" fo:border-right="none" fo:border-top="none"/>
    </style:style>
    <style:style style:name="ce4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 fo:border="0.002cm solid #000000" style:vertical-align="middl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fo:background-color="#ffffff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37">
      <style:table-cell-properties fo:background-color="#ffffff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order-bottom="none" fo:background-color="#ffffff" fo:border-left="0.002cm solid #000000" fo:border-right="none" fo:border-top="none"/>
    </style:style>
    <style:style style:name="ce10" style:family="table-cell" style:parent-style-name="Default">
      <style:table-cell-properties fo:background-color="#ffffff" fo:border="0.002cm solid #000000" style:vertical-align="middle"/>
      <style:text-properties fo:color="#000000" style:font-name="Times New Roman" fo:font-size="12pt" style:font-name-complex="Times New Roman"/>
    </style:style>
    <style:style style:name="ce11" style:family="table-cell" style:parent-style-name="Default">
      <style:table-cell-properties fo:border-bottom="0.002cm solid #000000" fo:background-color="#ffffff" fo:border-left="0.002cm solid #000000" fo:border-right="none" fo:border-top="none"/>
    </style:style>
    <style:style style:name="ce12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ffffff"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ffffff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ff" fo:border="0.002cm solid #000000"/>
    </style:style>
    <style:style style:name="ce17" style:family="table-cell" style:parent-style-name="Default">
      <style:table-cell-properties fo:background-color="#ffffff" fo:border="none"/>
    </style:style>
    <style:style style:name="ce18" style:family="table-cell" style:parent-style-name="Default">
      <style:table-cell-properties fo:border-bottom="0.002cm solid #000000" fo:background-color="#ffffff" fo:border-left="none" fo:border-right="none" fo:border-top="none"/>
    </style:style>
    <style:style style:name="ce19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002cm solid #000000" style:vertical-align="middl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ffffff" fo:border="0.002cm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ff" style:text-align-source="fix" style:repeat-content="false" fo:wrap-option="wrap" fo:border="0.002cm solid #000000" style:vertical-align="middl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#ffffff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2">
      <style:table-cell-properties fo:background-color="#ffffff" style:text-align-source="fix" style:repeat-content="false" fo:wrap-option="wrap" fo:border="0.002cm solid #000000" style:vertical-align="middl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ackground-color="#ffffff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none" fo:background-color="#ffffff" fo:border-left="none" fo:border-right="0.002cm solid #000000" fo:border-top="none"/>
    </style:style>
    <style:style style:name="ce27" style:family="table-cell" style:parent-style-name="Default">
      <style:table-cell-properties fo:border-bottom="none" fo:background-color="#ffffff" style:text-align-source="fix" style:repeat-content="false" fo:border-left="none" fo:border-right="0.002cm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fo:background-color="#ffffff" fo:border-left="none" fo:border-right="0.002cm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002cm solid #000000" fo:background-color="#ffffff" fo:border-left="none" fo:border-right="0.002cm solid #000000" fo:border-top="non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5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ff" style:text-align-source="fix" style:repeat-content="false" fo:wrap-option="wrap" fo:border="0.002cm solid #000000" style:vertical-align="middle"/>
      <style:paragraph-properties fo:text-align="start" fo:margin-left="0cm"/>
      <style:text-properties fo:color="#000000" style:font-name="Times New Roman" fo:font-size="11pt" fo:language="en" fo:country="US" fo:font-weight="normal" style:font-size-asian="11pt" style:language-asian="en" style:country-asian="US" style:font-weight-asian="bold" style:font-name-complex="Times New Roman" style:font-size-complex="11pt" style:language-complex="en" style:country-complex="US" style:font-weight-complex="bold"/>
    </style:style>
    <style:style style:name="ce32" style:family="table-cell" style:parent-style-name="Default" style:data-style-name="N37">
      <style:table-cell-properties fo:background-color="#ffffff" fo:border="0.002cm solid #000000"/>
    </style:style>
    <style:style style:name="ce33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34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ackground-color="#ffffff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none" fo:background-color="#ffffff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border-bottom="none" fo:background-color="#ffffff" style:text-align-source="fix" style:repeat-content="false" fo:wrap-option="wrap" fo:border-left="0.002cm solid #000000" fo:border-right="0.002cm solid #000000" fo:border-top="none" style:vertical-align="middl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fo:background-color="#ffff99"/>
    </style:style>
    <style:style style:name="ce39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fo:border-bottom="none" fo:background-color="#ffffff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 style:data-style-name="N2">
      <style:table-cell-properties fo:background-color="#ffffff" fo:border="0.002cm solid #000000"/>
    </style:style>
    <style:style style:name="ce42" style:family="table-cell" style:parent-style-name="Default">
      <style:table-cell-properties fo:background-color="#ffffff" fo:wrap-option="wrap" fo:border="0.002cm solid #000000"/>
    </style:style>
    <style:style style:name="ce43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37">
      <style:table-cell-properties fo:background-color="#ffffff"/>
    </style:style>
    <style:style style:name="ce45" style:family="table-cell" style:parent-style-name="Default">
      <style:table-cell-properties fo:background-color="#ffffff" style:text-align-source="fix" style:repeat-content="false" fo:border="0.002cm solid #000000"/>
      <style:paragraph-properties fo:text-align="end" fo:margin-left="0cm"/>
    </style:style>
    <style:style style:name="ce46" style:family="table-cell" style:parent-style-name="Default" style:data-style-name="N2">
      <style:table-cell-properties fo:background-color="#ffffff" fo:border="0.002cm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0.002cm solid #000000"/>
      <style:paragraph-properties fo:text-align="end" fo:margin-left="0cm"/>
    </style:style>
    <style:style style:name="ce48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002cm solid #000000" style:vertical-align="middl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0.002cm solid #000000"/>
      <style:paragraph-properties fo:text-align="start" fo:margin-left="0cm"/>
    </style:style>
    <style:style style:name="ce51" style:family="table-cell" style:parent-style-name="Default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2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53" style:family="table-cell" style:parent-style-name="Default" style:data-style-name="N2">
      <style:table-cell-properties fo:background-color="#ffffff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ackground-color="#ffffff" style:text-align-source="fix" style:repeat-content="false" fo:border="0.002cm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 style:data-style-name="N37">
      <style:table-cell-properties fo:background-color="#ffffff" fo:border="0.002cm solid #000000" style:vertical-align="middle"/>
    </style:style>
    <style:style style:name="ce57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order-bottom="0.002cm solid #000000" fo:background-color="#ffffff" style:text-align-source="fix" style:repeat-content="false" fo:wrap-option="wrap" fo:border-left="none" fo:border-right="none" fo:border-top="0.002cm solid #000000" style:vertical-align="middle"/>
      <style:paragraph-properties fo:text-align="start" fo:margin-left="0cm"/>
    </style:style>
    <style:style style:name="ce59" style:family="table-cell" style:parent-style-name="Default">
      <style:table-cell-properties fo:background-color="#ffffff" style:text-align-source="fix" style:repeat-content="false" fo:border="0.002cm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2">
      <style:table-cell-properties fo:background-color="#ffffff" fo:border="0.002cm solid #000000" style:vertical-align="middle"/>
    </style:style>
    <style:style style:name="T1" style:family="text">
      <style:text-properties fo:color="#000000" style:font-name="Times New Roman" fo:font-size="12pt" fo:font-style="normal" fo:font-weight="normal" style:letter-kerning="true" style:font-name-asian="Arial1" style:font-size-asian="10.5pt" style:font-name-complex="Times New Roman" style:font-size-complex="6pt"/>
    </style:style>
    <style:style style:name="T2" style:family="text">
      <style:text-properties fo:color="#000000" style:font-name="Times New Roman" fo:font-size="12pt" fo:font-style="normal" fo:font-weight="normal" style:letter-kerning="true" style:font-name-asian="Times New Roman" style:font-size-asian="12pt" style:font-style-asian="normal" style:font-weight-asian="normal" style:font-name-complex="Times New Roman" style:font-size-complex="6.80000019073486pt" style:font-style-complex="normal" style:font-weight-complex="normal"/>
    </style:style>
    <style:style style:name="T3" style:family="text">
      <style:text-properties fo:color="#000000" style:font-name="Times New Roman" fo:font-size="11pt" fo:font-style="normal" fo:font-weight="normal" style:letter-kerning="true" style:font-name-asian="Arial1" style:font-size-asian="11pt" style:font-name-complex="Times New Roman" style:font-size-complex="11pt"/>
    </style:style>
    <style:style style:name="T4" style:family="text">
      <style:text-properties fo:color="#000000" style:font-name="Times New Roman" fo:font-size="11pt" fo:font-style="normal" fo:font-weight="normal" style:letter-kerning="true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7" table:default-cell-style-name="ce38"/>
        <table:table-column table:style-name="co6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7" table:default-cell-style-name="ce38"/>
        <table:table-column table:style-name="co6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7" table:default-cell-style-name="ce38"/>
        <table:table-column table:style-name="co6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7" table:default-cell-style-name="ce38"/>
        <table:table-column table:style-name="co6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7" table:default-cell-style-name="ce38"/>
        <table:table-column table:style-name="co6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7" table:default-cell-style-name="ce38"/>
        <table:table-column table:style-name="co6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7" table:default-cell-style-name="ce38"/>
        <table:table-column table:style-name="co6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7" table:default-cell-style-name="ce38"/>
        <table:table-column table:style-name="co6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7" table:default-cell-style-name="ce38"/>
        <table:table-column table:style-name="co6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7" table:default-cell-style-name="ce38"/>
        <table:table-column table:style-name="co6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7" table:default-cell-style-name="ce38"/>
        <table:table-column table:style-name="co6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7" table:default-cell-style-name="ce38"/>
        <table:table-column table:style-name="co6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7" table:default-cell-style-name="ce52"/>
        <table:table-column table:style-name="co6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7" table:default-cell-style-name="ce52"/>
        <table:table-column table:style-name="co6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7" table:default-cell-style-name="ce52"/>
        <table:table-column table:style-name="co6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7" table:default-cell-style-name="ce52"/>
        <table:table-column table:style-name="co6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7" table:default-cell-style-name="ce52"/>
        <table:table-column table:style-name="co6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7" table:default-cell-style-name="ce52"/>
        <table:table-column table:style-name="co6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54"/>
        <table:table-column table:style-name="co5" table:default-cell-style-name="ce38"/>
        <table:table-column table:style-name="co7" table:default-cell-style-name="ce52"/>
        <table:table-column table:style-name="co6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54"/>
        <table:table-column table:style-name="co5" table:default-cell-style-name="ce38"/>
        <table:table-column table:style-name="co7" table:default-cell-style-name="ce52"/>
        <table:table-column table:style-name="co6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54"/>
        <table:table-column table:style-name="co5" table:default-cell-style-name="ce38"/>
        <table:table-column table:style-name="co7" table:default-cell-style-name="ce52"/>
        <table:table-column table:style-name="co6" table:default-cell-style-name="ce38"/>
        <table:table-column table:style-name="co6" table:number-columns-repeated="886" table:default-cell-style-name="Default"/>
        <table:table-row table:style-name="ro2">
          <table:table-cell table:style-name="ce1" office:value-type="string" table:number-columns-spanned="6" table:number-rows-spanned="1">
            <text:p>IN PATIENT COLLECTION AND APPROPRIATION</text:p>
          </table:table-cell>
          <table:covered-table-cell table:number-columns-repeated="2" table:style-name="ce12"/>
          <table:covered-table-cell table:style-name="ce19"/>
          <table:covered-table-cell table:style-name="ce12"/>
          <table:covered-table-cell table:style-name="ce25"/>
          <table:table-cell table:style-name="ce30" office:value-type="string" table:number-columns-spanned="6" table:number-rows-spanned="1">
            <text:p>FORM OF ESSENTIALITY CERTIFICATE</text:p>
          </table:table-cell>
          <table:covered-table-cell table:number-columns-repeated="2" table:style-name="ce13"/>
          <table:covered-table-cell table:style-name="ce5"/>
          <table:covered-table-cell table:number-columns-repeated="2" table:style-name="ce13"/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Services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Services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Services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Services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Services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Lab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Lab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Lab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Lab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Lab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Lab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RAD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Pharmacy Bill</text:p>
          </table:table-cell>
          <table:covered-table-cell table:style-name="ce2"/>
          <table:covered-table-cell table:style-name="ce13"/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Pharmacy Bill</text:p>
          </table:table-cell>
          <table:covered-table-cell table:style-name="ce2"/>
          <table:covered-table-cell table:style-name="ce13"/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Pharmacy Bill</text:p>
          </table:table-cell>
          <table:covered-table-cell table:style-name="ce2"/>
          <table:covered-table-cell table:style-name="ce13"/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Material Bill</text:p>
          </table:table-cell>
          <table:covered-table-cell table:style-name="ce2"/>
          <table:covered-table-cell table:style-name="ce13"/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Material Bill</text:p>
          </table:table-cell>
          <table:covered-table-cell table:style-name="ce2"/>
          <table:covered-table-cell table:style-name="ce13"/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Material Bill</text:p>
          </table:table-cell>
          <table:covered-table-cell table:style-name="ce2"/>
          <table:covered-table-cell table:style-name="ce13"/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Credit</text:p>
          </table:table-cell>
          <table:covered-table-cell table:style-name="ce2"/>
          <table:covered-table-cell table:style-name="ce13"/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Credit</text:p>
          </table:table-cell>
          <table:covered-table-cell table:style-name="ce2"/>
          <table:covered-table-cell table:style-name="ce13"/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Advance (inpatient advance)</text:p>
          </table:table-cell>
          <table:covered-table-cell table:style-name="ce2"/>
          <table:covered-table-cell table:style-name="ce13"/>
          <table:table-cell table:style-name="ce14" table:number-columns-repeated="886"/>
        </table:table-row>
        <table:table-row table:style-name="ro3">
          <table:table-cell table:style-name="ce2" office:value-type="string" table:number-columns-spanned="3" table:number-rows-spanned="1">
            <text:p>Bill No: IPF/IPR-BCN02/19/5195</text:p>
          </table:table-cell>
          <table:covered-table-cell table:number-columns-repeated="2" table:style-name="ce13"/>
          <table:table-cell table:style-name="ce2" office:value-type="string" table:number-columns-spanned="3" table:number-rows-spanned="1">
            <text:p>MRD No.:2338327</text:p>
          </table:table-cell>
          <table:covered-table-cell table:number-columns-repeated="2" table:style-name="ce13"/>
          <table:table-cell table:style-name="ce31" office:value-type="string" table:number-columns-spanned="6" table:number-rows-spanned="10">
            <text:p><text:span text:style-name="T3"><text:s text:c="17"/></text:span><text:span text:style-name="T3">I certify that Sri./Smt……………………………………...……...………………(name of </text:span><text:span text:style-name="T3">patient)</text:span><text:span text:style-name="T4">*dependant of Sri/Smt…………………………………….employed in KSRTC …….….......... </text:span><text:span text:style-name="T4">Depot has been under treatment at this Hospital / Dispensary /or at his/her residence for the period </text:span><text:span text:style-name="T4">from …….............… to …............... and that the under mentioned medicines prescribed by me in this </text:span><text:span text:style-name="T4">connectionwere essential for the recovery / prevention of serious deterioration in the condition of </text:span><text:span text:style-name="T4">patient. Theydo not include proprietary preparations for which cheaper substances of equal therapeutic </text:span><text:span text:style-name="T4">value areavailable, nor preparations which are primary foods, tonic, toilet preparation or disinfectants. </text:span><text:span text:style-name="T4">Themedicines are not stocked in the hospital for issue to Govt. Servants.</text:span></text:p>
            <text:p><text:span text:style-name="T4"/></text:p>
            <text:p><text:span text:style-name="T4">It is certified that the case did not require hospitalization but is one of prolonged naturerequiring </text:span><text:span text:style-name="T4">medical attendance at the out patient department spreading over a period of more than 10days.</text:span></text:p>
            <text:p><text:span text:style-name="T4"/></text:p>
            <text:p><text:span text:style-name="T4">The patient was/has been suffering from ……………………...........................................................</text:span><text:span text:style-name="T4">………………………….... (Name of disease)</text:span></text:p>
          </table:table-cell>
          <table:covered-table-cell table:number-columns-repeated="2" table:style-name="ce13"/>
          <table:covered-table-cell table:style-name="ce2"/>
          <table:covered-table-cell table:number-columns-repeated="2" table:style-name="ce13"/>
          <table:table-cell table:style-name="ce36" office:value-type="string" table:number-columns-spanned="6" table:number-rows-spanned="1">
            <text:p>Name: ...............................................................................................................................................</text:p>
          </table:table-cell>
          <table:covered-table-cell table:number-columns-repeated="4" table:style-name="ce12"/>
          <table:covered-table-cell table:style-name="ce25"/>
          <table:table-cell table:style-name="ce36" office:value-type="string" table:number-columns-spanned="6" table:number-rows-spanned="1">
            <text:p>Name: ...............................................................................................................................................</text:p>
          </table:table-cell>
          <table:covered-table-cell table:number-columns-repeated="4" table:style-name="ce12"/>
          <table:covered-table-cell table:style-name="ce25"/>
          <table:table-cell table:style-name="ce36" office:value-type="string" table:number-columns-spanned="6" table:number-rows-spanned="1">
            <text:p>Name: ...............................................................................................................................................</text:p>
          </table:table-cell>
          <table:covered-table-cell table:number-columns-repeated="4" table:style-name="ce12"/>
          <table:covered-table-cell table:style-name="ce25"/>
          <table:table-cell table:style-name="ce36" office:value-type="string" table:number-columns-spanned="6" table:number-rows-spanned="1">
            <text:p>Name: ...............................................................................................................................................</text:p>
          </table:table-cell>
          <table:covered-table-cell table:number-columns-repeated="4" table:style-name="ce12"/>
          <table:covered-table-cell table:style-name="ce25"/>
          <table:table-cell table:style-name="ce36" office:value-type="string" table:number-columns-spanned="6" table:number-rows-spanned="1">
            <text:p>Name: ...............................................................................................................................................</text:p>
          </table:table-cell>
          <table:covered-table-cell table:number-columns-repeated="4" table:style-name="ce12"/>
          <table:covered-table-cell table:style-name="ce25"/>
          <table:table-cell table:style-name="ce36" office:value-type="string" table:number-columns-spanned="6" table:number-rows-spanned="1">
            <text:p>Name: ...............................................................................................................................................</text:p>
          </table:table-cell>
          <table:covered-table-cell table:number-columns-repeated="4" table:style-name="ce12"/>
          <table:covered-table-cell table:style-name="ce25"/>
          <table:table-cell table:style-name="ce36" office:value-type="string" table:number-columns-spanned="6" table:number-rows-spanned="1">
            <text:p>Name: ...............................................................................................................................................</text:p>
          </table:table-cell>
          <table:covered-table-cell table:number-columns-repeated="4" table:style-name="ce12"/>
          <table:covered-table-cell table:style-name="ce25"/>
          <table:table-cell table:style-name="ce36" office:value-type="string" table:number-columns-spanned="6" table:number-rows-spanned="1">
            <text:p>Name: ...............................................................................................................................................</text:p>
          </table:table-cell>
          <table:covered-table-cell table:number-columns-repeated="4" table:style-name="ce12"/>
          <table:covered-table-cell table:style-name="ce25"/>
          <table:table-cell table:style-name="ce36" office:value-type="string" table:number-columns-spanned="6" table:number-rows-spanned="1">
            <text:p>Name: ...............................................................................................................................................</text:p>
          </table:table-cell>
          <table:covered-table-cell table:number-columns-repeated="4" table:style-name="ce12"/>
          <table:covered-table-cell table:style-name="ce25"/>
          <table:table-cell table:style-name="ce36" office:value-type="string" table:number-columns-spanned="6" table:number-rows-spanned="1">
            <text:p>Name: ...............................................................................................................................................</text:p>
          </table:table-cell>
          <table:covered-table-cell table:number-columns-repeated="4" table:style-name="ce12"/>
          <table:covered-table-cell table:style-name="ce25"/>
          <table:table-cell table:style-name="ce36" office:value-type="string" table:number-columns-spanned="6" table:number-rows-spanned="1">
            <text:p>Name: ...............................................................................................................................................</text:p>
          </table:table-cell>
          <table:covered-table-cell table:number-columns-repeated="4" table:style-name="ce12"/>
          <table:covered-table-cell table:style-name="ce25"/>
          <table:table-cell table:style-name="ce36" office:value-type="string" table:number-columns-spanned="6" table:number-rows-spanned="1">
            <text:p>Name: ...............................................................................................................................................</text:p>
          </table:table-cell>
          <table:covered-table-cell table:number-columns-repeated="4" table:style-name="ce12"/>
          <table:covered-table-cell table:style-name="ce25"/>
          <table:table-cell table:style-name="ce36" office:value-type="string" table:number-columns-spanned="6" table:number-rows-spanned="1">
            <text:p>Name: ...............................................................................................................................................</text:p>
          </table:table-cell>
          <table:covered-table-cell table:number-columns-repeated="3" table:style-name="ce12"/>
          <table:covered-table-cell table:style-name="ce48"/>
          <table:covered-table-cell table:style-name="ce25"/>
          <table:table-cell table:style-name="ce36" office:value-type="string" table:number-columns-spanned="6" table:number-rows-spanned="1">
            <text:p>Name: ...............................................................................................................................................</text:p>
          </table:table-cell>
          <table:covered-table-cell table:number-columns-repeated="3" table:style-name="ce12"/>
          <table:covered-table-cell table:style-name="ce48"/>
          <table:covered-table-cell table:style-name="ce25"/>
          <table:table-cell table:style-name="ce36" office:value-type="string" table:number-columns-spanned="6" table:number-rows-spanned="1">
            <text:p>Name: ...............................................................................................................................................</text:p>
          </table:table-cell>
          <table:covered-table-cell table:number-columns-repeated="3" table:style-name="ce12"/>
          <table:covered-table-cell table:style-name="ce48"/>
          <table:covered-table-cell table:style-name="ce25"/>
          <table:table-cell table:style-name="ce36" office:value-type="string" table:number-columns-spanned="6" table:number-rows-spanned="1">
            <text:p>Name: ...............................................................................................................................................</text:p>
          </table:table-cell>
          <table:covered-table-cell table:number-columns-repeated="3" table:style-name="ce12"/>
          <table:covered-table-cell table:style-name="ce48"/>
          <table:covered-table-cell table:style-name="ce25"/>
          <table:table-cell table:style-name="ce36" office:value-type="string" table:number-columns-spanned="6" table:number-rows-spanned="1">
            <text:p>Name: ...............................................................................................................................................</text:p>
          </table:table-cell>
          <table:covered-table-cell table:number-columns-repeated="3" table:style-name="ce12"/>
          <table:covered-table-cell table:style-name="ce48"/>
          <table:covered-table-cell table:style-name="ce25"/>
          <table:table-cell table:style-name="ce36" office:value-type="string" table:number-columns-spanned="6" table:number-rows-spanned="1">
            <text:p>Name: ...............................................................................................................................................</text:p>
          </table:table-cell>
          <table:covered-table-cell table:number-columns-repeated="3" table:style-name="ce12"/>
          <table:covered-table-cell table:style-name="ce48"/>
          <table:covered-table-cell table:style-name="ce25"/>
          <table:table-cell table:style-name="ce36" office:value-type="string" table:number-columns-spanned="6" table:number-rows-spanned="1">
            <text:p>Name: ...............................................................................................................................................</text:p>
          </table:table-cell>
          <table:covered-table-cell table:number-columns-repeated="3" table:style-name="ce12"/>
          <table:covered-table-cell table:style-name="ce48"/>
          <table:covered-table-cell table:style-name="ce25"/>
          <table:table-cell table:style-name="ce36" office:value-type="string" table:number-columns-spanned="6" table:number-rows-spanned="1">
            <text:p>Name: ...............................................................................................................................................</text:p>
          </table:table-cell>
          <table:covered-table-cell table:number-columns-repeated="3" table:style-name="ce12"/>
          <table:covered-table-cell table:style-name="ce48"/>
          <table:covered-table-cell table:style-name="ce25"/>
          <table:table-cell table:style-name="ce36" office:value-type="string" table:number-columns-spanned="6" table:number-rows-spanned="1">
            <text:p>Name: ...............................................................................................................................................</text:p>
          </table:table-cell>
          <table:covered-table-cell table:number-columns-repeated="3" table:style-name="ce12"/>
          <table:covered-table-cell table:style-name="ce48"/>
          <table:covered-table-cell table:style-name="ce25"/>
          <table:table-cell table:style-name="ce14" table:number-columns-repeated="886"/>
        </table:table-row>
        <table:table-row table:style-name="ro3">
          <table:table-cell table:style-name="ce2" office:value-type="string" table:number-columns-spanned="3" table:number-rows-spanned="1">
            <text:p>Patient Name: R. MANIYAPPAN</text:p>
          </table:table-cell>
          <table:covered-table-cell table:number-columns-repeated="2" table:style-name="ce13"/>
          <table:table-cell table:style-name="ce2" office:value-type="string" table:number-columns-spanned="3" table:number-rows-spanned="1">
            <text:p>BILL DATE: 7/4/2020</text:p>
          </table:table-cell>
          <table:covered-table-cell table:number-columns-repeated="2" table:style-name="ce13"/>
          <table:covered-table-cell table:style-name="ce2"/>
          <table:covered-table-cell table:number-columns-repeated="2" table:style-name="ce13"/>
          <table:covered-table-cell table:style-name="ce2"/>
          <table:covered-table-cell table:number-columns-repeated="2" table:style-name="ce13"/>
          <table:table-cell table:style-name="ce37" office:value-type="string" table:number-columns-spanned="6" table:number-rows-spanned="1">
            <text:p>Address:...........................................................................................................................................</text:p>
          </table:table-cell>
          <table:covered-table-cell table:number-columns-repeated="4" table:style-name="ce39"/>
          <table:covered-table-cell table:style-name="ce40"/>
          <table:table-cell table:style-name="ce37" office:value-type="string" table:number-columns-spanned="6" table:number-rows-spanned="1">
            <text:p>Address:...........................................................................................................................................</text:p>
          </table:table-cell>
          <table:covered-table-cell table:number-columns-repeated="4" table:style-name="ce39"/>
          <table:covered-table-cell table:style-name="ce40"/>
          <table:table-cell table:style-name="ce37" office:value-type="string" table:number-columns-spanned="6" table:number-rows-spanned="1">
            <text:p>Address:...........................................................................................................................................</text:p>
          </table:table-cell>
          <table:covered-table-cell table:number-columns-repeated="4" table:style-name="ce39"/>
          <table:covered-table-cell table:style-name="ce40"/>
          <table:table-cell table:style-name="ce37" office:value-type="string" table:number-columns-spanned="6" table:number-rows-spanned="1">
            <text:p>Address:...........................................................................................................................................</text:p>
          </table:table-cell>
          <table:covered-table-cell table:number-columns-repeated="4" table:style-name="ce39"/>
          <table:covered-table-cell table:style-name="ce40"/>
          <table:table-cell table:style-name="ce37" office:value-type="string" table:number-columns-spanned="6" table:number-rows-spanned="1">
            <text:p>Address:...........................................................................................................................................</text:p>
          </table:table-cell>
          <table:covered-table-cell table:number-columns-repeated="4" table:style-name="ce39"/>
          <table:covered-table-cell table:style-name="ce40"/>
          <table:table-cell table:style-name="ce37" office:value-type="string" table:number-columns-spanned="6" table:number-rows-spanned="1">
            <text:p>Address:...........................................................................................................................................</text:p>
          </table:table-cell>
          <table:covered-table-cell table:number-columns-repeated="4" table:style-name="ce39"/>
          <table:covered-table-cell table:style-name="ce40"/>
          <table:table-cell table:style-name="ce37" office:value-type="string" table:number-columns-spanned="6" table:number-rows-spanned="1">
            <text:p>Address:...........................................................................................................................................</text:p>
          </table:table-cell>
          <table:covered-table-cell table:number-columns-repeated="4" table:style-name="ce39"/>
          <table:covered-table-cell table:style-name="ce40"/>
          <table:table-cell table:style-name="ce37" office:value-type="string" table:number-columns-spanned="6" table:number-rows-spanned="1">
            <text:p>Address:...........................................................................................................................................</text:p>
          </table:table-cell>
          <table:covered-table-cell table:number-columns-repeated="4" table:style-name="ce39"/>
          <table:covered-table-cell table:style-name="ce40"/>
          <table:table-cell table:style-name="ce37" office:value-type="string" table:number-columns-spanned="6" table:number-rows-spanned="1">
            <text:p>Address:...........................................................................................................................................</text:p>
          </table:table-cell>
          <table:covered-table-cell table:number-columns-repeated="4" table:style-name="ce39"/>
          <table:covered-table-cell table:style-name="ce40"/>
          <table:table-cell table:style-name="ce37" office:value-type="string" table:number-columns-spanned="6" table:number-rows-spanned="1">
            <text:p>Address:...........................................................................................................................................</text:p>
          </table:table-cell>
          <table:covered-table-cell table:number-columns-repeated="4" table:style-name="ce39"/>
          <table:covered-table-cell table:style-name="ce40"/>
          <table:table-cell table:style-name="ce37" office:value-type="string" table:number-columns-spanned="6" table:number-rows-spanned="1">
            <text:p>Address:...........................................................................................................................................</text:p>
          </table:table-cell>
          <table:covered-table-cell table:number-columns-repeated="4" table:style-name="ce39"/>
          <table:covered-table-cell table:style-name="ce40"/>
          <table:table-cell table:style-name="ce37" office:value-type="string" table:number-columns-spanned="6" table:number-rows-spanned="1">
            <text:p>Address:...........................................................................................................................................</text:p>
          </table:table-cell>
          <table:covered-table-cell table:number-columns-repeated="4" table:style-name="ce39"/>
          <table:covered-table-cell table:style-name="ce40"/>
          <table:table-cell table:style-name="ce37" office:value-type="string" table:number-columns-spanned="6" table:number-rows-spanned="1">
            <text:p>Address:...........................................................................................................................................</text:p>
          </table:table-cell>
          <table:covered-table-cell table:number-columns-repeated="3" table:style-name="ce39"/>
          <table:covered-table-cell table:style-name="ce49"/>
          <table:covered-table-cell table:style-name="ce40"/>
          <table:table-cell table:style-name="ce37" office:value-type="string" table:number-columns-spanned="6" table:number-rows-spanned="1">
            <text:p>Address:...........................................................................................................................................</text:p>
          </table:table-cell>
          <table:covered-table-cell table:number-columns-repeated="3" table:style-name="ce39"/>
          <table:covered-table-cell table:style-name="ce49"/>
          <table:covered-table-cell table:style-name="ce40"/>
          <table:table-cell table:style-name="ce37" office:value-type="string" table:number-columns-spanned="6" table:number-rows-spanned="1">
            <text:p>Address:...........................................................................................................................................</text:p>
          </table:table-cell>
          <table:covered-table-cell table:number-columns-repeated="3" table:style-name="ce39"/>
          <table:covered-table-cell table:style-name="ce49"/>
          <table:covered-table-cell table:style-name="ce40"/>
          <table:table-cell table:style-name="ce37" office:value-type="string" table:number-columns-spanned="6" table:number-rows-spanned="1">
            <text:p>Address:...........................................................................................................................................</text:p>
          </table:table-cell>
          <table:covered-table-cell table:number-columns-repeated="3" table:style-name="ce39"/>
          <table:covered-table-cell table:style-name="ce49"/>
          <table:covered-table-cell table:style-name="ce40"/>
          <table:table-cell table:style-name="ce37" office:value-type="string" table:number-columns-spanned="6" table:number-rows-spanned="1">
            <text:p>Address:...........................................................................................................................................</text:p>
          </table:table-cell>
          <table:covered-table-cell table:number-columns-repeated="3" table:style-name="ce39"/>
          <table:covered-table-cell table:style-name="ce49"/>
          <table:covered-table-cell table:style-name="ce40"/>
          <table:table-cell table:style-name="ce37" office:value-type="string" table:number-columns-spanned="6" table:number-rows-spanned="1">
            <text:p>Address:...........................................................................................................................................</text:p>
          </table:table-cell>
          <table:covered-table-cell table:number-columns-repeated="3" table:style-name="ce39"/>
          <table:covered-table-cell table:style-name="ce49"/>
          <table:covered-table-cell table:style-name="ce40"/>
          <table:table-cell table:style-name="ce37" office:value-type="string" table:number-columns-spanned="6" table:number-rows-spanned="1">
            <text:p>Address:...........................................................................................................................................</text:p>
          </table:table-cell>
          <table:covered-table-cell table:number-columns-repeated="3" table:style-name="ce39"/>
          <table:covered-table-cell table:style-name="ce49"/>
          <table:covered-table-cell table:style-name="ce40"/>
          <table:table-cell table:style-name="ce37" office:value-type="string" table:number-columns-spanned="6" table:number-rows-spanned="1">
            <text:p>Address:...........................................................................................................................................</text:p>
          </table:table-cell>
          <table:covered-table-cell table:number-columns-repeated="3" table:style-name="ce39"/>
          <table:covered-table-cell table:style-name="ce49"/>
          <table:covered-table-cell table:style-name="ce40"/>
          <table:table-cell table:style-name="ce37" office:value-type="string" table:number-columns-spanned="6" table:number-rows-spanned="1">
            <text:p>Address:...........................................................................................................................................</text:p>
          </table:table-cell>
          <table:covered-table-cell table:number-columns-repeated="3" table:style-name="ce39"/>
          <table:covered-table-cell table:style-name="ce49"/>
          <table:covered-table-cell table:style-name="ce40"/>
          <table:table-cell table:style-name="ce14" table:number-columns-repeated="886"/>
        </table:table-row>
        <table:table-row table:style-name="ro4">
          <table:table-cell table:style-name="ce2" office:value-type="string" table:number-columns-spanned="3" table:number-rows-spanned="1">
            <text:p>Visit No: IP-0003</text:p>
          </table:table-cell>
          <table:covered-table-cell table:number-columns-repeated="2" table:style-name="ce13"/>
          <table:table-cell table:style-name="ce2" office:value-type="string" table:number-columns-spanned="3" table:number-rows-spanned="1">
            <text:p>Admission Date: 5/3/2020</text:p>
          </table:table-cell>
          <table:covered-table-cell table:number-columns-repeated="2" table:style-name="ce13"/>
          <table:covered-table-cell table:style-name="ce2"/>
          <table:covered-table-cell table:number-columns-repeated="2" table:style-name="ce13"/>
          <table:covered-table-cell table:style-name="ce2"/>
          <table:covered-table-cell table:number-columns-repeated="2" table:style-name="ce13"/>
          <table:table-cell table:style-name="ce13" office:value-type="string">
            <text:p>Bill No / Date</text:p>
          </table:table-cell>
          <table:table-cell table:style-name="ce13" office:value-type="string">
            <text:p>Trade/Branch Name of Medicines</text:p>
          </table:table-cell>
          <table:table-cell table:style-name="ce13" office:value-type="string">
            <text:p>Quantiy</text:p>
          </table:table-cell>
          <table:table-cell table:style-name="ce13" office:value-type="string">
            <text:p>Chemical Name of Medicines</text:p>
          </table:table-cell>
          <table:table-cell table:style-name="ce13" office:value-type="string">
            <text:p>Description</text:p>
          </table:table-cell>
          <table:table-cell table:style-name="ce13" office:value-type="string">
            <text:p>Price</text:p>
          </table:table-cell>
          <table:table-cell table:style-name="ce13" office:value-type="string">
            <text:p>Bill No / Date</text:p>
          </table:table-cell>
          <table:table-cell table:style-name="ce13" office:value-type="string">
            <text:p>Trade/Branch Name of Medicines</text:p>
          </table:table-cell>
          <table:table-cell table:style-name="ce13" office:value-type="string">
            <text:p>Quantiy</text:p>
          </table:table-cell>
          <table:table-cell table:style-name="ce13" office:value-type="string">
            <text:p>Chemical Name of Medicines</text:p>
          </table:table-cell>
          <table:table-cell table:style-name="ce13" office:value-type="string">
            <text:p>Description</text:p>
          </table:table-cell>
          <table:table-cell table:style-name="ce13" office:value-type="string">
            <text:p>Price</text:p>
          </table:table-cell>
          <table:table-cell table:style-name="ce13" office:value-type="string">
            <text:p>Bill No / Date</text:p>
          </table:table-cell>
          <table:table-cell table:style-name="ce13" office:value-type="string">
            <text:p>Trade/Branch Name of Medicines</text:p>
          </table:table-cell>
          <table:table-cell table:style-name="ce13" office:value-type="string">
            <text:p>Quantiy</text:p>
          </table:table-cell>
          <table:table-cell table:style-name="ce13" office:value-type="string">
            <text:p>Chemical Name of Medicines</text:p>
          </table:table-cell>
          <table:table-cell table:style-name="ce13" office:value-type="string">
            <text:p>Description</text:p>
          </table:table-cell>
          <table:table-cell table:style-name="ce13" office:value-type="string">
            <text:p>Price</text:p>
          </table:table-cell>
          <table:table-cell table:style-name="ce13" office:value-type="string">
            <text:p>Bill No / Date</text:p>
          </table:table-cell>
          <table:table-cell table:style-name="ce13" office:value-type="string">
            <text:p>Trade/Branch Name of Medicines</text:p>
          </table:table-cell>
          <table:table-cell table:style-name="ce13" office:value-type="string">
            <text:p>Quantiy</text:p>
          </table:table-cell>
          <table:table-cell table:style-name="ce13" office:value-type="string">
            <text:p>Chemical Name of Medicines</text:p>
          </table:table-cell>
          <table:table-cell table:style-name="ce13" office:value-type="string">
            <text:p>Description</text:p>
          </table:table-cell>
          <table:table-cell table:style-name="ce13" office:value-type="string">
            <text:p>Price</text:p>
          </table:table-cell>
          <table:table-cell table:style-name="ce13" office:value-type="string">
            <text:p>Bill No / Date</text:p>
          </table:table-cell>
          <table:table-cell table:style-name="ce13" office:value-type="string">
            <text:p>Trade/Branch Name of Medicines</text:p>
          </table:table-cell>
          <table:table-cell table:style-name="ce13" office:value-type="string">
            <text:p>Quantiy</text:p>
          </table:table-cell>
          <table:table-cell table:style-name="ce13" office:value-type="string">
            <text:p>Chemical Name of Medicines</text:p>
          </table:table-cell>
          <table:table-cell table:style-name="ce13" office:value-type="string">
            <text:p>Description</text:p>
          </table:table-cell>
          <table:table-cell table:style-name="ce13" office:value-type="string">
            <text:p>Price</text:p>
          </table:table-cell>
          <table:table-cell table:style-name="ce13" office:value-type="string">
            <text:p>Bill No / Date</text:p>
          </table:table-cell>
          <table:table-cell table:style-name="ce13" office:value-type="string">
            <text:p>Trade/Branch Name of Medicines</text:p>
          </table:table-cell>
          <table:table-cell table:style-name="ce13" office:value-type="string">
            <text:p>Quantiy</text:p>
          </table:table-cell>
          <table:table-cell table:style-name="ce13" office:value-type="string">
            <text:p>Chemical Name of Medicines</text:p>
          </table:table-cell>
          <table:table-cell table:style-name="ce13" office:value-type="string">
            <text:p>Description</text:p>
          </table:table-cell>
          <table:table-cell table:style-name="ce13" office:value-type="string">
            <text:p>Price</text:p>
          </table:table-cell>
          <table:table-cell table:style-name="ce13" office:value-type="string">
            <text:p>Bill No / Date</text:p>
          </table:table-cell>
          <table:table-cell table:style-name="ce13" office:value-type="string">
            <text:p>Trade/Branch Name of Medicines</text:p>
          </table:table-cell>
          <table:table-cell table:style-name="ce13" office:value-type="string">
            <text:p>Quantiy</text:p>
          </table:table-cell>
          <table:table-cell table:style-name="ce13" office:value-type="string">
            <text:p>Chemical Name of Medicines</text:p>
          </table:table-cell>
          <table:table-cell table:style-name="ce13" office:value-type="string">
            <text:p>Description</text:p>
          </table:table-cell>
          <table:table-cell table:style-name="ce13" office:value-type="string">
            <text:p>Price</text:p>
          </table:table-cell>
          <table:table-cell table:style-name="ce13" office:value-type="string">
            <text:p>Bill No / Date</text:p>
          </table:table-cell>
          <table:table-cell table:style-name="ce13" office:value-type="string">
            <text:p>Trade/Branch Name of Medicines</text:p>
          </table:table-cell>
          <table:table-cell table:style-name="ce13" office:value-type="string">
            <text:p>Quantiy</text:p>
          </table:table-cell>
          <table:table-cell table:style-name="ce13" office:value-type="string">
            <text:p>Chemical Name of Medicines</text:p>
          </table:table-cell>
          <table:table-cell table:style-name="ce13" office:value-type="string">
            <text:p>Description</text:p>
          </table:table-cell>
          <table:table-cell table:style-name="ce13" office:value-type="string">
            <text:p>Price</text:p>
          </table:table-cell>
          <table:table-cell table:style-name="ce13" office:value-type="string">
            <text:p>Bill No / Date</text:p>
          </table:table-cell>
          <table:table-cell table:style-name="ce13" office:value-type="string">
            <text:p>Trade/Branch Name of Medicines</text:p>
          </table:table-cell>
          <table:table-cell table:style-name="ce13" office:value-type="string">
            <text:p>Quantiy</text:p>
          </table:table-cell>
          <table:table-cell table:style-name="ce13" office:value-type="string">
            <text:p>Chemical Name of Medicines</text:p>
          </table:table-cell>
          <table:table-cell table:style-name="ce13" office:value-type="string">
            <text:p>Description</text:p>
          </table:table-cell>
          <table:table-cell table:style-name="ce13" office:value-type="string">
            <text:p>Price</text:p>
          </table:table-cell>
          <table:table-cell table:style-name="ce13" office:value-type="string">
            <text:p>Bill No / Date</text:p>
          </table:table-cell>
          <table:table-cell table:style-name="ce13" office:value-type="string">
            <text:p>Trade/Branch Name of Medicines</text:p>
          </table:table-cell>
          <table:table-cell table:style-name="ce13" office:value-type="string">
            <text:p>Quantiy</text:p>
          </table:table-cell>
          <table:table-cell table:style-name="ce13" office:value-type="string">
            <text:p>Chemical Name of Medicines</text:p>
          </table:table-cell>
          <table:table-cell table:style-name="ce13" office:value-type="string">
            <text:p>Description</text:p>
          </table:table-cell>
          <table:table-cell table:style-name="ce13" office:value-type="string">
            <text:p>Price</text:p>
          </table:table-cell>
          <table:table-cell table:style-name="ce13" office:value-type="string">
            <text:p>Bill No / Date</text:p>
          </table:table-cell>
          <table:table-cell table:style-name="ce13" office:value-type="string">
            <text:p>Trade/Branch Name of Medicines</text:p>
          </table:table-cell>
          <table:table-cell table:style-name="ce13" office:value-type="string">
            <text:p>Quantiy</text:p>
          </table:table-cell>
          <table:table-cell table:style-name="ce13" office:value-type="string">
            <text:p>Chemical Name of Medicines</text:p>
          </table:table-cell>
          <table:table-cell table:style-name="ce13" office:value-type="string">
            <text:p>Description</text:p>
          </table:table-cell>
          <table:table-cell table:style-name="ce13" office:value-type="string">
            <text:p>Price</text:p>
          </table:table-cell>
          <table:table-cell table:style-name="ce13" office:value-type="string">
            <text:p>Bill No / Date</text:p>
          </table:table-cell>
          <table:table-cell table:style-name="ce13" office:value-type="string">
            <text:p>Trade/Branch Name of Medicines</text:p>
          </table:table-cell>
          <table:table-cell table:style-name="ce13" office:value-type="string">
            <text:p>Quantiy</text:p>
          </table:table-cell>
          <table:table-cell table:style-name="ce13" office:value-type="string">
            <text:p>Chemical Name of Medicines</text:p>
          </table:table-cell>
          <table:table-cell table:style-name="ce13" office:value-type="string">
            <text:p>Description</text:p>
          </table:table-cell>
          <table:table-cell table:style-name="ce13" office:value-type="string">
            <text:p>Price</text:p>
          </table:table-cell>
          <table:table-cell table:style-name="ce13" office:value-type="string">
            <text:p>Bill No / Date</text:p>
          </table:table-cell>
          <table:table-cell table:style-name="ce13" office:value-type="string">
            <text:p>Trade/Branch Name of Medicines</text:p>
          </table:table-cell>
          <table:table-cell table:style-name="ce13" office:value-type="string">
            <text:p>Quantiy</text:p>
          </table:table-cell>
          <table:table-cell table:style-name="ce13" office:value-type="string" table:number-columns-spanned="2" table:number-rows-spanned="1">
            <text:p>Description</text:p>
          </table:table-cell>
          <table:covered-table-cell table:style-name="ce2"/>
          <table:table-cell table:style-name="ce13" office:value-type="string">
            <text:p>Price</text:p>
          </table:table-cell>
          <table:table-cell table:style-name="ce13" office:value-type="string">
            <text:p>Bill No / Date</text:p>
          </table:table-cell>
          <table:table-cell table:style-name="ce13" office:value-type="string">
            <text:p>Trade/Branch Name of Medicines</text:p>
          </table:table-cell>
          <table:table-cell table:style-name="ce13" office:value-type="string">
            <text:p>Quantiy</text:p>
          </table:table-cell>
          <table:table-cell table:style-name="ce13" office:value-type="string" table:number-columns-spanned="2" table:number-rows-spanned="1">
            <text:p>Description</text:p>
          </table:table-cell>
          <table:covered-table-cell table:style-name="ce2"/>
          <table:table-cell table:style-name="ce13" office:value-type="string">
            <text:p>Price</text:p>
          </table:table-cell>
          <table:table-cell table:style-name="ce13" office:value-type="string">
            <text:p>Bill No / Date</text:p>
          </table:table-cell>
          <table:table-cell table:style-name="ce13" office:value-type="string">
            <text:p>Trade/Branch Name of Medicines</text:p>
          </table:table-cell>
          <table:table-cell table:style-name="ce13" office:value-type="string">
            <text:p>Quantiy</text:p>
          </table:table-cell>
          <table:table-cell table:style-name="ce13" office:value-type="string" table:number-columns-spanned="2" table:number-rows-spanned="1">
            <text:p>Description</text:p>
          </table:table-cell>
          <table:covered-table-cell table:style-name="ce2"/>
          <table:table-cell table:style-name="ce13" office:value-type="string">
            <text:p>Price</text:p>
          </table:table-cell>
          <table:table-cell table:style-name="ce13" office:value-type="string">
            <text:p>Bill No / Date</text:p>
          </table:table-cell>
          <table:table-cell table:style-name="ce13" office:value-type="string">
            <text:p>Trade/Branch Name of Medicines</text:p>
          </table:table-cell>
          <table:table-cell table:style-name="ce13" office:value-type="string">
            <text:p>Quantiy</text:p>
          </table:table-cell>
          <table:table-cell table:style-name="ce13" office:value-type="string" table:number-columns-spanned="2" table:number-rows-spanned="1">
            <text:p>Description</text:p>
          </table:table-cell>
          <table:covered-table-cell table:style-name="ce2"/>
          <table:table-cell table:style-name="ce13" office:value-type="string">
            <text:p>Price</text:p>
          </table:table-cell>
          <table:table-cell table:style-name="ce13" office:value-type="string">
            <text:p>Bill No / Date</text:p>
          </table:table-cell>
          <table:table-cell table:style-name="ce13" office:value-type="string">
            <text:p>Trade/Branch Name of Medicines</text:p>
          </table:table-cell>
          <table:table-cell table:style-name="ce13" office:value-type="string">
            <text:p>Quantiy</text:p>
          </table:table-cell>
          <table:table-cell table:style-name="ce13" office:value-type="string" table:number-columns-spanned="2" table:number-rows-spanned="1">
            <text:p>Description</text:p>
          </table:table-cell>
          <table:covered-table-cell table:style-name="ce2"/>
          <table:table-cell table:style-name="ce13" office:value-type="string">
            <text:p>Price</text:p>
          </table:table-cell>
          <table:table-cell table:style-name="ce13" office:value-type="string">
            <text:p>Bill No / Date</text:p>
          </table:table-cell>
          <table:table-cell table:style-name="ce13" office:value-type="string">
            <text:p>Trade/Branch Name of Medicines</text:p>
          </table:table-cell>
          <table:table-cell table:style-name="ce13" office:value-type="string">
            <text:p>Quantiy</text:p>
          </table:table-cell>
          <table:table-cell table:style-name="ce13" office:value-type="string" table:number-columns-spanned="2" table:number-rows-spanned="1">
            <text:p>Description</text:p>
          </table:table-cell>
          <table:covered-table-cell table:style-name="ce2"/>
          <table:table-cell table:style-name="ce13" office:value-type="string">
            <text:p>Price</text:p>
          </table:table-cell>
          <table:table-cell table:style-name="ce13" office:value-type="string">
            <text:p>Bill No / Date</text:p>
          </table:table-cell>
          <table:table-cell table:style-name="ce13" office:value-type="string">
            <text:p>Trade/Branch Name of Medicines</text:p>
          </table:table-cell>
          <table:table-cell table:style-name="ce13" office:value-type="string">
            <text:p>Quantiy</text:p>
          </table:table-cell>
          <table:table-cell table:style-name="ce13" office:value-type="string" table:number-columns-spanned="2" table:number-rows-spanned="1">
            <text:p>Description</text:p>
          </table:table-cell>
          <table:covered-table-cell table:style-name="ce2"/>
          <table:table-cell table:style-name="ce13" office:value-type="string">
            <text:p>Price</text:p>
          </table:table-cell>
          <table:table-cell table:style-name="ce13" office:value-type="string">
            <text:p>Bill No / Date</text:p>
          </table:table-cell>
          <table:table-cell table:style-name="ce13" office:value-type="string">
            <text:p>Trade/Branch Name of Medicines</text:p>
          </table:table-cell>
          <table:table-cell table:style-name="ce13" office:value-type="string">
            <text:p>Quantiy</text:p>
          </table:table-cell>
          <table:table-cell table:style-name="ce13" office:value-type="string" table:number-columns-spanned="2" table:number-rows-spanned="1">
            <text:p>Description</text:p>
          </table:table-cell>
          <table:covered-table-cell table:style-name="ce2"/>
          <table:table-cell table:style-name="ce13" office:value-type="string">
            <text:p>Price</text:p>
          </table:table-cell>
          <table:table-cell table:style-name="ce13" office:value-type="string">
            <text:p>Bill No / Date</text:p>
          </table:table-cell>
          <table:table-cell table:style-name="ce13" office:value-type="string">
            <text:p>Trade/Branch Name of Medicines</text:p>
          </table:table-cell>
          <table:table-cell table:style-name="ce13" office:value-type="string">
            <text:p>Quantiy</text:p>
          </table:table-cell>
          <table:table-cell table:style-name="ce13" office:value-type="string" table:number-columns-spanned="2" table:number-rows-spanned="1">
            <text:p>Description</text:p>
          </table:table-cell>
          <table:covered-table-cell table:style-name="ce2"/>
          <table:table-cell table:style-name="ce13" office:value-type="string">
            <text:p>Price</text:p>
          </table:table-cell>
          <table:table-cell table:style-name="ce14" table:number-columns-repeated="886"/>
        </table:table-row>
        <table:table-row table:style-name="ro6">
          <table:table-cell table:style-name="ce2" office:value-type="string" table:number-columns-spanned="3" table:number-rows-spanned="1">
            <text:p>Category: DEP</text:p>
          </table:table-cell>
          <table:covered-table-cell table:number-columns-repeated="2" table:style-name="ce13"/>
          <table:table-cell table:style-name="ce2" office:value-type="string" table:number-columns-spanned="3" table:number-rows-spanned="1">
            <text:p>Discharge : 7/4/2020</text:p>
          </table:table-cell>
          <table:covered-table-cell table:number-columns-repeated="2" table:style-name="ce13"/>
          <table:covered-table-cell table:number-columns-repeated="6" table:style-name="ce14"/>
          <table:table-cell table:style-name="ce32" office:value-type="date" office:date-value="2020-03-26">
            <text:p>26/03/20</text:p>
          </table:table-cell>
          <table:table-cell table:style-name="ce16" office:value-type="string">
            <text:p>General Medicine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380">
            <text:p>380.00</text:p>
          </table:table-cell>
          <table:table-cell table:style-name="ce32"/>
          <table:table-cell table:style-name="ce16" table:number-columns-repeated="4"/>
          <table:table-cell table:style-name="ce41"/>
          <table:table-cell table:style-name="ce32" office:value-type="date" office:date-value="2020-03-07">
            <text:p>07/03/20</text:p>
          </table:table-cell>
          <table:table-cell table:style-name="ce16" office:value-type="string">
            <text:p>Dressing Major Grade I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60">
            <text:p>60.00</text:p>
          </table:table-cell>
          <table:table-cell table:style-name="ce32"/>
          <table:table-cell table:style-name="ce16" table:number-columns-repeated="4"/>
          <table:table-cell table:style-name="ce41"/>
          <table:table-cell table:style-name="ce32" office:value-type="date" office:date-value="2020-03-25">
            <text:p>25/03/20</text:p>
          </table:table-cell>
          <table:table-cell table:style-name="ce16" office:value-type="string">
            <text:p>Nebulization</text:p>
          </table:table-cell>
          <table:table-cell table:style-name="ce16" office:value-type="string">
            <text:p>12 h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20">
            <text:p>120.00</text:p>
          </table:table-cell>
          <table:table-cell table:style-name="ce32" office:value-type="date" office:date-value="2020-03-15">
            <text:p>15/03/20</text:p>
          </table:table-cell>
          <table:table-cell table:style-name="ce16" office:value-type="string">
            <text:p>ABG (blood gases) with electrolytes</text:p>
          </table:table-cell>
          <table:table-cell table:style-name="ce16" table:number-columns-repeated="3"/>
          <table:table-cell table:style-name="ce41" office:value-type="float" office:value="200">
            <text:p>200.00</text:p>
          </table:table-cell>
          <table:table-cell table:style-name="ce32" office:value-type="date" office:date-value="2020-03-23">
            <text:p>23/03/20</text:p>
          </table:table-cell>
          <table:table-cell table:style-name="ce16" office:value-type="string">
            <text:p>CBC.,WBC,Diff,RBC &amp; Platele(Hem Panel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3-24">
            <text:p>24/03/20</text:p>
          </table:table-cell>
          <table:table-cell table:style-name="ce16" office:value-type="string">
            <text:p>CRP (C-Reactive Protein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/>
          <table:table-cell table:style-name="ce16" table:number-columns-repeated="4"/>
          <table:table-cell table:style-name="ce41"/>
          <table:table-cell table:style-name="ce32" office:value-type="date" office:date-value="2020-03-17">
            <text:p>17/03/20</text:p>
          </table:table-cell>
          <table:table-cell table:style-name="ce16" office:value-type="string">
            <text:p>Pottass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 office:value-type="date" office:date-value="2020-03-15">
            <text:p>15/03/20</text:p>
          </table:table-cell>
          <table:table-cell table:style-name="ce16" office:value-type="string">
            <text:p>Sod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 office:value-type="date" office:date-value="2020-03-14">
            <text:p>14/03/20</text:p>
          </table:table-cell>
          <table:table-cell table:style-name="ce16" office:value-type="string">
            <text:p>Chest PA Xray</text:p>
          </table:table-cell>
          <table:table-cell table:style-name="ce16" table:number-columns-repeated="3"/>
          <table:table-cell table:style-name="ce41" office:value-type="float" office:value="210">
            <text:p>210.00</text:p>
          </table:table-cell>
          <table:table-cell table:style-name="ce32" office:value-type="date" office:date-value="2020-03-05">
            <text:p>05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36145">
            <text:p>236145</text:p>
          </table:table-cell>
          <table:table-cell table:style-name="ce41" office:value-type="float" office:value="19803.5">
            <text:p>19803.50</text:p>
          </table:table-cell>
          <table:table-cell table:style-name="ce32" office:value-type="date" office:date-value="2020-03-23">
            <text:p>23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47656">
            <text:p>247656</text:p>
          </table:table-cell>
          <table:table-cell table:style-name="ce41" office:value-type="float" office:value="5240">
            <text:p>5240.00</text:p>
          </table:table-cell>
          <table:table-cell table:style-name="ce32" office:value-type="date" office:date-value="2020-04-01">
            <text:p>01/04/20</text:p>
          </table:table-cell>
          <table:table-cell table:style-name="ce16" table:number-columns-repeated="2"/>
          <table:table-cell table:style-name="ce47" office:value-type="string">
            <text:p>PB/B01/20/</text:p>
          </table:table-cell>
          <table:table-cell table:style-name="ce50" office:value-type="float" office:value="223">
            <text:p>223</text:p>
          </table:table-cell>
          <table:table-cell table:style-name="ce41" office:value-type="float" office:value="960">
            <text:p>960.00</text:p>
          </table:table-cell>
          <table:table-cell table:style-name="ce32" office:value-type="date" office:date-value="2020-03-05">
            <text:p>05/03/20</text:p>
          </table:table-cell>
          <table:table-cell table:style-name="ce16" table:number-columns-repeated="2"/>
          <table:table-cell table:style-name="ce47" office:value-type="string">
            <text:p>MB/B02/19</text:p>
          </table:table-cell>
          <table:table-cell table:style-name="ce50" office:value-type="float" office:value="179728">
            <text:p>179728</text:p>
          </table:table-cell>
          <table:table-cell table:style-name="ce41" office:value-type="float" office:value="899.72">
            <text:p>899.72</text:p>
          </table:table-cell>
          <table:table-cell table:style-name="ce32" office:value-type="date" office:date-value="2020-04-07">
            <text:p>07/04/20</text:p>
          </table:table-cell>
          <table:table-cell table:style-name="ce16" table:number-columns-repeated="2"/>
          <table:table-cell table:style-name="ce47" office:value-type="string">
            <text:p>MB/B02/20</text:p>
          </table:table-cell>
          <table:table-cell table:style-name="ce50" office:value-type="float" office:value="1826">
            <text:p>1826</text:p>
          </table:table-cell>
          <table:table-cell table:style-name="ce41" office:value-type="float" office:value="1517.36">
            <text:p>1517.36</text:p>
          </table:table-cell>
          <table:table-cell table:style-name="ce32" office:value-type="date" office:date-value="2020-03-29">
            <text:p>29/03/20</text:p>
          </table:table-cell>
          <table:table-cell table:style-name="ce16" table:number-columns-repeated="2"/>
          <table:table-cell table:style-name="ce47" office:value-type="string">
            <text:p>MB/B14/19</text:p>
          </table:table-cell>
          <table:table-cell table:style-name="ce50" office:value-type="float" office:value="127361">
            <text:p>127361</text:p>
          </table:table-cell>
          <table:table-cell table:style-name="ce41" office:value-type="float" office:value="784.58">
            <text:p>784.58</text:p>
          </table:table-cell>
          <table:table-cell table:style-name="ce32" office:value-type="date" office:date-value="2020-04-07">
            <text:p>07/04/20</text:p>
          </table:table-cell>
          <table:table-cell table:style-name="ce16" office:value-type="string">
            <text:p>Credit Sales</text:p>
          </table:table-cell>
          <table:table-cell table:style-name="ce33"/>
          <table:table-cell table:style-name="ce47" office:value-type="string" table:number-columns-spanned="2" table:number-rows-spanned="1">
            <text:p>Return(MB/B02/19 179728) IV Dressing</text:p>
          </table:table-cell>
          <table:covered-table-cell table:style-name="ce50"/>
          <table:table-cell table:style-name="ce41" office:value-type="float" office:value="25.43">
            <text:p>25.43</text:p>
          </table:table-cell>
          <table:table-cell table:style-name="ce32" office:value-type="date" office:date-value="2020-03-23">
            <text:p>23/03/20</text:p>
          </table:table-cell>
          <table:table-cell table:style-name="ce16" office:value-type="string">
            <text:p>Credit Sales</text:p>
          </table:table-cell>
          <table:table-cell table:style-name="ce33"/>
          <table:table-cell table:style-name="ce47" office:value-type="string" table:number-columns-spanned="2" table:number-rows-spanned="1">
            <text:p>Return(PB/B01/19 246529) coly-monas</text:p>
          </table:table-cell>
          <table:covered-table-cell table:style-name="ce14"/>
          <table:table-cell table:style-name="ce41" office:value-type="float" office:value="5239.99">
            <text:p>5239.99</text:p>
          </table:table-cell>
          <table:table-cell table:style-name="ce32" office:value-type="date" office:date-value="2020-03-05">
            <text:p>05/03/20</text:p>
          </table:table-cell>
          <table:table-cell table:style-name="ce16"/>
          <table:table-cell table:style-name="ce33"/>
          <table:table-cell table:style-name="ce47" office:value-type="string" table:number-columns-spanned="2" table:number-rows-spanned="1">
            <text:p>Advance AP 1537025</text:p>
          </table:table-cell>
          <table:covered-table-cell table:style-name="ce14"/>
          <table:table-cell table:style-name="ce41" office:value-type="float" office:value="7000">
            <text:p>7000.00</text:p>
          </table:table-cell>
          <table:table-cell table:style-name="ce14" table:number-columns-repeated="886"/>
        </table:table-row>
        <table:table-row table:style-name="ro6">
          <table:table-cell table:style-name="ce2" office:value-type="string" table:number-columns-spanned="3" table:number-rows-spanned="2">
            <text:p>Consulting Doctor : </text:p>
          </table:table-cell>
          <table:covered-table-cell table:number-columns-repeated="2" table:style-name="ce13"/>
          <table:table-cell table:style-name="ce2" office:value-type="string" table:number-columns-spanned="3" table:number-rows-spanned="2">
            <text:p>Velayudhan KK / Dr. Dipu T.S. / Dr. Chakravarthy S M</text:p>
          </table:table-cell>
          <table:covered-table-cell table:number-columns-repeated="2" table:style-name="ce13"/>
          <table:covered-table-cell table:number-columns-repeated="6" table:style-name="ce14"/>
          <table:table-cell table:style-name="ce32" office:value-type="date" office:date-value="2020-03-27">
            <text:p>27/03/20</text:p>
          </table:table-cell>
          <table:table-cell table:style-name="ce16" office:value-type="string">
            <text:p>General Medicine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380">
            <text:p>380.00</text:p>
          </table:table-cell>
          <table:table-cell table:style-name="ce32" office:value-type="date" office:date-value="2020-03-12">
            <text:p>12/03/20</text:p>
          </table:table-cell>
          <table:table-cell table:style-name="ce16" office:value-type="string">
            <text:p>Gastroengrology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530">
            <text:p>530.00</text:p>
          </table:table-cell>
          <table:table-cell table:style-name="ce32" office:value-type="date" office:date-value="2020-03-13">
            <text:p>13/03/20</text:p>
          </table:table-cell>
          <table:table-cell table:style-name="ce16" office:value-type="string">
            <text:p>Dressing Major Grade I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60">
            <text:p>60.00</text:p>
          </table:table-cell>
          <table:table-cell table:style-name="ce32" office:value-type="date" office:date-value="2020-03-12">
            <text:p>12/03/20</text:p>
          </table:table-cell>
          <table:table-cell table:style-name="ce16" office:value-type="string">
            <text:p>Food Charges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 office:value-type="date" office:date-value="2020-03-26">
            <text:p>26/03/20</text:p>
          </table:table-cell>
          <table:table-cell table:style-name="ce16" office:value-type="string">
            <text:p>Nebulization</text:p>
          </table:table-cell>
          <table:table-cell table:style-name="ce16" office:value-type="string">
            <text:p>12 h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20">
            <text:p>120.00</text:p>
          </table:table-cell>
          <table:table-cell table:style-name="ce32" office:value-type="date" office:date-value="2020-03-23">
            <text:p>23/03/20</text:p>
          </table:table-cell>
          <table:table-cell table:style-name="ce16" office:value-type="string">
            <text:p>ABG (blood gases) with electrolytes</text:p>
          </table:table-cell>
          <table:table-cell table:style-name="ce16" table:number-columns-repeated="3"/>
          <table:table-cell table:style-name="ce41" office:value-type="float" office:value="200">
            <text:p>200.00</text:p>
          </table:table-cell>
          <table:table-cell table:style-name="ce32" office:value-type="date" office:date-value="2020-03-24">
            <text:p>24/03/20</text:p>
          </table:table-cell>
          <table:table-cell table:style-name="ce16" office:value-type="string">
            <text:p>CBC.,WBC,Diff,RBC &amp; Platele(Hem Panel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3-26">
            <text:p>26/03/20</text:p>
          </table:table-cell>
          <table:table-cell table:style-name="ce16" office:value-type="string">
            <text:p>CRP (C-Reactive Protein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3-28">
            <text:p>28/03/20</text:p>
          </table:table-cell>
          <table:table-cell table:style-name="ce16" office:value-type="string">
            <text:p>Creatin Blood</text:p>
          </table:table-cell>
          <table:table-cell table:style-name="ce16" table:number-columns-repeated="3"/>
          <table:table-cell table:style-name="ce41" office:value-type="float" office:value="140">
            <text:p>140.00</text:p>
          </table:table-cell>
          <table:table-cell table:style-name="ce32" office:value-type="date" office:date-value="2020-03-18">
            <text:p>18/03/20</text:p>
          </table:table-cell>
          <table:table-cell table:style-name="ce16" office:value-type="string">
            <text:p>Pottass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 office:value-type="date" office:date-value="2020-03-16">
            <text:p>16/03/20</text:p>
          </table:table-cell>
          <table:table-cell table:style-name="ce16" office:value-type="string">
            <text:p>Sod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 office:value-type="date" office:date-value="2020-03-08">
            <text:p>08/03/20</text:p>
          </table:table-cell>
          <table:table-cell table:style-name="ce16" office:value-type="string">
            <text:p>Portable Xray (1 Exposure)</text:p>
          </table:table-cell>
          <table:table-cell table:style-name="ce16" table:number-columns-repeated="3"/>
          <table:table-cell table:style-name="ce41" office:value-type="float" office:value="410">
            <text:p>410.00</text:p>
          </table:table-cell>
          <table:table-cell table:style-name="ce32" office:value-type="date" office:date-value="2020-03-06">
            <text:p>06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36175">
            <text:p>236175</text:p>
          </table:table-cell>
          <table:table-cell table:style-name="ce41" office:value-type="float" office:value="51.96">
            <text:p>51.96</text:p>
          </table:table-cell>
          <table:table-cell table:style-name="ce32" office:value-type="date" office:date-value="2020-03-23">
            <text:p>23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47738">
            <text:p>247738</text:p>
          </table:table-cell>
          <table:table-cell table:style-name="ce41" office:value-type="float" office:value="349.95">
            <text:p>349.95</text:p>
          </table:table-cell>
          <table:table-cell table:style-name="ce32" office:value-type="date" office:date-value="2020-04-02">
            <text:p>02/04/20</text:p>
          </table:table-cell>
          <table:table-cell table:style-name="ce16" table:number-columns-repeated="2"/>
          <table:table-cell table:style-name="ce47" office:value-type="string">
            <text:p>PB/B01/20/</text:p>
          </table:table-cell>
          <table:table-cell table:style-name="ce50" office:value-type="float" office:value="575">
            <text:p>575</text:p>
          </table:table-cell>
          <table:table-cell table:style-name="ce41" office:value-type="float" office:value="6419.09">
            <text:p>6419.09</text:p>
          </table:table-cell>
          <table:table-cell table:style-name="ce32" office:value-type="date" office:date-value="2020-03-09">
            <text:p>09/03/20</text:p>
          </table:table-cell>
          <table:table-cell table:style-name="ce16" table:number-columns-repeated="2"/>
          <table:table-cell table:style-name="ce47" office:value-type="string">
            <text:p>MB/B02/19</text:p>
          </table:table-cell>
          <table:table-cell table:style-name="ce50" office:value-type="float" office:value="181897">
            <text:p>181897</text:p>
          </table:table-cell>
          <table:table-cell table:style-name="ce41" office:value-type="float" office:value="868.74">
            <text:p>868.74</text:p>
          </table:table-cell>
          <table:table-cell table:style-name="ce32" office:value-type="date" office:date-value="2020-04-02">
            <text:p>02/04/20</text:p>
          </table:table-cell>
          <table:table-cell table:style-name="ce16" table:number-columns-repeated="2"/>
          <table:table-cell table:style-name="ce47" office:value-type="string">
            <text:p>MB/B02/20</text:p>
          </table:table-cell>
          <table:table-cell table:style-name="ce50" office:value-type="float" office:value="302">
            <text:p>302</text:p>
          </table:table-cell>
          <table:table-cell table:style-name="ce41" office:value-type="float" office:value="1423.8">
            <text:p>1423.80</text:p>
          </table:table-cell>
          <table:table-cell table:style-name="ce32" office:value-type="date" office:date-value="2020-03-30">
            <text:p>30/03/20</text:p>
          </table:table-cell>
          <table:table-cell table:style-name="ce16" table:number-columns-repeated="2"/>
          <table:table-cell table:style-name="ce47" office:value-type="string">
            <text:p>MB/B14/19</text:p>
          </table:table-cell>
          <table:table-cell table:style-name="ce50" office:value-type="float" office:value="127584">
            <text:p>127584</text:p>
          </table:table-cell>
          <table:table-cell table:style-name="ce41" office:value-type="float" office:value="1250.17">
            <text:p>1250.17</text:p>
          </table:table-cell>
          <table:table-cell table:style-name="ce32" office:value-type="date" office:date-value="2020-03-23">
            <text:p>23/03/20</text:p>
          </table:table-cell>
          <table:table-cell table:style-name="ce16" office:value-type="string">
            <text:p>Credit Sales</text:p>
          </table:table-cell>
          <table:table-cell table:style-name="ce33" office:value-type="float" office:value="10">
            <text:p>10</text:p>
          </table:table-cell>
          <table:table-cell table:style-name="ce47" office:value-type="string" table:number-columns-spanned="2" table:number-rows-spanned="1">
            <text:p>Return(MB/B02/19 179728) Syringe</text:p>
          </table:table-cell>
          <table:covered-table-cell table:style-name="ce14"/>
          <table:table-cell table:style-name="ce41" office:value-type="float" office:value="30.85">
            <text:p>30.85</text:p>
          </table:table-cell>
          <table:table-cell table:style-name="ce32" office:value-type="date" office:date-value="2020-03-23">
            <text:p>23/03/20</text:p>
          </table:table-cell>
          <table:table-cell table:style-name="ce16" office:value-type="string">
            <text:p>Credit Sales</text:p>
          </table:table-cell>
          <table:table-cell table:style-name="ce33"/>
          <table:table-cell table:style-name="ce47" office:value-type="string" table:number-columns-spanned="2" table:number-rows-spanned="1">
            <text:p>Return(PB/B01/19 246529)zaxter1g inj</text:p>
          </table:table-cell>
          <table:covered-table-cell table:style-name="ce14"/>
          <table:table-cell table:style-name="ce41" office:value-type="float" office:value="4000.03">
            <text:p>4000.03</text:p>
          </table:table-cell>
          <table:table-cell table:style-name="ce32" office:value-type="date" office:date-value="2020-03-05">
            <text:p>05/03/20</text:p>
          </table:table-cell>
          <table:table-cell table:style-name="ce16"/>
          <table:table-cell table:style-name="ce33"/>
          <table:table-cell table:style-name="ce47" office:value-type="string" table:number-columns-spanned="2" table:number-rows-spanned="1">
            <text:p>Advance AP 1537338</text:p>
          </table:table-cell>
          <table:covered-table-cell table:style-name="ce14"/>
          <table:table-cell table:style-name="ce41" office:value-type="float" office:value="15000">
            <text:p>15000.00</text:p>
          </table:table-cell>
          <table:table-cell table:style-name="ce14" table:number-columns-repeated="886"/>
        </table:table-row>
        <table:table-row table:style-name="ro6">
          <table:covered-table-cell table:style-name="ce2"/>
          <table:covered-table-cell table:number-columns-repeated="2" table:style-name="ce13"/>
          <table:covered-table-cell table:style-name="ce2"/>
          <table:covered-table-cell table:number-columns-repeated="2" table:style-name="ce13"/>
          <table:covered-table-cell table:number-columns-repeated="6" table:style-name="ce14"/>
          <table:table-cell table:style-name="ce32" office:value-type="date" office:date-value="2020-03-28">
            <text:p>28/03/20</text:p>
          </table:table-cell>
          <table:table-cell table:style-name="ce16" office:value-type="string">
            <text:p>General Medicine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380">
            <text:p>380.00</text:p>
          </table:table-cell>
          <table:table-cell table:style-name="ce32" office:value-type="date" office:date-value="2020-03-13">
            <text:p>13/03/20</text:p>
          </table:table-cell>
          <table:table-cell table:style-name="ce16" office:value-type="string">
            <text:p>Gastroengrology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530">
            <text:p>530.00</text:p>
          </table:table-cell>
          <table:table-cell table:style-name="ce32" office:value-type="date" office:date-value="2020-03-28">
            <text:p>28/03/20</text:p>
          </table:table-cell>
          <table:table-cell table:style-name="ce16" office:value-type="string">
            <text:p>Dressing Major Grade I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60">
            <text:p>60.00</text:p>
          </table:table-cell>
          <table:table-cell table:style-name="ce32" office:value-type="date" office:date-value="2020-03-13">
            <text:p>13/03/20</text:p>
          </table:table-cell>
          <table:table-cell table:style-name="ce16" office:value-type="string">
            <text:p>Food Charges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 office:value-type="date" office:date-value="2020-03-16">
            <text:p>16/03/20</text:p>
          </table:table-cell>
          <table:table-cell table:style-name="ce16" office:value-type="string">
            <text:p>Nebulization</text:p>
          </table:table-cell>
          <table:table-cell table:style-name="ce16" office:value-type="string">
            <text:p>24 h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90">
            <text:p>90.00</text:p>
          </table:table-cell>
          <table:table-cell table:style-name="ce32" office:value-type="date" office:date-value="2020-03-06">
            <text:p>06/03/20</text:p>
          </table:table-cell>
          <table:table-cell table:style-name="ce16" office:value-type="string">
            <text:p>Blood Urea</text:p>
          </table:table-cell>
          <table:table-cell table:style-name="ce16" table:number-columns-repeated="3"/>
          <table:table-cell table:style-name="ce41" office:value-type="float" office:value="140">
            <text:p>140.00</text:p>
          </table:table-cell>
          <table:table-cell table:style-name="ce32" office:value-type="date" office:date-value="2020-03-25">
            <text:p>25/03/20</text:p>
          </table:table-cell>
          <table:table-cell table:style-name="ce16" office:value-type="string">
            <text:p>CBC.,WBC,Diff,RBC &amp; Platele(Hem Panel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3-28">
            <text:p>28/03/20</text:p>
          </table:table-cell>
          <table:table-cell table:style-name="ce16" office:value-type="string">
            <text:p>CRP (C-Reactive Protein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3-29">
            <text:p>29/03/20</text:p>
          </table:table-cell>
          <table:table-cell table:style-name="ce16" office:value-type="string">
            <text:p>Creatin Blood</text:p>
          </table:table-cell>
          <table:table-cell table:style-name="ce16" table:number-columns-repeated="3"/>
          <table:table-cell table:style-name="ce41" office:value-type="float" office:value="140">
            <text:p>140.00</text:p>
          </table:table-cell>
          <table:table-cell table:style-name="ce32" office:value-type="date" office:date-value="2020-03-19">
            <text:p>19/03/20</text:p>
          </table:table-cell>
          <table:table-cell table:style-name="ce16" office:value-type="string">
            <text:p>Pottass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 office:value-type="date" office:date-value="2020-03-17">
            <text:p>17/03/20</text:p>
          </table:table-cell>
          <table:table-cell table:style-name="ce16" office:value-type="string">
            <text:p>Sod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 office:value-type="date" office:date-value="2020-03-15">
            <text:p>15/03/20</text:p>
          </table:table-cell>
          <table:table-cell table:style-name="ce16" office:value-type="string">
            <text:p>Portable Xray (1 Exposure)</text:p>
          </table:table-cell>
          <table:table-cell table:style-name="ce16" table:number-columns-repeated="3"/>
          <table:table-cell table:style-name="ce41" office:value-type="float" office:value="410">
            <text:p>410.00</text:p>
          </table:table-cell>
          <table:table-cell table:style-name="ce32" office:value-type="date" office:date-value="2020-03-06">
            <text:p>06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36372">
            <text:p>236372</text:p>
          </table:table-cell>
          <table:table-cell table:style-name="ce41" office:value-type="float" office:value="11790">
            <text:p>11790.00</text:p>
          </table:table-cell>
          <table:table-cell table:style-name="ce32" office:value-type="date" office:date-value="2020-03-24">
            <text:p>24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48020">
            <text:p>248020</text:p>
          </table:table-cell>
          <table:table-cell table:style-name="ce41" office:value-type="float" office:value="17944.38">
            <text:p>17944.38</text:p>
          </table:table-cell>
          <table:table-cell table:style-name="ce32" office:value-type="date" office:date-value="2020-04-01">
            <text:p>01/04/20</text:p>
          </table:table-cell>
          <table:table-cell table:style-name="ce16" table:number-columns-repeated="2"/>
          <table:table-cell table:style-name="ce47" office:value-type="string">
            <text:p>PB/B01/20/</text:p>
          </table:table-cell>
          <table:table-cell table:style-name="ce50" office:value-type="float" office:value="82">
            <text:p>82</text:p>
          </table:table-cell>
          <table:table-cell table:style-name="ce41" office:value-type="float" office:value="18909.3">
            <text:p>18909.30</text:p>
          </table:table-cell>
          <table:table-cell table:style-name="ce32" office:value-type="date" office:date-value="2020-03-12">
            <text:p>12/03/20</text:p>
          </table:table-cell>
          <table:table-cell table:style-name="ce16" table:number-columns-repeated="2"/>
          <table:table-cell table:style-name="ce47" office:value-type="string">
            <text:p>MB/B02/19</text:p>
          </table:table-cell>
          <table:table-cell table:style-name="ce50" office:value-type="float" office:value="183233">
            <text:p>183233</text:p>
          </table:table-cell>
          <table:table-cell table:style-name="ce41" office:value-type="float" office:value="711.9">
            <text:p>711.90</text:p>
          </table:table-cell>
          <table:table-cell table:style-name="ce32" office:value-type="date" office:date-value="2020-04-03">
            <text:p>03/04/20</text:p>
          </table:table-cell>
          <table:table-cell table:style-name="ce16" table:number-columns-repeated="2"/>
          <table:table-cell table:style-name="ce47" office:value-type="string">
            <text:p>MB/B02/20</text:p>
          </table:table-cell>
          <table:table-cell table:style-name="ce50" office:value-type="float" office:value="856">
            <text:p>856</text:p>
          </table:table-cell>
          <table:table-cell table:style-name="ce41" office:value-type="float" office:value="613.37">
            <text:p>613.37</text:p>
          </table:table-cell>
          <table:table-cell table:style-name="ce32" office:value-type="date" office:date-value="2020-03-31">
            <text:p>31/03/20</text:p>
          </table:table-cell>
          <table:table-cell table:style-name="ce16" table:number-columns-repeated="2"/>
          <table:table-cell table:style-name="ce47" office:value-type="string">
            <text:p>MB/B14/19</text:p>
          </table:table-cell>
          <table:table-cell table:style-name="ce50" office:value-type="float" office:value="127912">
            <text:p>127912</text:p>
          </table:table-cell>
          <table:table-cell table:style-name="ce41" office:value-type="float" office:value="253.66">
            <text:p>253.66</text:p>
          </table:table-cell>
          <table:table-cell table:style-name="ce32" office:value-type="date" office:date-value="2020-03-23">
            <text:p>23/03/20</text:p>
          </table:table-cell>
          <table:table-cell table:style-name="ce16" office:value-type="string">
            <text:p>Credit Sales</text:p>
          </table:table-cell>
          <table:table-cell table:style-name="ce33" office:value-type="float" office:value="5">
            <text:p>5</text:p>
          </table:table-cell>
          <table:table-cell table:style-name="ce47" office:value-type="string" table:number-columns-spanned="2" table:number-rows-spanned="1">
            <text:p>Return(MB/B02/19 179728) Syringe</text:p>
          </table:table-cell>
          <table:covered-table-cell table:style-name="ce14"/>
          <table:table-cell table:style-name="ce41" office:value-type="float" office:value="20.79">
            <text:p>20.79</text:p>
          </table:table-cell>
          <table:table-cell table:style-name="ce32" office:value-type="date" office:date-value="2020-04-07">
            <text:p>07/04/20</text:p>
          </table:table-cell>
          <table:table-cell table:style-name="ce16" office:value-type="string">
            <text:p>Credit Sales</text:p>
          </table:table-cell>
          <table:table-cell table:style-name="ce33"/>
          <table:table-cell table:style-name="ce47" office:value-type="string" table:number-columns-spanned="2" table:number-rows-spanned="1">
            <text:p>Return(PB/B01/19 248020)zaxter1g inj</text:p>
          </table:table-cell>
          <table:covered-table-cell table:style-name="ce14"/>
          <table:table-cell table:style-name="ce41" office:value-type="float" office:value="6000.05">
            <text:p>6000.05</text:p>
          </table:table-cell>
          <table:table-cell table:style-name="ce32" office:value-type="date" office:date-value="2020-03-07">
            <text:p>07/03/20</text:p>
          </table:table-cell>
          <table:table-cell table:style-name="ce16"/>
          <table:table-cell table:style-name="ce33"/>
          <table:table-cell table:style-name="ce47" office:value-type="string" table:number-columns-spanned="2" table:number-rows-spanned="1">
            <text:p>Advance AP 1537923</text:p>
          </table:table-cell>
          <table:covered-table-cell table:style-name="ce14"/>
          <table:table-cell table:style-name="ce41" office:value-type="float" office:value="25000">
            <text:p>25000.00</text:p>
          </table:table-cell>
          <table:table-cell table:style-name="ce14" table:number-columns-repeated="886"/>
        </table:table-row>
        <table:table-row table:style-name="ro6">
          <table:table-cell table:style-name="ce3"/>
          <table:table-cell table:style-name="ce14" table:number-columns-repeated="4"/>
          <table:table-cell table:style-name="ce26"/>
          <table:covered-table-cell table:number-columns-repeated="6" table:style-name="ce14"/>
          <table:table-cell table:style-name="ce32" office:value-type="date" office:date-value="2020-03-29">
            <text:p>29/03/20</text:p>
          </table:table-cell>
          <table:table-cell table:style-name="ce16" office:value-type="string">
            <text:p>General Medicine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380">
            <text:p>380.00</text:p>
          </table:table-cell>
          <table:table-cell table:style-name="ce32" office:value-type="date" office:date-value="2020-03-14">
            <text:p>14/03/20</text:p>
          </table:table-cell>
          <table:table-cell table:style-name="ce16" office:value-type="string">
            <text:p>Gastroengrology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530">
            <text:p>530.00</text:p>
          </table:table-cell>
          <table:table-cell table:style-name="ce32" office:value-type="date" office:date-value="2020-04-01">
            <text:p>01/04/20</text:p>
          </table:table-cell>
          <table:table-cell table:style-name="ce16" office:value-type="string">
            <text:p>Dressing Major Grade I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60">
            <text:p>60.00</text:p>
          </table:table-cell>
          <table:table-cell table:style-name="ce32" office:value-type="date" office:date-value="2020-03-14">
            <text:p>14/03/20</text:p>
          </table:table-cell>
          <table:table-cell table:style-name="ce16" office:value-type="string">
            <text:p>Food Charges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 office:value-type="date" office:date-value="2020-03-27">
            <text:p>27/03/20</text:p>
          </table:table-cell>
          <table:table-cell table:style-name="ce16" office:value-type="string">
            <text:p>Nebulization</text:p>
          </table:table-cell>
          <table:table-cell table:style-name="ce16" office:value-type="string">
            <text:p>8h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 office:value-type="date" office:date-value="2020-03-09">
            <text:p>09/03/20</text:p>
          </table:table-cell>
          <table:table-cell table:style-name="ce16" office:value-type="string">
            <text:p>Blood Urea</text:p>
          </table:table-cell>
          <table:table-cell table:style-name="ce16" table:number-columns-repeated="3"/>
          <table:table-cell table:style-name="ce41" office:value-type="float" office:value="140">
            <text:p>140.00</text:p>
          </table:table-cell>
          <table:table-cell table:style-name="ce32" office:value-type="date" office:date-value="2020-03-26">
            <text:p>26/03/20</text:p>
          </table:table-cell>
          <table:table-cell table:style-name="ce16" office:value-type="string">
            <text:p>CBC.,WBC,Diff,RBC &amp; Platele(Hem Panel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3-30">
            <text:p>30/03/20</text:p>
          </table:table-cell>
          <table:table-cell table:style-name="ce16" office:value-type="string">
            <text:p>CRP (C-Reactive Protein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3-31">
            <text:p>31/03/20</text:p>
          </table:table-cell>
          <table:table-cell table:style-name="ce16" office:value-type="string">
            <text:p>Creatin Blood</text:p>
          </table:table-cell>
          <table:table-cell table:style-name="ce16" table:number-columns-repeated="3"/>
          <table:table-cell table:style-name="ce41" office:value-type="float" office:value="140">
            <text:p>140.00</text:p>
          </table:table-cell>
          <table:table-cell table:style-name="ce32" office:value-type="date" office:date-value="2020-03-21">
            <text:p>21/03/20</text:p>
          </table:table-cell>
          <table:table-cell table:style-name="ce16" office:value-type="string">
            <text:p>Pottass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 office:value-type="date" office:date-value="2020-03-18">
            <text:p>18/03/20</text:p>
          </table:table-cell>
          <table:table-cell table:style-name="ce16" office:value-type="string">
            <text:p>Sod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 office:value-type="date" office:date-value="2020-03-24">
            <text:p>24/03/20</text:p>
          </table:table-cell>
          <table:table-cell table:style-name="ce16" office:value-type="string">
            <text:p>Portable Xray (1 Exposure)</text:p>
          </table:table-cell>
          <table:table-cell table:style-name="ce16" table:number-columns-repeated="3"/>
          <table:table-cell table:style-name="ce41" office:value-type="float" office:value="410">
            <text:p>410.00</text:p>
          </table:table-cell>
          <table:table-cell table:style-name="ce32" office:value-type="date" office:date-value="2020-03-06">
            <text:p>06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36559">
            <text:p>236559</text:p>
          </table:table-cell>
          <table:table-cell table:style-name="ce41" office:value-type="float" office:value="1958.1">
            <text:p>1958.10</text:p>
          </table:table-cell>
          <table:table-cell table:style-name="ce32" office:value-type="date" office:date-value="2020-03-24">
            <text:p>24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48120">
            <text:p>248120</text:p>
          </table:table-cell>
          <table:table-cell table:style-name="ce41" office:value-type="float" office:value="220">
            <text:p>220.00</text:p>
          </table:table-cell>
          <table:table-cell table:style-name="ce32" office:value-type="date" office:date-value="2020-04-02">
            <text:p>02/04/20</text:p>
          </table:table-cell>
          <table:table-cell table:style-name="ce16" table:number-columns-repeated="2"/>
          <table:table-cell table:style-name="ce47" office:value-type="string">
            <text:p>PB/B01/20/</text:p>
          </table:table-cell>
          <table:table-cell table:style-name="ce50" office:value-type="float" office:value="833">
            <text:p>833</text:p>
          </table:table-cell>
          <table:table-cell table:style-name="ce41" office:value-type="float" office:value="2039.09">
            <text:p>2039.09</text:p>
          </table:table-cell>
          <table:table-cell table:style-name="ce32" office:value-type="date" office:date-value="2020-03-12">
            <text:p>12/03/20</text:p>
          </table:table-cell>
          <table:table-cell table:style-name="ce16" table:number-columns-repeated="2"/>
          <table:table-cell table:style-name="ce47" office:value-type="string">
            <text:p>MB/B02/19</text:p>
          </table:table-cell>
          <table:table-cell table:style-name="ce50" office:value-type="float" office:value="183614">
            <text:p>183614</text:p>
          </table:table-cell>
          <table:table-cell table:style-name="ce41" office:value-type="float" office:value="541.92">
            <text:p>541.92</text:p>
          </table:table-cell>
          <table:table-cell table:style-name="ce32" office:value-type="date" office:date-value="2020-03-06">
            <text:p>06/03/20</text:p>
          </table:table-cell>
          <table:table-cell table:style-name="ce16" table:number-columns-repeated="2"/>
          <table:table-cell table:style-name="ce47" office:value-type="string">
            <text:p>MB/B14/19</text:p>
          </table:table-cell>
          <table:table-cell table:style-name="ce50" office:value-type="float" office:value="120037">
            <text:p>120037</text:p>
          </table:table-cell>
          <table:table-cell table:style-name="ce41" office:value-type="float" office:value="88.36">
            <text:p>88.36</text:p>
          </table:table-cell>
          <table:table-cell table:style-name="ce32" office:value-type="date" office:date-value="2020-03-31">
            <text:p>31/03/20</text:p>
          </table:table-cell>
          <table:table-cell table:style-name="ce16" table:number-columns-repeated="2"/>
          <table:table-cell table:style-name="ce47" office:value-type="string">
            <text:p>MB/B14/19</text:p>
          </table:table-cell>
          <table:table-cell table:style-name="ce50" office:value-type="float" office:value="127961">
            <text:p>127961</text:p>
          </table:table-cell>
          <table:table-cell table:style-name="ce41" office:value-type="float" office:value="400.02">
            <text:p>400.02</text:p>
          </table:table-cell>
          <table:table-cell table:style-name="ce32" office:value-type="date" office:date-value="2020-03-24">
            <text:p>24/03/20</text:p>
          </table:table-cell>
          <table:table-cell table:style-name="ce16" office:value-type="string">
            <text:p>Credit Sales</text:p>
          </table:table-cell>
          <table:table-cell table:style-name="ce33"/>
          <table:table-cell table:style-name="ce47" office:value-type="string" table:number-columns-spanned="2" table:number-rows-spanned="1">
            <text:p>Return(MB/B02/19 185205)</text:p>
          </table:table-cell>
          <table:covered-table-cell table:style-name="ce14"/>
          <table:table-cell table:style-name="ce41" office:value-type="float" office:value="72.78">
            <text:p>72.78</text:p>
          </table:table-cell>
          <table:table-cell table:style-name="ce32" office:value-type="date" office:date-value="2020-04-07">
            <text:p>07/04/20</text:p>
          </table:table-cell>
          <table:table-cell table:style-name="ce16" office:value-type="string">
            <text:p>Credit Sales</text:p>
          </table:table-cell>
          <table:table-cell table:style-name="ce33"/>
          <table:table-cell table:style-name="ce47" office:value-type="string" table:number-columns-spanned="2" table:number-rows-spanned="1">
            <text:p>Return(PB/B01/19 248505)coly-monas</text:p>
          </table:table-cell>
          <table:covered-table-cell table:style-name="ce14"/>
          <table:table-cell table:style-name="ce41" office:value-type="float" office:value="11789.98">
            <text:p>11789.98</text:p>
          </table:table-cell>
          <table:table-cell table:style-name="ce32" office:value-type="date" office:date-value="2020-03-10">
            <text:p>10/03/20</text:p>
          </table:table-cell>
          <table:table-cell table:style-name="ce16"/>
          <table:table-cell table:style-name="ce33"/>
          <table:table-cell table:style-name="ce47" office:value-type="string" table:number-columns-spanned="2" table:number-rows-spanned="1">
            <text:p>Advance AP 1538845</text:p>
          </table:table-cell>
          <table:covered-table-cell table:style-name="ce14"/>
          <table:table-cell table:style-name="ce41" office:value-type="float" office:value="40000">
            <text:p>40000.00</text:p>
          </table:table-cell>
          <table:table-cell table:style-name="ce14" table:number-columns-repeated="886"/>
        </table:table-row>
        <table:table-row table:style-name="ro6">
          <table:table-cell table:style-name="ce3"/>
          <table:table-cell table:style-name="ce14" table:number-columns-repeated="4"/>
          <table:table-cell table:style-name="ce26"/>
          <table:covered-table-cell table:number-columns-repeated="6" table:style-name="ce14"/>
          <table:table-cell table:style-name="ce32" office:value-type="date" office:date-value="2020-03-30">
            <text:p>30/03/20</text:p>
          </table:table-cell>
          <table:table-cell table:style-name="ce16" office:value-type="string">
            <text:p>General Medicine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380">
            <text:p>380.00</text:p>
          </table:table-cell>
          <table:table-cell table:style-name="ce32" office:value-type="date" office:date-value="2020-03-15">
            <text:p>15/03/20</text:p>
          </table:table-cell>
          <table:table-cell table:style-name="ce16" office:value-type="string">
            <text:p>Gastroengrology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530">
            <text:p>530.00</text:p>
          </table:table-cell>
          <table:table-cell table:style-name="ce32" office:value-type="date" office:date-value="2020-04-03">
            <text:p>03/04/20</text:p>
          </table:table-cell>
          <table:table-cell table:style-name="ce16" office:value-type="string">
            <text:p>Dressing Major Grade I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60">
            <text:p>60.00</text:p>
          </table:table-cell>
          <table:table-cell table:style-name="ce32" office:value-type="date" office:date-value="2020-03-15">
            <text:p>15/03/20</text:p>
          </table:table-cell>
          <table:table-cell table:style-name="ce16" office:value-type="string">
            <text:p>Food Charges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 office:value-type="date" office:date-value="2020-03-28">
            <text:p>28/03/20</text:p>
          </table:table-cell>
          <table:table-cell table:style-name="ce16" office:value-type="string">
            <text:p>Nebulization</text:p>
          </table:table-cell>
          <table:table-cell table:style-name="ce16" office:value-type="string">
            <text:p>8h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 office:value-type="date" office:date-value="2020-03-10">
            <text:p>10/03/20</text:p>
          </table:table-cell>
          <table:table-cell table:style-name="ce16" office:value-type="string">
            <text:p>Blood Urea</text:p>
          </table:table-cell>
          <table:table-cell table:style-name="ce16" table:number-columns-repeated="3"/>
          <table:table-cell table:style-name="ce41" office:value-type="float" office:value="140">
            <text:p>140.00</text:p>
          </table:table-cell>
          <table:table-cell table:style-name="ce32" office:value-type="date" office:date-value="2020-03-27">
            <text:p>27/03/20</text:p>
          </table:table-cell>
          <table:table-cell table:style-name="ce16" office:value-type="string">
            <text:p>CBC.,WBC,Diff,RBC &amp; Platele(Hem Panel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3-31">
            <text:p>31/03/20</text:p>
          </table:table-cell>
          <table:table-cell table:style-name="ce16" office:value-type="string">
            <text:p>CRP (C-Reactive Protein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4-01">
            <text:p>01/04/20</text:p>
          </table:table-cell>
          <table:table-cell table:style-name="ce16" office:value-type="string">
            <text:p>Creatin Blood</text:p>
          </table:table-cell>
          <table:table-cell table:style-name="ce16" table:number-columns-repeated="3"/>
          <table:table-cell table:style-name="ce41" office:value-type="float" office:value="140">
            <text:p>140.00</text:p>
          </table:table-cell>
          <table:table-cell table:style-name="ce32" office:value-type="date" office:date-value="2020-03-24">
            <text:p>24/03/20</text:p>
          </table:table-cell>
          <table:table-cell table:style-name="ce16" office:value-type="string">
            <text:p>Pottass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 office:value-type="date" office:date-value="2020-03-19">
            <text:p>19/03/20</text:p>
          </table:table-cell>
          <table:table-cell table:style-name="ce16" office:value-type="string">
            <text:p>Sod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 office:value-type="date" office:date-value="2020-03-30">
            <text:p>30/03/20</text:p>
          </table:table-cell>
          <table:table-cell table:style-name="ce16" office:value-type="string">
            <text:p>Portable Xray (1 Exposure)</text:p>
          </table:table-cell>
          <table:table-cell table:style-name="ce16" table:number-columns-repeated="3"/>
          <table:table-cell table:style-name="ce41" office:value-type="float" office:value="410">
            <text:p>410.00</text:p>
          </table:table-cell>
          <table:table-cell table:style-name="ce32" office:value-type="date" office:date-value="2020-03-07">
            <text:p>07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37338">
            <text:p>237338</text:p>
          </table:table-cell>
          <table:table-cell table:style-name="ce41" office:value-type="float" office:value="13620.53">
            <text:p>13620.53</text:p>
          </table:table-cell>
          <table:table-cell table:style-name="ce32" office:value-type="date" office:date-value="2020-03-24">
            <text:p>24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48180">
            <text:p>248180</text:p>
          </table:table-cell>
          <table:table-cell table:style-name="ce41" office:value-type="float" office:value="20.16">
            <text:p>20.16</text:p>
          </table:table-cell>
          <table:table-cell table:style-name="ce32" office:value-type="date" office:date-value="2020-04-03">
            <text:p>03/04/20</text:p>
          </table:table-cell>
          <table:table-cell table:style-name="ce16" table:number-columns-repeated="2"/>
          <table:table-cell table:style-name="ce47" office:value-type="string">
            <text:p>PB/B01/20/</text:p>
          </table:table-cell>
          <table:table-cell table:style-name="ce50" office:value-type="float" office:value="956">
            <text:p>956</text:p>
          </table:table-cell>
          <table:table-cell table:style-name="ce41" office:value-type="float" office:value="10068.7">
            <text:p>10068.70</text:p>
          </table:table-cell>
          <table:table-cell table:style-name="ce32" office:value-type="date" office:date-value="2020-03-15">
            <text:p>15/03/20</text:p>
          </table:table-cell>
          <table:table-cell table:style-name="ce16" table:number-columns-repeated="2"/>
          <table:table-cell table:style-name="ce47" office:value-type="string">
            <text:p>MB/B02/19</text:p>
          </table:table-cell>
          <table:table-cell table:style-name="ce50" office:value-type="float" office:value="185174">
            <text:p>185174</text:p>
          </table:table-cell>
          <table:table-cell table:style-name="ce41" office:value-type="float" office:value="198.52">
            <text:p>198.52</text:p>
          </table:table-cell>
          <table:table-cell table:style-name="ce32" office:value-type="date" office:date-value="2020-03-07">
            <text:p>07/03/20</text:p>
          </table:table-cell>
          <table:table-cell table:style-name="ce16" table:number-columns-repeated="2"/>
          <table:table-cell table:style-name="ce47" office:value-type="string">
            <text:p>MB/B14/19</text:p>
          </table:table-cell>
          <table:table-cell table:style-name="ce50" office:value-type="float" office:value="120297">
            <text:p>120297</text:p>
          </table:table-cell>
          <table:table-cell table:style-name="ce41" office:value-type="float" office:value="751.11">
            <text:p>751.11</text:p>
          </table:table-cell>
          <table:table-cell table:style-name="ce32" office:value-type="date" office:date-value="2020-03-31">
            <text:p>31/03/20</text:p>
          </table:table-cell>
          <table:table-cell table:style-name="ce16" table:number-columns-repeated="2"/>
          <table:table-cell table:style-name="ce47" office:value-type="string">
            <text:p>MB/B14/19</text:p>
          </table:table-cell>
          <table:table-cell table:style-name="ce50" office:value-type="float" office:value="127980">
            <text:p>127980</text:p>
          </table:table-cell>
          <table:table-cell table:style-name="ce41" office:value-type="float" office:value="176.28">
            <text:p>176.28</text:p>
          </table:table-cell>
          <table:table-cell table:style-name="ce32" office:value-type="date" office:date-value="2020-03-21">
            <text:p>21/03/20</text:p>
          </table:table-cell>
          <table:table-cell table:style-name="ce16" office:value-type="string">
            <text:p>Credit Sales</text:p>
          </table:table-cell>
          <table:table-cell table:style-name="ce33"/>
          <table:table-cell table:style-name="ce47" office:value-type="string" table:number-columns-spanned="2" table:number-rows-spanned="1">
            <text:p>Return(MB/B02/19 188134) HME filter</text:p>
          </table:table-cell>
          <table:covered-table-cell table:style-name="ce14"/>
          <table:table-cell table:style-name="ce41" office:value-type="float" office:value="237.3">
            <text:p>237.30</text:p>
          </table:table-cell>
          <table:table-cell table:style-name="ce32" office:value-type="date" office:date-value="2020-04-07">
            <text:p>07/04/20</text:p>
          </table:table-cell>
          <table:table-cell table:style-name="ce16" office:value-type="string">
            <text:p>Credit Sales</text:p>
          </table:table-cell>
          <table:table-cell table:style-name="ce33"/>
          <table:table-cell table:style-name="ce47" office:value-type="string" table:number-columns-spanned="2" table:number-rows-spanned="1">
            <text:p>Return(PB/B01/19 248505)zaxter 1g inj</text:p>
          </table:table-cell>
          <table:covered-table-cell table:style-name="ce14"/>
          <table:table-cell table:style-name="ce41" office:value-type="float" office:value="4000.03">
            <text:p>4000.03</text:p>
          </table:table-cell>
          <table:table-cell table:style-name="ce32" office:value-type="date" office:date-value="2020-03-16">
            <text:p>16/03/20</text:p>
          </table:table-cell>
          <table:table-cell table:style-name="ce16"/>
          <table:table-cell table:style-name="ce33"/>
          <table:table-cell table:style-name="ce47" office:value-type="string" table:number-columns-spanned="2" table:number-rows-spanned="1">
            <text:p>Advance AP 1540903</text:p>
          </table:table-cell>
          <table:covered-table-cell table:style-name="ce14"/>
          <table:table-cell table:style-name="ce41" office:value-type="float" office:value="35000">
            <text:p>35000.00</text:p>
          </table:table-cell>
          <table:table-cell table:style-name="ce14" table:number-columns-repeated="886"/>
        </table:table-row>
        <table:table-row table:style-name="ro6">
          <table:table-cell table:style-name="ce4" office:value-type="string" table:number-columns-spanned="6" table:number-rows-spanned="1">
            <text:p>Summary of Transactions</text:p>
          </table:table-cell>
          <table:covered-table-cell table:number-columns-repeated="4" table:style-name="ce15"/>
          <table:covered-table-cell table:style-name="ce27"/>
          <table:covered-table-cell table:number-columns-repeated="6" table:style-name="ce14"/>
          <table:table-cell table:style-name="ce32" office:value-type="date" office:date-value="2020-03-31">
            <text:p>31/03/20</text:p>
          </table:table-cell>
          <table:table-cell table:style-name="ce16" office:value-type="string">
            <text:p>General Medicine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380">
            <text:p>380.00</text:p>
          </table:table-cell>
          <table:table-cell table:style-name="ce32" office:value-type="date" office:date-value="2020-03-16">
            <text:p>16/03/20</text:p>
          </table:table-cell>
          <table:table-cell table:style-name="ce16" office:value-type="string">
            <text:p>Gastroengrology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530">
            <text:p>530.00</text:p>
          </table:table-cell>
          <table:table-cell table:style-name="ce32" office:value-type="date" office:date-value="2020-03-31">
            <text:p>31/03/20</text:p>
          </table:table-cell>
          <table:table-cell table:style-name="ce16" office:value-type="string">
            <text:p>Dressing Major Grade II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90">
            <text:p>90.00</text:p>
          </table:table-cell>
          <table:table-cell table:style-name="ce32" office:value-type="date" office:date-value="2020-03-16">
            <text:p>16/03/20</text:p>
          </table:table-cell>
          <table:table-cell table:style-name="ce16" office:value-type="string">
            <text:p>Food Charges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 office:value-type="date" office:date-value="2020-03-30">
            <text:p>30/03/20</text:p>
          </table:table-cell>
          <table:table-cell table:style-name="ce16" office:value-type="string">
            <text:p>Nebulization 8h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300">
            <text:p>300.00</text:p>
          </table:table-cell>
          <table:table-cell table:style-name="ce32" office:value-type="date" office:date-value="2020-03-11">
            <text:p>11/03/20</text:p>
          </table:table-cell>
          <table:table-cell table:style-name="ce16" office:value-type="string">
            <text:p>Blood Urea</text:p>
          </table:table-cell>
          <table:table-cell table:style-name="ce16" table:number-columns-repeated="3"/>
          <table:table-cell table:style-name="ce41" office:value-type="float" office:value="140">
            <text:p>140.00</text:p>
          </table:table-cell>
          <table:table-cell table:style-name="ce32" office:value-type="date" office:date-value="2020-03-27">
            <text:p>27/03/20</text:p>
          </table:table-cell>
          <table:table-cell table:style-name="ce16" office:value-type="string">
            <text:p>CBC.,WBC,Diff,RBC &amp; Platele(Hem Panel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4-01">
            <text:p>01/04/20</text:p>
          </table:table-cell>
          <table:table-cell table:style-name="ce16" office:value-type="string">
            <text:p>CRP (C-Reactive Protein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3-14">
            <text:p>14/03/20</text:p>
          </table:table-cell>
          <table:table-cell table:style-name="ce16" office:value-type="string">
            <text:p>Culture BAL</text:p>
          </table:table-cell>
          <table:table-cell table:style-name="ce16" table:number-columns-repeated="3"/>
          <table:table-cell table:style-name="ce41" office:value-type="float" office:value="720">
            <text:p>720.00</text:p>
          </table:table-cell>
          <table:table-cell table:style-name="ce32" office:value-type="date" office:date-value="2020-03-25">
            <text:p>25/03/20</text:p>
          </table:table-cell>
          <table:table-cell table:style-name="ce16" office:value-type="string">
            <text:p>Pottass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 office:value-type="date" office:date-value="2020-03-21">
            <text:p>21/03/20</text:p>
          </table:table-cell>
          <table:table-cell table:style-name="ce16" office:value-type="string">
            <text:p>Sod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 office:value-type="date" office:date-value="2020-04-04">
            <text:p>04/04/20</text:p>
          </table:table-cell>
          <table:table-cell table:style-name="ce16" office:value-type="string">
            <text:p>Portable Xray (1 Exposure)</text:p>
          </table:table-cell>
          <table:table-cell table:style-name="ce16" table:number-columns-repeated="3"/>
          <table:table-cell table:style-name="ce41" office:value-type="float" office:value="410">
            <text:p>410.00</text:p>
          </table:table-cell>
          <table:table-cell table:style-name="ce32" office:value-type="date" office:date-value="2020-03-08">
            <text:p>08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37776">
            <text:p>237776</text:p>
          </table:table-cell>
          <table:table-cell table:style-name="ce41" office:value-type="float" office:value="960.47">
            <text:p>960.47</text:p>
          </table:table-cell>
          <table:table-cell table:style-name="ce32" office:value-type="date" office:date-value="2020-03-25">
            <text:p>25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48505">
            <text:p>248505</text:p>
          </table:table-cell>
          <table:table-cell table:style-name="ce41" office:value-type="float" office:value="21969.12">
            <text:p>21969.12</text:p>
          </table:table-cell>
          <table:table-cell table:style-name="ce32" office:value-type="date" office:date-value="2020-04-07">
            <text:p>07/04/20</text:p>
          </table:table-cell>
          <table:table-cell table:style-name="ce16" table:number-columns-repeated="2"/>
          <table:table-cell table:style-name="ce47" office:value-type="string">
            <text:p>PB/B01/20/</text:p>
          </table:table-cell>
          <table:table-cell table:style-name="ce50" office:value-type="float" office:value="377">
            <text:p>377</text:p>
          </table:table-cell>
          <table:table-cell table:style-name="ce41" office:value-type="float" office:value="3069.49">
            <text:p>3069.49</text:p>
          </table:table-cell>
          <table:table-cell table:style-name="ce32" office:value-type="date" office:date-value="2020-03-15">
            <text:p>15/03/20</text:p>
          </table:table-cell>
          <table:table-cell table:style-name="ce16" table:number-columns-repeated="2"/>
          <table:table-cell table:style-name="ce47" office:value-type="string">
            <text:p>MB/B02/19</text:p>
          </table:table-cell>
          <table:table-cell table:style-name="ce50" office:value-type="float" office:value="185205">
            <text:p>185205</text:p>
          </table:table-cell>
          <table:table-cell table:style-name="ce41" office:value-type="float" office:value="456.66">
            <text:p>456.66</text:p>
          </table:table-cell>
          <table:table-cell table:style-name="ce32" office:value-type="date" office:date-value="2020-03-07">
            <text:p>07/03/20</text:p>
          </table:table-cell>
          <table:table-cell table:style-name="ce16" table:number-columns-repeated="2"/>
          <table:table-cell table:style-name="ce47" office:value-type="string">
            <text:p>MB/B14/19</text:p>
          </table:table-cell>
          <table:table-cell table:style-name="ce50" office:value-type="float" office:value="120444">
            <text:p>120444</text:p>
          </table:table-cell>
          <table:table-cell table:style-name="ce41" office:value-type="float" office:value="317.12">
            <text:p>317.12</text:p>
          </table:table-cell>
          <table:table-cell table:style-name="ce32" office:value-type="date" office:date-value="2020-03-31">
            <text:p>31/03/20</text:p>
          </table:table-cell>
          <table:table-cell table:style-name="ce16" table:number-columns-repeated="2"/>
          <table:table-cell table:style-name="ce47" office:value-type="string">
            <text:p>MB/B14/19</text:p>
          </table:table-cell>
          <table:table-cell table:style-name="ce50" office:value-type="float" office:value="127981">
            <text:p>127981</text:p>
          </table:table-cell>
          <table:table-cell table:style-name="ce41" office:value-type="float" office:value="164.98">
            <text:p>164.98</text:p>
          </table:table-cell>
          <table:table-cell table:style-name="ce32" office:value-type="date" office:date-value="2020-03-23">
            <text:p>23/03/20</text:p>
          </table:table-cell>
          <table:table-cell table:style-name="ce16" office:value-type="string">
            <text:p>Credit Sales</text:p>
          </table:table-cell>
          <table:table-cell table:style-name="ce33" office:value-type="float" office:value="10">
            <text:p>10</text:p>
          </table:table-cell>
          <table:table-cell table:style-name="ce47" office:value-type="string" table:number-columns-spanned="2" table:number-rows-spanned="1">
            <text:p>Return(MB/B02/19 188134) syringe</text:p>
          </table:table-cell>
          <table:covered-table-cell table:style-name="ce14"/>
          <table:table-cell table:style-name="ce41" office:value-type="float" office:value="6.17">
            <text:p>6.17</text:p>
          </table:table-cell>
          <table:table-cell table:style-name="ce32" office:value-type="date" office:date-value="2020-04-07">
            <text:p>07/04/20</text:p>
          </table:table-cell>
          <table:table-cell table:style-name="ce16" office:value-type="string">
            <text:p>Credit Sales</text:p>
          </table:table-cell>
          <table:table-cell table:style-name="ce33"/>
          <table:table-cell table:style-name="ce47" office:value-type="string" table:number-columns-spanned="2" table:number-rows-spanned="1">
            <text:p>Return(PB/B01/19 250160)fersocan iv</text:p>
          </table:table-cell>
          <table:covered-table-cell table:style-name="ce14"/>
          <table:table-cell table:style-name="ce41" office:value-type="float" office:value="233.3">
            <text:p>233.30</text:p>
          </table:table-cell>
          <table:table-cell table:style-name="ce32" office:value-type="date" office:date-value="2020-03-16">
            <text:p>16/03/20</text:p>
          </table:table-cell>
          <table:table-cell table:style-name="ce16"/>
          <table:table-cell table:style-name="ce33"/>
          <table:table-cell table:style-name="ce47" office:value-type="string" table:number-columns-spanned="2" table:number-rows-spanned="1">
            <text:p>Advance AP 1541313</text:p>
          </table:table-cell>
          <table:covered-table-cell table:style-name="ce14"/>
          <table:table-cell table:style-name="ce41" office:value-type="float" office:value="20000">
            <text:p>20000.00</text:p>
          </table:table-cell>
          <table:table-cell table:style-name="ce14" table:number-columns-repeated="886"/>
        </table:table-row>
        <table:table-row table:style-name="ro6">
          <table:table-cell table:style-name="ce3"/>
          <table:table-cell table:style-name="ce14" table:number-columns-repeated="4"/>
          <table:table-cell table:style-name="ce26"/>
          <table:covered-table-cell table:number-columns-repeated="6" table:style-name="ce14"/>
          <table:table-cell table:style-name="ce32" office:value-type="date" office:date-value="2020-04-01">
            <text:p>01/04/20</text:p>
          </table:table-cell>
          <table:table-cell table:style-name="ce16" office:value-type="string">
            <text:p>General Medicine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380">
            <text:p>380.00</text:p>
          </table:table-cell>
          <table:table-cell table:style-name="ce32" office:value-type="date" office:date-value="2020-03-17">
            <text:p>17/03/20</text:p>
          </table:table-cell>
          <table:table-cell table:style-name="ce16" office:value-type="string">
            <text:p>Gastroengrology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530">
            <text:p>530.00</text:p>
          </table:table-cell>
          <table:table-cell table:style-name="ce32" office:value-type="date" office:date-value="2020-03-19">
            <text:p>19/03/20</text:p>
          </table:table-cell>
          <table:table-cell table:style-name="ce16" office:value-type="string">
            <text:p>Dressing Intermediate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40">
            <text:p>140.00</text:p>
          </table:table-cell>
          <table:table-cell table:style-name="ce32" office:value-type="date" office:date-value="2020-03-17">
            <text:p>17/03/20</text:p>
          </table:table-cell>
          <table:table-cell table:style-name="ce16" office:value-type="string">
            <text:p>Food Charges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 office:value-type="date" office:date-value="2020-03-31">
            <text:p>31/03/20</text:p>
          </table:table-cell>
          <table:table-cell table:style-name="ce16" office:value-type="string">
            <text:p>Nebulization</text:p>
          </table:table-cell>
          <table:table-cell table:style-name="ce16" office:value-type="string">
            <text:p>8h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 office:value-type="date" office:date-value="2020-03-14">
            <text:p>14/03/20</text:p>
          </table:table-cell>
          <table:table-cell table:style-name="ce16" office:value-type="string">
            <text:p>Blood Urea</text:p>
          </table:table-cell>
          <table:table-cell table:style-name="ce16" table:number-columns-repeated="3"/>
          <table:table-cell table:style-name="ce41" office:value-type="float" office:value="140">
            <text:p>140.00</text:p>
          </table:table-cell>
          <table:table-cell table:style-name="ce32" office:value-type="date" office:date-value="2020-03-28">
            <text:p>28/03/20</text:p>
          </table:table-cell>
          <table:table-cell table:style-name="ce16" office:value-type="string">
            <text:p>CBC.,WBC,Diff,RBC &amp; Platele(Hem Panel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4-02">
            <text:p>02/04/20</text:p>
          </table:table-cell>
          <table:table-cell table:style-name="ce16" office:value-type="string">
            <text:p>CRP (C-Reactive Protein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3-25">
            <text:p>25/03/20</text:p>
          </table:table-cell>
          <table:table-cell table:style-name="ce16" office:value-type="string">
            <text:p>Culture BAL</text:p>
          </table:table-cell>
          <table:table-cell table:style-name="ce16" table:number-columns-repeated="3"/>
          <table:table-cell table:style-name="ce41" office:value-type="float" office:value="720">
            <text:p>720.00</text:p>
          </table:table-cell>
          <table:table-cell table:style-name="ce32" office:value-type="date" office:date-value="2020-03-26">
            <text:p>26/03/20</text:p>
          </table:table-cell>
          <table:table-cell table:style-name="ce16" office:value-type="string">
            <text:p>Pottass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 office:value-type="date" office:date-value="2020-03-24">
            <text:p>24/03/20</text:p>
          </table:table-cell>
          <table:table-cell table:style-name="ce16" office:value-type="string">
            <text:p>Sod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 office:value-type="date" office:date-value="2020-03-24">
            <text:p>24/03/20</text:p>
          </table:table-cell>
          <table:table-cell table:style-name="ce16" office:value-type="string">
            <text:p>Ultra Sound Abdomen Specify Site</text:p>
          </table:table-cell>
          <table:table-cell table:style-name="ce16" table:number-columns-repeated="3"/>
          <table:table-cell table:style-name="ce41" office:value-type="float" office:value="1050">
            <text:p>1050.00</text:p>
          </table:table-cell>
          <table:table-cell table:style-name="ce32" office:value-type="date" office:date-value="2020-03-08">
            <text:p>08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37851">
            <text:p>237851</text:p>
          </table:table-cell>
          <table:table-cell table:style-name="ce41" office:value-type="float" office:value="80.35">
            <text:p>80.35</text:p>
          </table:table-cell>
          <table:table-cell table:style-name="ce32" office:value-type="date" office:date-value="2020-03-25">
            <text:p>25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48726">
            <text:p>248726</text:p>
          </table:table-cell>
          <table:table-cell table:style-name="ce41" office:value-type="float" office:value="2287.99">
            <text:p>2287.99</text:p>
          </table:table-cell>
          <table:table-cell table:style-name="ce32" office:value-type="date" office:date-value="2020-03-16">
            <text:p>16/03/20</text:p>
          </table:table-cell>
          <table:table-cell table:style-name="ce16" table:number-columns-repeated="2"/>
          <table:table-cell table:style-name="ce47" office:value-type="string">
            <text:p>PB/NS/19/</text:p>
          </table:table-cell>
          <table:table-cell table:style-name="ce50" office:value-type="float" office:value="67393">
            <text:p>67393</text:p>
          </table:table-cell>
          <table:table-cell table:style-name="ce41" office:value-type="float" office:value="504.22">
            <text:p>504.22</text:p>
          </table:table-cell>
          <table:table-cell table:style-name="ce32" office:value-type="date" office:date-value="2020-03-15">
            <text:p>15/03/20</text:p>
          </table:table-cell>
          <table:table-cell table:style-name="ce16" table:number-columns-repeated="2"/>
          <table:table-cell table:style-name="ce47" office:value-type="string">
            <text:p>MB/B02/19</text:p>
          </table:table-cell>
          <table:table-cell table:style-name="ce50" office:value-type="float" office:value="185208">
            <text:p>185208</text:p>
          </table:table-cell>
          <table:table-cell table:style-name="ce41" office:value-type="float" office:value="61.7">
            <text:p>61.70</text:p>
          </table:table-cell>
          <table:table-cell table:style-name="ce32" office:value-type="date" office:date-value="2020-03-09">
            <text:p>09/03/20</text:p>
          </table:table-cell>
          <table:table-cell table:style-name="ce16" table:number-columns-repeated="2"/>
          <table:table-cell table:style-name="ce47" office:value-type="string">
            <text:p>MB/B14/19</text:p>
          </table:table-cell>
          <table:table-cell table:style-name="ce50" office:value-type="float" office:value="120886">
            <text:p>120886</text:p>
          </table:table-cell>
          <table:table-cell table:style-name="ce41" office:value-type="float" office:value="339.09">
            <text:p>339.09</text:p>
          </table:table-cell>
          <table:table-cell table:style-name="ce32" office:value-type="date" office:date-value="2020-04-06">
            <text:p>06/04/20</text:p>
          </table:table-cell>
          <table:table-cell table:style-name="ce16" table:number-columns-repeated="2"/>
          <table:table-cell table:style-name="ce47" office:value-type="string">
            <text:p>MB/B14/20</text:p>
          </table:table-cell>
          <table:table-cell table:style-name="ce50" office:value-type="float" office:value="1162">
            <text:p>1162</text:p>
          </table:table-cell>
          <table:table-cell table:style-name="ce41" office:value-type="float" office:value="822.37">
            <text:p>822.37</text:p>
          </table:table-cell>
          <table:table-cell table:style-name="ce32" office:value-type="date" office:date-value="2020-04-07">
            <text:p>07/04/20</text:p>
          </table:table-cell>
          <table:table-cell table:style-name="ce16" office:value-type="string">
            <text:p>Credit Sales</text:p>
          </table:table-cell>
          <table:table-cell table:style-name="ce33"/>
          <table:table-cell table:style-name="ce47" office:value-type="string" table:number-columns-spanned="2" table:number-rows-spanned="1">
            <text:p>Return(MB/B02/19 188134) Uri Condm</text:p>
          </table:table-cell>
          <table:covered-table-cell table:style-name="ce14"/>
          <table:table-cell table:style-name="ce41" office:value-type="float" office:value="21.27">
            <text:p>21.27</text:p>
          </table:table-cell>
          <table:table-cell table:style-name="ce32" office:value-type="date" office:date-value="2020-04-07">
            <text:p>07/04/20</text:p>
          </table:table-cell>
          <table:table-cell table:style-name="ce16" office:value-type="string">
            <text:p>Credit Sales</text:p>
          </table:table-cell>
          <table:table-cell table:style-name="ce33"/>
          <table:table-cell table:style-name="ce47" office:value-type="string" table:number-columns-spanned="2" table:number-rows-spanned="1">
            <text:p>Return(PB/B01/19 250523)</text:p>
          </table:table-cell>
          <table:covered-table-cell table:style-name="ce14"/>
          <table:table-cell table:style-name="ce41" office:value-type="float" office:value="233.3">
            <text:p>233.30</text:p>
          </table:table-cell>
          <table:table-cell table:style-name="ce32" office:value-type="date" office:date-value="2020-03-17">
            <text:p>17/03/20</text:p>
          </table:table-cell>
          <table:table-cell table:style-name="ce16"/>
          <table:table-cell table:style-name="ce33"/>
          <table:table-cell table:style-name="ce47" office:value-type="string" table:number-columns-spanned="2" table:number-rows-spanned="1">
            <text:p>Advance AP 1541651</text:p>
          </table:table-cell>
          <table:covered-table-cell table:style-name="ce14"/>
          <table:table-cell table:style-name="ce41" office:value-type="float" office:value="10000">
            <text:p>10000.00</text:p>
          </table:table-cell>
          <table:table-cell table:style-name="ce14" table:number-columns-repeated="886"/>
        </table:table-row>
        <table:table-row table:style-name="ro6">
          <table:table-cell table:style-name="ce5" table:number-columns-spanned="4" table:number-rows-spanned="1"/>
          <table:covered-table-cell table:number-columns-repeated="2" table:style-name="ce13"/>
          <table:covered-table-cell table:style-name="ce5"/>
          <table:table-cell table:style-name="ce20" office:value-type="string">
            <text:p>Charges <text:s/>Rs.</text:p>
          </table:table-cell>
          <table:table-cell table:style-name="ce20" office:value-type="string">
            <text:p>Credits Rs.</text:p>
          </table:table-cell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Services</text:p>
          </table:table-cell>
          <table:covered-table-cell table:number-columns-repeated="2" table:style-name="ce13"/>
          <table:table-cell table:style-name="ce32" office:value-type="date" office:date-value="2020-04-02">
            <text:p>02/04/20</text:p>
          </table:table-cell>
          <table:table-cell table:style-name="ce16" office:value-type="string">
            <text:p>General Medicine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380">
            <text:p>380.00</text:p>
          </table:table-cell>
          <table:table-cell table:style-name="ce32" office:value-type="date" office:date-value="2020-03-18">
            <text:p>18/03/20</text:p>
          </table:table-cell>
          <table:table-cell table:style-name="ce16" office:value-type="string">
            <text:p>Gastroengrology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530">
            <text:p>530.00</text:p>
          </table:table-cell>
          <table:table-cell table:style-name="ce32" office:value-type="date" office:date-value="2020-03-24">
            <text:p>24/03/20</text:p>
          </table:table-cell>
          <table:table-cell table:style-name="ce16" office:value-type="string">
            <text:p>Dressing Intermediate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40">
            <text:p>140.00</text:p>
          </table:table-cell>
          <table:table-cell table:style-name="ce32" office:value-type="date" office:date-value="2020-03-18">
            <text:p>18/03/20</text:p>
          </table:table-cell>
          <table:table-cell table:style-name="ce16" office:value-type="string">
            <text:p>Food Charges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 office:value-type="date" office:date-value="2020-04-01">
            <text:p>01/04/20</text:p>
          </table:table-cell>
          <table:table-cell table:style-name="ce16" office:value-type="string">
            <text:p>Nebulization</text:p>
          </table:table-cell>
          <table:table-cell table:style-name="ce16" office:value-type="string">
            <text:p>8h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 office:value-type="date" office:date-value="2020-03-15">
            <text:p>15/03/20</text:p>
          </table:table-cell>
          <table:table-cell table:style-name="ce16" office:value-type="string">
            <text:p>Blood Urea</text:p>
          </table:table-cell>
          <table:table-cell table:style-name="ce16" table:number-columns-repeated="3"/>
          <table:table-cell table:style-name="ce41" office:value-type="float" office:value="140">
            <text:p>140.00</text:p>
          </table:table-cell>
          <table:table-cell table:style-name="ce32" office:value-type="date" office:date-value="2020-03-29">
            <text:p>29/03/20</text:p>
          </table:table-cell>
          <table:table-cell table:style-name="ce16" office:value-type="string">
            <text:p>CBC.,WBC,Diff,RBC &amp; Platele(Hem Panel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4-04">
            <text:p>04/04/20</text:p>
          </table:table-cell>
          <table:table-cell table:style-name="ce16" office:value-type="string">
            <text:p>CRP (C-Reactive Protein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3-10">
            <text:p>10/03/20</text:p>
          </table:table-cell>
          <table:table-cell table:style-name="ce16" office:value-type="string">
            <text:p>Culture Blood (2 Aerobic) (Panel)</text:p>
          </table:table-cell>
          <table:table-cell table:style-name="ce16" table:number-columns-repeated="3"/>
          <table:table-cell table:style-name="ce41" office:value-type="float" office:value="2030">
            <text:p>2030.00</text:p>
          </table:table-cell>
          <table:table-cell table:style-name="ce32" office:value-type="date" office:date-value="2020-03-28">
            <text:p>28/03/20</text:p>
          </table:table-cell>
          <table:table-cell table:style-name="ce16" office:value-type="string">
            <text:p>Pottass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 office:value-type="date" office:date-value="2020-03-25">
            <text:p>25/03/20</text:p>
          </table:table-cell>
          <table:table-cell table:style-name="ce16" office:value-type="string">
            <text:p>Sod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 office:value-type="date" office:date-value="2020-04-01">
            <text:p>01/04/20</text:p>
          </table:table-cell>
          <table:table-cell table:style-name="ce16" office:value-type="string">
            <text:p>Ultra Sound Abdomen Specify Site</text:p>
          </table:table-cell>
          <table:table-cell table:style-name="ce16" table:number-columns-repeated="3"/>
          <table:table-cell table:style-name="ce41" office:value-type="float" office:value="1050">
            <text:p>1050.00</text:p>
          </table:table-cell>
          <table:table-cell table:style-name="ce32" office:value-type="date" office:date-value="2020-03-08">
            <text:p>08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37907">
            <text:p>237907</text:p>
          </table:table-cell>
          <table:table-cell table:style-name="ce41" office:value-type="float" office:value="160.87">
            <text:p>160.87</text:p>
          </table:table-cell>
          <table:table-cell table:style-name="ce32" office:value-type="date" office:date-value="2020-03-26">
            <text:p>26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49019">
            <text:p>249019</text:p>
          </table:table-cell>
          <table:table-cell table:style-name="ce41" office:value-type="float" office:value="15637.45">
            <text:p>15637.45</text:p>
          </table:table-cell>
          <table:table-cell table:style-name="ce32" office:value-type="date" office:date-value="2020-03-16">
            <text:p>16/03/20</text:p>
          </table:table-cell>
          <table:table-cell table:style-name="ce16" table:number-columns-repeated="2"/>
          <table:table-cell table:style-name="ce47" office:value-type="string">
            <text:p>PB/NS/19/</text:p>
          </table:table-cell>
          <table:table-cell table:style-name="ce50" office:value-type="float" office:value="67415">
            <text:p>67415</text:p>
          </table:table-cell>
          <table:table-cell table:style-name="ce41" office:value-type="float" office:value="114.69">
            <text:p>114.69</text:p>
          </table:table-cell>
          <table:table-cell table:style-name="ce32" office:value-type="date" office:date-value="2020-03-16">
            <text:p>16/03/20</text:p>
          </table:table-cell>
          <table:table-cell table:style-name="ce16" table:number-columns-repeated="2"/>
          <table:table-cell table:style-name="ce47" office:value-type="string">
            <text:p>MB/B02/19</text:p>
          </table:table-cell>
          <table:table-cell table:style-name="ce50" office:value-type="float" office:value="185251">
            <text:p>185251</text:p>
          </table:table-cell>
          <table:table-cell table:style-name="ce41" office:value-type="float" office:value="42.53">
            <text:p>42.53</text:p>
          </table:table-cell>
          <table:table-cell table:style-name="ce32" office:value-type="date" office:date-value="2020-03-09">
            <text:p>09/03/20</text:p>
          </table:table-cell>
          <table:table-cell table:style-name="ce16" table:number-columns-repeated="2"/>
          <table:table-cell table:style-name="ce47" office:value-type="string">
            <text:p>MB/B14/19</text:p>
          </table:table-cell>
          <table:table-cell table:style-name="ce50" office:value-type="float" office:value="121048">
            <text:p>121048</text:p>
          </table:table-cell>
          <table:table-cell table:style-name="ce41" office:value-type="float" office:value="262.53">
            <text:p>262.53</text:p>
          </table:table-cell>
          <table:table-cell table:style-name="ce32" office:value-type="date" office:date-value="2020-04-01">
            <text:p>01/04/20</text:p>
          </table:table-cell>
          <table:table-cell table:style-name="ce16" table:number-columns-repeated="2"/>
          <table:table-cell table:style-name="ce47" office:value-type="string">
            <text:p>MB/B14/20</text:p>
          </table:table-cell>
          <table:table-cell table:style-name="ce50" office:value-type="float" office:value="129">
            <text:p>129</text:p>
          </table:table-cell>
          <table:table-cell table:style-name="ce41" office:value-type="float" office:value="537.88">
            <text:p>537.88</text:p>
          </table:table-cell>
          <table:table-cell table:style-name="ce32" office:value-type="date" office:date-value="2020-04-07">
            <text:p>07/04/20</text:p>
          </table:table-cell>
          <table:table-cell table:style-name="ce16" office:value-type="string">
            <text:p>Credit Sales</text:p>
          </table:table-cell>
          <table:table-cell table:style-name="ce33"/>
          <table:table-cell table:style-name="ce47" office:value-type="string" table:number-columns-spanned="2" table:number-rows-spanned="1">
            <text:p>Return(MB/B02/20 543) injection needle</text:p>
          </table:table-cell>
          <table:covered-table-cell table:style-name="ce14"/>
          <table:table-cell table:style-name="ce41" office:value-type="float" office:value="6.6">
            <text:p>6.60</text:p>
          </table:table-cell>
          <table:table-cell table:style-name="ce32" office:value-type="date" office:date-value="2020-04-07">
            <text:p>07/04/20</text:p>
          </table:table-cell>
          <table:table-cell table:style-name="ce16" office:value-type="string">
            <text:p>Credit Sales</text:p>
          </table:table-cell>
          <table:table-cell table:style-name="ce33"/>
          <table:table-cell table:style-name="ce47" office:value-type="string" table:number-columns-spanned="2" table:number-rows-spanned="1">
            <text:p>Return(PB/B01/20 1826)frecamin 100mg</text:p>
          </table:table-cell>
          <table:covered-table-cell table:style-name="ce14"/>
          <table:table-cell table:style-name="ce41" office:value-type="float" office:value="3250">
            <text:p>3250.00</text:p>
          </table:table-cell>
          <table:table-cell table:style-name="ce32" office:value-type="date" office:date-value="2020-03-18">
            <text:p>18/03/20</text:p>
          </table:table-cell>
          <table:table-cell table:style-name="ce16"/>
          <table:table-cell table:style-name="ce33"/>
          <table:table-cell table:style-name="ce47" office:value-type="string" table:number-columns-spanned="2" table:number-rows-spanned="1">
            <text:p>Advance AP 1541892</text:p>
          </table:table-cell>
          <table:covered-table-cell table:style-name="ce14"/>
          <table:table-cell table:style-name="ce41" office:value-type="float" office:value="40000">
            <text:p>40000.00</text:p>
          </table:table-cell>
          <table:table-cell table:style-name="ce14" table:number-columns-repeated="886"/>
        </table:table-row>
        <table:table-row table:style-name="ro6">
          <table:table-cell table:style-name="ce2" office:value-type="string" table:number-columns-spanned="4" table:number-rows-spanned="1">
            <text:p>Amrita Institute of Medical Science [Annexure- I]</text:p>
          </table:table-cell>
          <table:covered-table-cell table:number-columns-repeated="3" table:style-name="ce2"/>
          <table:table-cell table:style-name="ce21" office:value-type="float" office:value="157120.77">
            <text:p>157120.77</text:p>
          </table:table-cell>
          <table:table-cell table:style-name="ce23" office:value-type="float" office:value="0">
            <text:p>0.00</text:p>
          </table:table-cell>
          <table:table-cell table:style-name="ce13" office:value-type="string" table:number-columns-spanned="1" table:number-rows-spanned="2">
            <text:p>Bill No / Date</text:p>
          </table:table-cell>
          <table:table-cell table:style-name="ce13" office:value-type="string" table:number-columns-spanned="1" table:number-rows-spanned="2">
            <text:p>Trade/Branch Name of Medicines</text:p>
          </table:table-cell>
          <table:table-cell table:style-name="ce13" office:value-type="string" table:number-columns-spanned="1" table:number-rows-spanned="2">
            <text:p>Quantiy</text:p>
          </table:table-cell>
          <table:table-cell table:style-name="ce13" office:value-type="string" table:number-columns-spanned="1" table:number-rows-spanned="2">
            <text:p>Chemical Name of Medicines</text:p>
          </table:table-cell>
          <table:table-cell table:style-name="ce1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Price</text:p>
          </table:table-cell>
          <table:table-cell table:style-name="ce32" office:value-type="date" office:date-value="2020-04-03">
            <text:p>03/04/20</text:p>
          </table:table-cell>
          <table:table-cell table:style-name="ce16" office:value-type="string">
            <text:p>General Medicine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380">
            <text:p>380.00</text:p>
          </table:table-cell>
          <table:table-cell table:style-name="ce32" office:value-type="date" office:date-value="2020-03-19">
            <text:p>19/03/20</text:p>
          </table:table-cell>
          <table:table-cell table:style-name="ce16" office:value-type="string">
            <text:p>Gastroengrology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530">
            <text:p>530.00</text:p>
          </table:table-cell>
          <table:table-cell table:style-name="ce32" office:value-type="date" office:date-value="2020-03-30">
            <text:p>30/03/20</text:p>
          </table:table-cell>
          <table:table-cell table:style-name="ce16" office:value-type="string">
            <text:p>Dressing Intermediate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40">
            <text:p>140.00</text:p>
          </table:table-cell>
          <table:table-cell table:style-name="ce32" office:value-type="date" office:date-value="2020-03-19">
            <text:p>19/03/20</text:p>
          </table:table-cell>
          <table:table-cell table:style-name="ce16" office:value-type="string">
            <text:p>Food Charges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 office:value-type="date" office:date-value="2020-04-02">
            <text:p>02/04/20</text:p>
          </table:table-cell>
          <table:table-cell table:style-name="ce16" office:value-type="string">
            <text:p>Nebulization</text:p>
          </table:table-cell>
          <table:table-cell table:style-name="ce16" office:value-type="string">
            <text:p>8h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 office:value-type="date" office:date-value="2020-03-16">
            <text:p>16/03/20</text:p>
          </table:table-cell>
          <table:table-cell table:style-name="ce16" office:value-type="string">
            <text:p>Blood Urea</text:p>
          </table:table-cell>
          <table:table-cell table:style-name="ce16" table:number-columns-repeated="3"/>
          <table:table-cell table:style-name="ce41" office:value-type="float" office:value="140">
            <text:p>140.00</text:p>
          </table:table-cell>
          <table:table-cell table:style-name="ce32" office:value-type="date" office:date-value="2020-03-30">
            <text:p>30/03/20</text:p>
          </table:table-cell>
          <table:table-cell table:style-name="ce16" office:value-type="string">
            <text:p>CBC.,WBC,Diff,RBC &amp; Platele(Hem Panel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4-06">
            <text:p>06/04/20</text:p>
          </table:table-cell>
          <table:table-cell table:style-name="ce16" office:value-type="string">
            <text:p>CRP (C-Reactive Protein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3-23">
            <text:p>23/03/20</text:p>
          </table:table-cell>
          <table:table-cell table:style-name="ce16" office:value-type="string">
            <text:p>Culture Blood (2 Aerobic) (Panel)</text:p>
          </table:table-cell>
          <table:table-cell table:style-name="ce16" table:number-columns-repeated="3"/>
          <table:table-cell table:style-name="ce41" office:value-type="float" office:value="2030">
            <text:p>2030.00</text:p>
          </table:table-cell>
          <table:table-cell table:style-name="ce32" office:value-type="date" office:date-value="2020-03-29">
            <text:p>29/03/20</text:p>
          </table:table-cell>
          <table:table-cell table:style-name="ce16" office:value-type="string">
            <text:p>Pottass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 office:value-type="date" office:date-value="2020-03-26">
            <text:p>26/03/20</text:p>
          </table:table-cell>
          <table:table-cell table:style-name="ce16" office:value-type="string">
            <text:p>Sod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/>
          <table:table-cell table:style-name="ce16" table:number-columns-repeated="3"/>
          <table:table-cell table:style-name="ce34" office:value-type="string">
            <text:p>SubTotal</text:p>
          </table:table-cell>
          <table:table-cell table:style-name="ce46" table:formula="of:=SUM([.CF5:.CF12])" office:value-type="float" office:value="4360">
            <text:p>4360.00</text:p>
          </table:table-cell>
          <table:table-cell table:style-name="ce32" office:value-type="date" office:date-value="2020-03-10">
            <text:p>10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39054">
            <text:p>239054</text:p>
          </table:table-cell>
          <table:table-cell table:style-name="ce41" office:value-type="float" office:value="998.79">
            <text:p>998.79</text:p>
          </table:table-cell>
          <table:table-cell table:style-name="ce32" office:value-type="date" office:date-value="2020-03-27">
            <text:p>27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49822">
            <text:p>249822</text:p>
          </table:table-cell>
          <table:table-cell table:style-name="ce41" office:value-type="float" office:value="13968">
            <text:p>13968.00</text:p>
          </table:table-cell>
          <table:table-cell table:style-name="ce32" office:value-type="date" office:date-value="2020-03-16">
            <text:p>16/03/20</text:p>
          </table:table-cell>
          <table:table-cell table:style-name="ce16" table:number-columns-repeated="2"/>
          <table:table-cell table:style-name="ce47" office:value-type="string">
            <text:p>PB/NS/19/</text:p>
          </table:table-cell>
          <table:table-cell table:style-name="ce50" office:value-type="float" office:value="67457">
            <text:p>67457</text:p>
          </table:table-cell>
          <table:table-cell table:style-name="ce41" office:value-type="float" office:value="26.5">
            <text:p>26.50</text:p>
          </table:table-cell>
          <table:table-cell table:style-name="ce32" office:value-type="date" office:date-value="2020-03-16">
            <text:p>16/03/20</text:p>
          </table:table-cell>
          <table:table-cell table:style-name="ce16" table:number-columns-repeated="2"/>
          <table:table-cell table:style-name="ce47" office:value-type="string">
            <text:p>MB/B02/19</text:p>
          </table:table-cell>
          <table:table-cell table:style-name="ce50" office:value-type="float" office:value="185530">
            <text:p>185530</text:p>
          </table:table-cell>
          <table:table-cell table:style-name="ce41" office:value-type="float" office:value="2373">
            <text:p>2373.00</text:p>
          </table:table-cell>
          <table:table-cell table:style-name="ce32" office:value-type="date" office:date-value="2020-03-10">
            <text:p>10/03/20</text:p>
          </table:table-cell>
          <table:table-cell table:style-name="ce16" table:number-columns-repeated="2"/>
          <table:table-cell table:style-name="ce47" office:value-type="string">
            <text:p>MB/B14/19</text:p>
          </table:table-cell>
          <table:table-cell table:style-name="ce50" office:value-type="float" office:value="121225">
            <text:p>121225</text:p>
          </table:table-cell>
          <table:table-cell table:style-name="ce41" office:value-type="float" office:value="379.41">
            <text:p>379.41</text:p>
          </table:table-cell>
          <table:table-cell table:style-name="ce32" office:value-type="date" office:date-value="2020-04-02">
            <text:p>02/04/20</text:p>
          </table:table-cell>
          <table:table-cell table:style-name="ce16" table:number-columns-repeated="2"/>
          <table:table-cell table:style-name="ce47" office:value-type="string">
            <text:p>MB/B14/20</text:p>
          </table:table-cell>
          <table:table-cell table:style-name="ce50" office:value-type="float" office:value="343">
            <text:p>343</text:p>
          </table:table-cell>
          <table:table-cell table:style-name="ce41" office:value-type="float" office:value="307.33">
            <text:p>307.33</text:p>
          </table:table-cell>
          <table:table-cell table:style-name="ce32" office:value-type="date" office:date-value="2020-04-07">
            <text:p>07/04/20</text:p>
          </table:table-cell>
          <table:table-cell table:style-name="ce16" office:value-type="string">
            <text:p>Credit Sales</text:p>
          </table:table-cell>
          <table:table-cell table:style-name="ce33"/>
          <table:table-cell table:style-name="ce47" office:value-type="string" table:number-columns-spanned="2" table:number-rows-spanned="1">
            <text:p>Return(MB/B14/19 121704) iv set</text:p>
          </table:table-cell>
          <table:covered-table-cell table:style-name="ce14"/>
          <table:table-cell table:style-name="ce41" office:value-type="float" office:value="73.45">
            <text:p>73.45</text:p>
          </table:table-cell>
          <table:table-cell table:style-name="ce32" office:value-type="date" office:date-value="2020-04-07">
            <text:p>07/04/20</text:p>
          </table:table-cell>
          <table:table-cell table:style-name="ce16" office:value-type="string">
            <text:p>Credit Sales</text:p>
          </table:table-cell>
          <table:table-cell table:style-name="ce33"/>
          <table:table-cell table:style-name="ce47" office:value-type="string" table:number-columns-spanned="2" table:number-rows-spanned="1">
            <text:p>Return(PB/B01/20 575)aztinam 1g inj</text:p>
          </table:table-cell>
          <table:covered-table-cell table:style-name="ce14"/>
          <table:table-cell table:style-name="ce41" office:value-type="float" office:value="2178.01">
            <text:p>2178.01</text:p>
          </table:table-cell>
          <table:table-cell table:style-name="ce32" office:value-type="date" office:date-value="2020-03-20">
            <text:p>20/03/20</text:p>
          </table:table-cell>
          <table:table-cell table:style-name="ce16"/>
          <table:table-cell table:style-name="ce33"/>
          <table:table-cell table:style-name="ce47" office:value-type="string" table:number-columns-spanned="2" table:number-rows-spanned="1">
            <text:p>Advance AP 1542391</text:p>
          </table:table-cell>
          <table:covered-table-cell table:style-name="ce14"/>
          <table:table-cell table:style-name="ce41" office:value-type="float" office:value="25000">
            <text:p>25000.00</text:p>
          </table:table-cell>
          <table:table-cell table:style-name="ce14" table:number-columns-repeated="886"/>
        </table:table-row>
        <table:table-row table:style-name="ro6">
          <table:table-cell table:style-name="ce6" office:value-type="string" table:number-columns-spanned="4" table:number-rows-spanned="1">
            <text:p>Amrita Institute of Medical Science [Annexure- II]</text:p>
          </table:table-cell>
          <table:covered-table-cell table:number-columns-repeated="3" table:style-name="ce6"/>
          <table:table-cell table:style-name="ce22" office:value-type="float" office:value="410117.23">
            <text:p>410117.23</text:p>
          </table:table-cell>
          <table:table-cell table:style-name="ce23" office:value-type="float" office:value="0">
            <text:p>0.00</text:p>
          </table:table-cell>
          <table:covered-table-cell table:style-name="ce16"/>
          <table:covered-table-cell table:style-name="ce33"/>
          <table:covered-table-cell table:number-columns-repeated="4" table:style-name="ce16"/>
          <table:table-cell table:style-name="ce32" office:value-type="date" office:date-value="2020-04-04">
            <text:p>04/04/20</text:p>
          </table:table-cell>
          <table:table-cell table:style-name="ce16" office:value-type="string">
            <text:p>General Medicine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380">
            <text:p>380.00</text:p>
          </table:table-cell>
          <table:table-cell table:style-name="ce32" office:value-type="date" office:date-value="2020-03-20">
            <text:p>20/03/20</text:p>
          </table:table-cell>
          <table:table-cell table:style-name="ce16" office:value-type="string">
            <text:p>Gastroengrology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530">
            <text:p>530.00</text:p>
          </table:table-cell>
          <table:table-cell table:style-name="ce32" office:value-type="date" office:date-value="2020-04-07">
            <text:p>07/04/20</text:p>
          </table:table-cell>
          <table:table-cell table:style-name="ce16" office:value-type="string">
            <text:p>Dressing Intermediate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40">
            <text:p>140.00</text:p>
          </table:table-cell>
          <table:table-cell table:style-name="ce32" office:value-type="date" office:date-value="2020-03-20">
            <text:p>20/03/20</text:p>
          </table:table-cell>
          <table:table-cell table:style-name="ce16" office:value-type="string">
            <text:p>Food Charges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 office:value-type="date" office:date-value="2020-04-03">
            <text:p>03/04/20</text:p>
          </table:table-cell>
          <table:table-cell table:style-name="ce16" office:value-type="string">
            <text:p>Nebulization</text:p>
          </table:table-cell>
          <table:table-cell table:style-name="ce16" office:value-type="string">
            <text:p>8h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 office:value-type="date" office:date-value="2020-03-17">
            <text:p>17/03/20</text:p>
          </table:table-cell>
          <table:table-cell table:style-name="ce16" office:value-type="string">
            <text:p>Blood Urea</text:p>
          </table:table-cell>
          <table:table-cell table:style-name="ce16" table:number-columns-repeated="3"/>
          <table:table-cell table:style-name="ce41" office:value-type="float" office:value="140">
            <text:p>140.00</text:p>
          </table:table-cell>
          <table:table-cell table:style-name="ce32" office:value-type="date" office:date-value="2020-03-31">
            <text:p>31/03/20</text:p>
          </table:table-cell>
          <table:table-cell table:style-name="ce16" office:value-type="string">
            <text:p>CBC.,WBC,Diff,RBC &amp; Platele(Hem Panel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3-15">
            <text:p>15/03/20</text:p>
          </table:table-cell>
          <table:table-cell table:style-name="ce16" office:value-type="string">
            <text:p>Calcium Total</text:p>
          </table:table-cell>
          <table:table-cell table:style-name="ce16" table:number-columns-repeated="3"/>
          <table:table-cell table:style-name="ce41" office:value-type="float" office:value="140">
            <text:p>140.00</text:p>
          </table:table-cell>
          <table:table-cell table:style-name="ce32" office:value-type="date" office:date-value="2020-04-05">
            <text:p>05/04/20</text:p>
          </table:table-cell>
          <table:table-cell table:style-name="ce16" office:value-type="string">
            <text:p>Culture Blood (2 Aerobic) (Panel)</text:p>
          </table:table-cell>
          <table:table-cell table:style-name="ce16" table:number-columns-repeated="3"/>
          <table:table-cell table:style-name="ce41" office:value-type="float" office:value="2030">
            <text:p>2030.00</text:p>
          </table:table-cell>
          <table:table-cell table:style-name="ce32" office:value-type="date" office:date-value="2020-03-30">
            <text:p>30/03/20</text:p>
          </table:table-cell>
          <table:table-cell table:style-name="ce16" office:value-type="string">
            <text:p>Pottass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 office:value-type="date" office:date-value="2020-03-28">
            <text:p>28/03/20</text:p>
          </table:table-cell>
          <table:table-cell table:style-name="ce16" office:value-type="string">
            <text:p>Sod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Bed Charges</text:p>
          </table:table-cell>
          <table:covered-table-cell table:number-columns-repeated="2" table:style-name="ce13"/>
          <table:table-cell table:style-name="ce32" office:value-type="date" office:date-value="2020-03-11">
            <text:p>11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39776">
            <text:p>239776</text:p>
          </table:table-cell>
          <table:table-cell table:style-name="ce41" office:value-type="float" office:value="963.36">
            <text:p>963.36</text:p>
          </table:table-cell>
          <table:table-cell table:style-name="ce32" office:value-type="date" office:date-value="2020-03-28">
            <text:p>28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50160">
            <text:p>250160</text:p>
          </table:table-cell>
          <table:table-cell table:style-name="ce41" office:value-type="float" office:value="15107.13">
            <text:p>15107.13</text:p>
          </table:table-cell>
          <table:table-cell table:style-name="ce32" office:value-type="date" office:date-value="2020-03-25">
            <text:p>25/03/20</text:p>
          </table:table-cell>
          <table:table-cell table:style-name="ce16" table:number-columns-repeated="2"/>
          <table:table-cell table:style-name="ce47" office:value-type="string">
            <text:p>PB/NS/19/</text:p>
          </table:table-cell>
          <table:table-cell table:style-name="ce50" office:value-type="float" office:value="68797">
            <text:p>68797</text:p>
          </table:table-cell>
          <table:table-cell table:style-name="ce41" office:value-type="float" office:value="371.8">
            <text:p>371.80</text:p>
          </table:table-cell>
          <table:table-cell table:style-name="ce32" office:value-type="date" office:date-value="2020-03-17">
            <text:p>17/03/20</text:p>
          </table:table-cell>
          <table:table-cell table:style-name="ce16" table:number-columns-repeated="2"/>
          <table:table-cell table:style-name="ce47" office:value-type="string">
            <text:p>MB/B02/19</text:p>
          </table:table-cell>
          <table:table-cell table:style-name="ce50" office:value-type="float" office:value="185734">
            <text:p>185734</text:p>
          </table:table-cell>
          <table:table-cell table:style-name="ce41" office:value-type="float" office:value="377.42">
            <text:p>377.42</text:p>
          </table:table-cell>
          <table:table-cell table:style-name="ce32" office:value-type="date" office:date-value="2020-03-11">
            <text:p>11/03/20</text:p>
          </table:table-cell>
          <table:table-cell table:style-name="ce16" table:number-columns-repeated="2"/>
          <table:table-cell table:style-name="ce47" office:value-type="string">
            <text:p>MB/B14/19</text:p>
          </table:table-cell>
          <table:table-cell table:style-name="ce50" office:value-type="float" office:value="121704">
            <text:p>121704</text:p>
          </table:table-cell>
          <table:table-cell table:style-name="ce41" office:value-type="float" office:value="94.04">
            <text:p>94.04</text:p>
          </table:table-cell>
          <table:table-cell table:style-name="ce32" office:value-type="date" office:date-value="2020-04-03">
            <text:p>03/04/20</text:p>
          </table:table-cell>
          <table:table-cell table:style-name="ce16" table:number-columns-repeated="2"/>
          <table:table-cell table:style-name="ce47" office:value-type="string">
            <text:p>MB/B14/20</text:p>
          </table:table-cell>
          <table:table-cell table:style-name="ce50" office:value-type="float" office:value="514">
            <text:p>514</text:p>
          </table:table-cell>
          <table:table-cell table:style-name="ce41" office:value-type="float" office:value="368.97">
            <text:p>368.97</text:p>
          </table:table-cell>
          <table:table-cell table:style-name="ce32" office:value-type="date" office:date-value="2020-03-23">
            <text:p>23/03/20</text:p>
          </table:table-cell>
          <table:table-cell table:style-name="ce16" office:value-type="string">
            <text:p>Credit Sales</text:p>
          </table:table-cell>
          <table:table-cell table:style-name="ce33" office:value-type="string">
            <text:p>18g</text:p>
          </table:table-cell>
          <table:table-cell table:style-name="ce47" office:value-type="string" table:number-columns-spanned="2" table:number-rows-spanned="1">
            <text:p>Return(MB/B14/19 121704)inj. needle</text:p>
          </table:table-cell>
          <table:covered-table-cell table:style-name="ce14"/>
          <table:table-cell table:style-name="ce41" office:value-type="float" office:value="8.25">
            <text:p>8.25</text:p>
          </table:table-cell>
          <table:table-cell table:style-name="ce32" office:value-type="date" office:date-value="2020-04-07">
            <text:p>07/04/20</text:p>
          </table:table-cell>
          <table:table-cell table:style-name="ce16" office:value-type="string">
            <text:p>Credit Sales</text:p>
          </table:table-cell>
          <table:table-cell table:style-name="ce33"/>
          <table:table-cell table:style-name="ce47" office:value-type="string" table:number-columns-spanned="2" table:number-rows-spanned="1">
            <text:p>Return(PB/B01/20 575)potlyte 150mg</text:p>
          </table:table-cell>
          <table:covered-table-cell table:style-name="ce14"/>
          <table:table-cell table:style-name="ce41" office:value-type="float" office:value="53.11">
            <text:p>53.11</text:p>
          </table:table-cell>
          <table:table-cell table:style-name="ce32" office:value-type="date" office:date-value="2020-03-21">
            <text:p>21/03/20</text:p>
          </table:table-cell>
          <table:table-cell table:style-name="ce16"/>
          <table:table-cell table:style-name="ce33"/>
          <table:table-cell table:style-name="ce47" office:value-type="string" table:number-columns-spanned="2" table:number-rows-spanned="1">
            <text:p>Advance AP 1542821</text:p>
          </table:table-cell>
          <table:covered-table-cell table:style-name="ce14"/>
          <table:table-cell table:style-name="ce41" office:value-type="float" office:value="40000">
            <text:p>40000.00</text:p>
          </table:table-cell>
          <table:table-cell table:style-name="ce14" table:number-columns-repeated="886"/>
        </table:table-row>
        <table:table-row table:style-name="ro6">
          <table:table-cell table:style-name="ce7" office:value-type="string" table:number-columns-spanned="4" table:number-rows-spanned="1">
            <text:p>Advance Amount [Annexure- IV]</text:p>
          </table:table-cell>
          <table:covered-table-cell table:number-columns-repeated="3" table:style-name="ce6"/>
          <table:table-cell table:style-name="ce23" office:value-type="float" office:value="0">
            <text:p>0.00</text:p>
          </table:table-cell>
          <table:table-cell table:style-name="ce23" office:value-type="float" office:value="624850">
            <text:p>624850.00</text:p>
          </table:table-cell>
          <table:table-cell table:style-name="ce32" office:value-type="date" office:date-value="2020-03-05">
            <text:p>05/03/20</text:p>
          </table:table-cell>
          <table:table-cell table:style-name="ce16" office:value-type="string">
            <text:p>Admission Charges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Admission</text:p>
          </table:table-cell>
          <table:table-cell table:style-name="ce16" office:value-type="float" office:value="100">
            <text:p>100</text:p>
          </table:table-cell>
          <table:table-cell table:style-name="ce32" office:value-type="date" office:date-value="2020-04-05">
            <text:p>05/04/20</text:p>
          </table:table-cell>
          <table:table-cell table:style-name="ce16" office:value-type="string">
            <text:p>General Medicine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380">
            <text:p>380.00</text:p>
          </table:table-cell>
          <table:table-cell table:style-name="ce32" office:value-type="date" office:date-value="2020-03-21">
            <text:p>21/03/20</text:p>
          </table:table-cell>
          <table:table-cell table:style-name="ce16" office:value-type="string">
            <text:p>Gastroengrology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530">
            <text:p>530.00</text:p>
          </table:table-cell>
          <table:table-cell table:style-name="ce32" office:value-type="date" office:date-value="2020-03-15">
            <text:p>15/03/20</text:p>
          </table:table-cell>
          <table:table-cell table:style-name="ce16" office:value-type="string">
            <text:p>ECG 12 led 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230">
            <text:p>230.00</text:p>
          </table:table-cell>
          <table:table-cell table:style-name="ce32" office:value-type="date" office:date-value="2020-03-21">
            <text:p>21/03/20</text:p>
          </table:table-cell>
          <table:table-cell table:style-name="ce16" office:value-type="string">
            <text:p>Food Charges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 office:value-type="date" office:date-value="2020-04-04">
            <text:p>04/04/20</text:p>
          </table:table-cell>
          <table:table-cell table:style-name="ce16" office:value-type="string">
            <text:p>Nebulization</text:p>
          </table:table-cell>
          <table:table-cell table:style-name="ce16" office:value-type="string">
            <text:p>8h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 office:value-type="date" office:date-value="2020-03-18">
            <text:p>18/03/20</text:p>
          </table:table-cell>
          <table:table-cell table:style-name="ce16" office:value-type="string">
            <text:p>Blood Urea</text:p>
          </table:table-cell>
          <table:table-cell table:style-name="ce16" table:number-columns-repeated="3"/>
          <table:table-cell table:style-name="ce41" office:value-type="float" office:value="140">
            <text:p>140.00</text:p>
          </table:table-cell>
          <table:table-cell table:style-name="ce32" office:value-type="date" office:date-value="2020-04-01">
            <text:p>01/04/20</text:p>
          </table:table-cell>
          <table:table-cell table:style-name="ce16" office:value-type="string">
            <text:p>CBC.,WBC,Diff,RBC &amp; Platele(Hem Panel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3-16">
            <text:p>16/03/20</text:p>
          </table:table-cell>
          <table:table-cell table:style-name="ce16" office:value-type="string">
            <text:p>Calcium Total</text:p>
          </table:table-cell>
          <table:table-cell table:style-name="ce16" table:number-columns-repeated="3"/>
          <table:table-cell table:style-name="ce41" office:value-type="float" office:value="140">
            <text:p>140.00</text:p>
          </table:table-cell>
          <table:table-cell table:style-name="ce32" office:value-type="date" office:date-value="2020-03-14">
            <text:p>14/03/20</text:p>
          </table:table-cell>
          <table:table-cell table:style-name="ce16" office:value-type="string">
            <text:p>Culture Urine</text:p>
          </table:table-cell>
          <table:table-cell table:style-name="ce16" table:number-columns-repeated="3"/>
          <table:table-cell table:style-name="ce41" office:value-type="float" office:value="720">
            <text:p>720.00</text:p>
          </table:table-cell>
          <table:table-cell table:style-name="ce32" office:value-type="date" office:date-value="2020-03-31">
            <text:p>31/03/20</text:p>
          </table:table-cell>
          <table:table-cell table:style-name="ce16" office:value-type="string">
            <text:p>Pottass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 office:value-type="date" office:date-value="2020-03-29">
            <text:p>29/03/20</text:p>
          </table:table-cell>
          <table:table-cell table:style-name="ce16" office:value-type="string">
            <text:p>Sod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/>
          <table:table-cell table:style-name="ce16" office:value-type="string">
            <text:p>Private Room</text:p>
          </table:table-cell>
          <table:table-cell table:style-name="ce16" office:value-type="float" office:value="33">
            <text:p>33</text:p>
          </table:table-cell>
          <table:table-cell table:style-name="ce16" table:number-columns-repeated="2"/>
          <table:table-cell table:style-name="ce41" office:value-type="float" office:value="33000">
            <text:p>33000.00</text:p>
          </table:table-cell>
          <table:table-cell table:style-name="ce32" office:value-type="date" office:date-value="2020-03-12">
            <text:p>12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40520">
            <text:p>240520</text:p>
          </table:table-cell>
          <table:table-cell table:style-name="ce41" office:value-type="float" office:value="979.42">
            <text:p>979.42</text:p>
          </table:table-cell>
          <table:table-cell table:style-name="ce32" office:value-type="date" office:date-value="2020-03-28">
            <text:p>28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50161">
            <text:p>250161</text:p>
          </table:table-cell>
          <table:table-cell table:style-name="ce41" office:value-type="float" office:value="74.75">
            <text:p>74.75</text:p>
          </table:table-cell>
          <table:table-cell table:style-name="ce32"/>
          <table:table-cell table:style-name="ce16" table:number-columns-repeated="2"/>
          <table:table-cell table:style-name="ce47"/>
          <table:table-cell table:style-name="ce50"/>
          <table:table-cell table:style-name="ce41"/>
          <table:table-cell table:style-name="ce32" office:value-type="date" office:date-value="2020-03-17">
            <text:p>17/03/20</text:p>
          </table:table-cell>
          <table:table-cell table:style-name="ce16" table:number-columns-repeated="2"/>
          <table:table-cell table:style-name="ce47" office:value-type="string">
            <text:p>MB/B02/19</text:p>
          </table:table-cell>
          <table:table-cell table:style-name="ce50" office:value-type="float" office:value="185782">
            <text:p>185782</text:p>
          </table:table-cell>
          <table:table-cell table:style-name="ce41" office:value-type="float" office:value="42.53">
            <text:p>42.53</text:p>
          </table:table-cell>
          <table:table-cell table:style-name="ce32" office:value-type="date" office:date-value="2020-03-11">
            <text:p>11/03/20</text:p>
          </table:table-cell>
          <table:table-cell table:style-name="ce16" table:number-columns-repeated="2"/>
          <table:table-cell table:style-name="ce47" office:value-type="string">
            <text:p>MB/B14/19</text:p>
          </table:table-cell>
          <table:table-cell table:style-name="ce50" office:value-type="float" office:value="121833">
            <text:p>121833</text:p>
          </table:table-cell>
          <table:table-cell table:style-name="ce41" office:value-type="float" office:value="161.66">
            <text:p>161.66</text:p>
          </table:table-cell>
          <table:table-cell table:style-name="ce32" office:value-type="date" office:date-value="2020-04-04">
            <text:p>04/04/20</text:p>
          </table:table-cell>
          <table:table-cell table:style-name="ce16" table:number-columns-repeated="2"/>
          <table:table-cell table:style-name="ce47" office:value-type="string">
            <text:p>MB/B14/20</text:p>
          </table:table-cell>
          <table:table-cell table:style-name="ce50" office:value-type="float" office:value="865">
            <text:p>865</text:p>
          </table:table-cell>
          <table:table-cell table:style-name="ce41" office:value-type="float" office:value="73.74">
            <text:p>73.74</text:p>
          </table:table-cell>
          <table:table-cell table:style-name="ce32" office:value-type="date" office:date-value="2020-04-07">
            <text:p>07/04/20</text:p>
          </table:table-cell>
          <table:table-cell table:style-name="ce16" office:value-type="string">
            <text:p>Credit Sales</text:p>
          </table:table-cell>
          <table:table-cell table:style-name="ce33" office:value-type="float" office:value="10">
            <text:p>10</text:p>
          </table:table-cell>
          <table:table-cell table:style-name="ce47" office:value-type="string" table:number-columns-spanned="2" table:number-rows-spanned="1">
            <text:p>Return(MB/B14/19 121704)syringe</text:p>
          </table:table-cell>
          <table:covered-table-cell table:style-name="ce14"/>
          <table:table-cell table:style-name="ce41" office:value-type="float" office:value="12.34">
            <text:p>12.34</text:p>
          </table:table-cell>
          <table:table-cell table:style-name="ce32" office:value-type="date" office:date-value="2020-04-07">
            <text:p>07/04/20</text:p>
          </table:table-cell>
          <table:table-cell table:style-name="ce16" office:value-type="string">
            <text:p>Credit Sales</text:p>
          </table:table-cell>
          <table:table-cell table:style-name="ce33"/>
          <table:table-cell table:style-name="ce47" office:value-type="string" table:number-columns-spanned="2" table:number-rows-spanned="1">
            <text:p>Return(PB/B01/20 575)sod.chloride</text:p>
          </table:table-cell>
          <table:covered-table-cell table:style-name="ce14"/>
          <table:table-cell table:style-name="ce41" office:value-type="float" office:value="110">
            <text:p>110.00</text:p>
          </table:table-cell>
          <table:table-cell table:style-name="ce32" office:value-type="date" office:date-value="2020-03-23">
            <text:p>23/03/20</text:p>
          </table:table-cell>
          <table:table-cell table:style-name="ce16"/>
          <table:table-cell table:style-name="ce33"/>
          <table:table-cell table:style-name="ce47" office:value-type="string" table:number-columns-spanned="2" table:number-rows-spanned="1">
            <text:p>Advance AP 1543311</text:p>
          </table:table-cell>
          <table:covered-table-cell table:style-name="ce14"/>
          <table:table-cell table:style-name="ce41" office:value-type="float" office:value="35000">
            <text:p>35000.00</text:p>
          </table:table-cell>
          <table:table-cell table:style-name="ce14" table:number-columns-repeated="886"/>
        </table:table-row>
        <table:table-row table:style-name="ro6">
          <table:table-cell table:style-name="ce7" office:value-type="string" table:number-columns-spanned="4" table:number-rows-spanned="1">
            <text:p>MA Math Charitable Subsidy</text:p>
          </table:table-cell>
          <table:covered-table-cell table:number-columns-repeated="3" table:style-name="ce6"/>
          <table:table-cell table:style-name="ce23" office:value-type="float" office:value="0">
            <text:p>0.00</text:p>
          </table:table-cell>
          <table:table-cell table:style-name="ce23" office:value-type="float" office:value="280">
            <text:p>280.00</text:p>
          </table:table-cell>
          <table:table-cell table:style-name="ce32" office:value-type="date" office:date-value="2020-03-18">
            <text:p>18/03/20</text:p>
          </table:table-cell>
          <table:table-cell table:style-name="ce16" office:value-type="string">
            <text:p>Alpha bed charge per day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Bed charge</text:p>
          </table:table-cell>
          <table:table-cell table:style-name="ce16" office:value-type="float" office:value="80">
            <text:p>80</text:p>
          </table:table-cell>
          <table:table-cell table:style-name="ce32" office:value-type="date" office:date-value="2020-04-06">
            <text:p>06/04/20</text:p>
          </table:table-cell>
          <table:table-cell table:style-name="ce16" office:value-type="string">
            <text:p>General Medicine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380">
            <text:p>380.00</text:p>
          </table:table-cell>
          <table:table-cell table:style-name="ce32" office:value-type="date" office:date-value="2020-03-22">
            <text:p>22/03/20</text:p>
          </table:table-cell>
          <table:table-cell table:style-name="ce16" office:value-type="string">
            <text:p>Gastroengrology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530">
            <text:p>530.00</text:p>
          </table:table-cell>
          <table:table-cell table:style-name="ce32" office:value-type="date" office:date-value="2020-03-10">
            <text:p>10/03/20</text:p>
          </table:table-cell>
          <table:table-cell table:style-name="ce16" office:value-type="string">
            <text:p>excercise therapy per joint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350">
            <text:p>350.00</text:p>
          </table:table-cell>
          <table:table-cell table:style-name="ce32" office:value-type="date" office:date-value="2020-03-22">
            <text:p>22/03/20</text:p>
          </table:table-cell>
          <table:table-cell table:style-name="ce16" office:value-type="string">
            <text:p>Food Charges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 office:value-type="date" office:date-value="2020-04-06">
            <text:p>06/04/20</text:p>
          </table:table-cell>
          <table:table-cell table:style-name="ce16" office:value-type="string">
            <text:p>Nebulization</text:p>
          </table:table-cell>
          <table:table-cell table:style-name="ce16" office:value-type="string">
            <text:p>8h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 office:value-type="date" office:date-value="2020-03-19">
            <text:p>19/03/20</text:p>
          </table:table-cell>
          <table:table-cell table:style-name="ce16" office:value-type="string">
            <text:p>Blood Urea</text:p>
          </table:table-cell>
          <table:table-cell table:style-name="ce16" table:number-columns-repeated="3"/>
          <table:table-cell table:style-name="ce41" office:value-type="float" office:value="140">
            <text:p>140.00</text:p>
          </table:table-cell>
          <table:table-cell table:style-name="ce32" office:value-type="date" office:date-value="2020-04-02">
            <text:p>02/04/20</text:p>
          </table:table-cell>
          <table:table-cell table:style-name="ce16" office:value-type="string">
            <text:p>CBC.,WBC,Diff,RBC &amp; Platele(Hem Panel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3-15">
            <text:p>15/03/20</text:p>
          </table:table-cell>
          <table:table-cell table:style-name="ce16" office:value-type="string">
            <text:p>Creatin kinase (CK).total</text:p>
          </table:table-cell>
          <table:table-cell table:style-name="ce16" table:number-columns-repeated="3"/>
          <table:table-cell table:style-name="ce41" office:value-type="float" office:value="260">
            <text:p>260.00</text:p>
          </table:table-cell>
          <table:table-cell table:style-name="ce32" office:value-type="date" office:date-value="2020-03-16">
            <text:p>16/03/20</text:p>
          </table:table-cell>
          <table:table-cell table:style-name="ce16" office:value-type="string">
            <text:p>Gulcometer-Blood Sugar</text:p>
          </table:table-cell>
          <table:table-cell table:style-name="ce16" table:number-columns-repeated="3"/>
          <table:table-cell table:style-name="ce41" office:value-type="float" office:value="60">
            <text:p>60.00</text:p>
          </table:table-cell>
          <table:table-cell table:style-name="ce32" office:value-type="date" office:date-value="2020-04-01">
            <text:p>01/04/20</text:p>
          </table:table-cell>
          <table:table-cell table:style-name="ce16" office:value-type="string">
            <text:p>Pottass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 office:value-type="date" office:date-value="2020-03-30">
            <text:p>30/03/20</text:p>
          </table:table-cell>
          <table:table-cell table:style-name="ce16" office:value-type="string">
            <text:p>Sod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/>
          <table:table-cell table:style-name="ce16" table:number-columns-repeated="3"/>
          <table:table-cell table:style-name="ce34" office:value-type="string">
            <text:p>SubTotal</text:p>
          </table:table-cell>
          <table:table-cell table:style-name="ce46" office:value-type="float" office:value="33000">
            <text:p>33000.00</text:p>
          </table:table-cell>
          <table:table-cell table:style-name="ce32" office:value-type="date" office:date-value="2020-03-13">
            <text:p>13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41145">
            <text:p>241145</text:p>
          </table:table-cell>
          <table:table-cell table:style-name="ce41" office:value-type="float" office:value="979.42">
            <text:p>979.42</text:p>
          </table:table-cell>
          <table:table-cell table:style-name="ce32" office:value-type="date" office:date-value="2020-03-28">
            <text:p>28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50276">
            <text:p>250276</text:p>
          </table:table-cell>
          <table:table-cell table:style-name="ce41" office:value-type="float" office:value="192">
            <text:p>192.00</text:p>
          </table:table-cell>
          <table:table-cell table:style-name="ce32"/>
          <table:table-cell table:style-name="ce16" table:number-columns-repeated="2"/>
          <table:table-cell table:style-name="ce47"/>
          <table:table-cell table:style-name="ce34" office:value-type="string">
            <text:p>SubTotal</text:p>
          </table:table-cell>
          <table:table-cell table:style-name="ce53" table:formula="of:=SUM([.CX5:.CX15])" office:value-type="float" office:value="42482.88">
            <text:p>42482.88</text:p>
          </table:table-cell>
          <table:table-cell table:style-name="ce32" office:value-type="date" office:date-value="2020-03-19">
            <text:p>19/03/20</text:p>
          </table:table-cell>
          <table:table-cell table:style-name="ce16" table:number-columns-repeated="2"/>
          <table:table-cell table:style-name="ce47" office:value-type="string">
            <text:p>MB/B02/19</text:p>
          </table:table-cell>
          <table:table-cell table:style-name="ce50" office:value-type="float" office:value="186769">
            <text:p>186769</text:p>
          </table:table-cell>
          <table:table-cell table:style-name="ce41" office:value-type="float" office:value="21.26">
            <text:p>21.26</text:p>
          </table:table-cell>
          <table:table-cell table:style-name="ce32" office:value-type="date" office:date-value="2020-03-12">
            <text:p>12/03/20</text:p>
          </table:table-cell>
          <table:table-cell table:style-name="ce16" table:number-columns-repeated="2"/>
          <table:table-cell table:style-name="ce47" office:value-type="string">
            <text:p>MB/B14/19</text:p>
          </table:table-cell>
          <table:table-cell table:style-name="ce50" office:value-type="float" office:value="122102">
            <text:p>122102</text:p>
          </table:table-cell>
          <table:table-cell table:style-name="ce41" office:value-type="float" office:value="88.36">
            <text:p>88.36</text:p>
          </table:table-cell>
          <table:table-cell table:style-name="ce32" office:value-type="date" office:date-value="2020-04-02">
            <text:p>02/04/20</text:p>
          </table:table-cell>
          <table:table-cell table:style-name="ce16" table:number-columns-repeated="2"/>
          <table:table-cell table:style-name="ce47" office:value-type="string">
            <text:p>MB/B02/20</text:p>
          </table:table-cell>
          <table:table-cell table:style-name="ce50" office:value-type="float" office:value="543">
            <text:p>543</text:p>
          </table:table-cell>
          <table:table-cell table:style-name="ce41" office:value-type="float" office:value="725.05">
            <text:p>725.05</text:p>
          </table:table-cell>
          <table:table-cell table:style-name="ce32" office:value-type="date" office:date-value="2020-04-07">
            <text:p>07/04/20</text:p>
          </table:table-cell>
          <table:table-cell table:style-name="ce16" office:value-type="string">
            <text:p>Credit Sales</text:p>
          </table:table-cell>
          <table:table-cell table:style-name="ce33"/>
          <table:table-cell table:style-name="ce47" office:value-type="string" table:number-columns-spanned="2" table:number-rows-spanned="1">
            <text:p>Return(MB/B14/19 122102)iv set</text:p>
          </table:table-cell>
          <table:covered-table-cell table:style-name="ce14"/>
          <table:table-cell table:style-name="ce41" office:value-type="float" office:value="36.72">
            <text:p>36.72</text:p>
          </table:table-cell>
          <table:table-cell table:style-name="ce32" office:value-type="date" office:date-value="2020-04-07">
            <text:p>07/04/20</text:p>
          </table:table-cell>
          <table:table-cell table:style-name="ce16" office:value-type="string">
            <text:p>Credit Sales</text:p>
          </table:table-cell>
          <table:table-cell table:style-name="ce33"/>
          <table:table-cell table:style-name="ce47" office:value-type="string" table:number-columns-spanned="2" table:number-rows-spanned="1">
            <text:p>Return(PB/B01/20 82)potlyte 150mg</text:p>
          </table:table-cell>
          <table:covered-table-cell table:style-name="ce14"/>
          <table:table-cell table:style-name="ce41" office:value-type="float" office:value="79.66">
            <text:p>79.66</text:p>
          </table:table-cell>
          <table:table-cell table:style-name="ce32" office:value-type="date" office:date-value="2020-03-24">
            <text:p>24/03/20</text:p>
          </table:table-cell>
          <table:table-cell table:style-name="ce16"/>
          <table:table-cell table:style-name="ce33"/>
          <table:table-cell table:style-name="ce47" office:value-type="string" table:number-columns-spanned="2" table:number-rows-spanned="1">
            <text:p>Advance AP 1543462</text:p>
          </table:table-cell>
          <table:covered-table-cell table:style-name="ce14"/>
          <table:table-cell table:style-name="ce41" office:value-type="float" office:value="50000">
            <text:p>50000.00</text:p>
          </table:table-cell>
          <table:table-cell table:style-name="ce14" table:number-columns-repeated="886"/>
        </table:table-row>
        <table:table-row table:style-name="ro6">
          <table:table-cell table:style-name="ce7" office:value-type="string" table:number-columns-spanned="4" table:number-rows-spanned="1">
            <text:p>Paid Amount (Rs.)</text:p>
          </table:table-cell>
          <table:covered-table-cell table:number-columns-repeated="3" table:style-name="ce6"/>
          <table:table-cell table:number-columns-repeated="2" table:style-name="ce23" office:value-type="float" office:value="0">
            <text:p>0.00</text:p>
          </table:table-cell>
          <table:table-cell table:style-name="ce32" office:value-type="date" office:date-value="2020-03-19">
            <text:p>19/03/20</text:p>
          </table:table-cell>
          <table:table-cell table:style-name="ce16" office:value-type="string">
            <text:p>Alpha bed charge per day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Bed charge</text:p>
          </table:table-cell>
          <table:table-cell table:style-name="ce16" office:value-type="float" office:value="80">
            <text:p>80</text:p>
          </table:table-cell>
          <table:table-cell table:style-name="ce32" office:value-type="date" office:date-value="2020-03-21">
            <text:p>21/03/20</text:p>
          </table:table-cell>
          <table:table-cell table:style-name="ce16" office:value-type="string">
            <text:p>Infection Diseases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530">
            <text:p>530.00</text:p>
          </table:table-cell>
          <table:table-cell table:style-name="ce32" office:value-type="date" office:date-value="2020-03-23">
            <text:p>23/03/20</text:p>
          </table:table-cell>
          <table:table-cell table:style-name="ce16" office:value-type="string">
            <text:p>Gastroengrology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530">
            <text:p>530.00</text:p>
          </table:table-cell>
          <table:table-cell table:style-name="ce32" office:value-type="date" office:date-value="2020-03-11">
            <text:p>11/03/20</text:p>
          </table:table-cell>
          <table:table-cell table:style-name="ce16" office:value-type="string">
            <text:p>excercise therapy per joint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350">
            <text:p>350.00</text:p>
          </table:table-cell>
          <table:table-cell table:style-name="ce32" office:value-type="date" office:date-value="2020-03-23">
            <text:p>23/03/20</text:p>
          </table:table-cell>
          <table:table-cell table:style-name="ce16" office:value-type="string">
            <text:p>Food Charges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 office:value-type="date" office:date-value="2020-04-06">
            <text:p>06/04/20</text:p>
          </table:table-cell>
          <table:table-cell table:style-name="ce16" office:value-type="string">
            <text:p>Nebulization</text:p>
          </table:table-cell>
          <table:table-cell table:style-name="ce16" office:value-type="string">
            <text:p>8h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 office:value-type="date" office:date-value="2020-03-23">
            <text:p>23/03/20</text:p>
          </table:table-cell>
          <table:table-cell table:style-name="ce16" office:value-type="string">
            <text:p>Blood Urea</text:p>
          </table:table-cell>
          <table:table-cell table:style-name="ce16" table:number-columns-repeated="3"/>
          <table:table-cell table:style-name="ce41" office:value-type="float" office:value="140">
            <text:p>140.00</text:p>
          </table:table-cell>
          <table:table-cell table:style-name="ce32" office:value-type="date" office:date-value="2020-04-03">
            <text:p>03/04/20</text:p>
          </table:table-cell>
          <table:table-cell table:style-name="ce16" office:value-type="string">
            <text:p>CBC.,WBC,Diff,RBC &amp; Platele(Hem Panel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3-06">
            <text:p>06/03/20</text:p>
          </table:table-cell>
          <table:table-cell table:style-name="ce16" office:value-type="string">
            <text:p>Creatin Blood</text:p>
          </table:table-cell>
          <table:table-cell table:style-name="ce16" table:number-columns-repeated="3"/>
          <table:table-cell table:style-name="ce41" office:value-type="float" office:value="140">
            <text:p>140.00</text:p>
          </table:table-cell>
          <table:table-cell table:style-name="ce32" office:value-type="date" office:date-value="2020-04-01">
            <text:p>01/04/20</text:p>
          </table:table-cell>
          <table:table-cell table:style-name="ce16" office:value-type="string">
            <text:p>Gulcometer-Blood Sugar</text:p>
          </table:table-cell>
          <table:table-cell table:style-name="ce16" table:number-columns-repeated="3"/>
          <table:table-cell table:style-name="ce41" office:value-type="float" office:value="60">
            <text:p>60.00</text:p>
          </table:table-cell>
          <table:table-cell table:style-name="ce32" office:value-type="date" office:date-value="2020-04-02">
            <text:p>02/04/20</text:p>
          </table:table-cell>
          <table:table-cell table:style-name="ce16" office:value-type="string">
            <text:p>Pottass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 office:value-type="date" office:date-value="2020-03-31">
            <text:p>31/03/20</text:p>
          </table:table-cell>
          <table:table-cell table:style-name="ce16" office:value-type="string">
            <text:p>Sod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 Nursing Charges</text:p>
          </table:table-cell>
          <table:covered-table-cell table:number-columns-repeated="2" table:style-name="ce13"/>
          <table:table-cell table:style-name="ce32" office:value-type="date" office:date-value="2020-03-14">
            <text:p>14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41858">
            <text:p>241858</text:p>
          </table:table-cell>
          <table:table-cell table:style-name="ce41" office:value-type="float" office:value="16.07">
            <text:p>16.07</text:p>
          </table:table-cell>
          <table:table-cell table:style-name="ce32" office:value-type="date" office:date-value="2020-03-29">
            <text:p>29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50394">
            <text:p>250394</text:p>
          </table:table-cell>
          <table:table-cell table:style-name="ce41" office:value-type="float" office:value="145.69">
            <text:p>145.69</text:p>
          </table:table-cell>
          <table:table-cell table:style-name="ce32"/>
          <table:table-cell table:style-name="ce16" table:number-columns-repeated="2"/>
          <table:table-cell table:style-name="ce47"/>
          <table:table-cell table:style-name="ce50"/>
          <table:table-cell table:style-name="ce41"/>
          <table:table-cell table:style-name="ce32" office:value-type="date" office:date-value="2020-03-19">
            <text:p>19/03/20</text:p>
          </table:table-cell>
          <table:table-cell table:style-name="ce16" table:number-columns-repeated="2"/>
          <table:table-cell table:style-name="ce47" office:value-type="string">
            <text:p>MB/B02/19</text:p>
          </table:table-cell>
          <table:table-cell table:style-name="ce50" office:value-type="float" office:value="187021">
            <text:p>187021</text:p>
          </table:table-cell>
          <table:table-cell table:style-name="ce41" office:value-type="float" office:value="450.31">
            <text:p>450.31</text:p>
          </table:table-cell>
          <table:table-cell table:style-name="ce32" office:value-type="date" office:date-value="2020-03-14">
            <text:p>14/03/20</text:p>
          </table:table-cell>
          <table:table-cell table:style-name="ce16" table:number-columns-repeated="2"/>
          <table:table-cell table:style-name="ce47" office:value-type="string">
            <text:p>MB/B14/19</text:p>
          </table:table-cell>
          <table:table-cell table:style-name="ce50" office:value-type="float" office:value="122743">
            <text:p>122743</text:p>
          </table:table-cell>
          <table:table-cell table:style-name="ce41" office:value-type="float" office:value="178.73">
            <text:p>178.73</text:p>
          </table:table-cell>
          <table:table-cell table:style-name="ce32"/>
          <table:table-cell table:style-name="ce16" table:number-columns-repeated="2"/>
          <table:table-cell table:style-name="ce47"/>
          <table:table-cell table:style-name="ce34" office:value-type="string">
            <text:p>SubTotal</text:p>
          </table:table-cell>
          <table:table-cell table:style-name="ce35" table:formula="of:=SUM([.DP5:.DP16])" office:value-type="float" office:value="5865.03">
            <text:p>5865.03</text:p>
          </table:table-cell>
          <table:table-cell table:style-name="ce32" office:value-type="date" office:date-value="2020-04-07">
            <text:p>07/04/20</text:p>
          </table:table-cell>
          <table:table-cell table:style-name="ce16" office:value-type="string">
            <text:p>Credit Sales</text:p>
          </table:table-cell>
          <table:table-cell table:style-name="ce33" office:value-type="float" office:value="10">
            <text:p>10</text:p>
          </table:table-cell>
          <table:table-cell table:style-name="ce47" office:value-type="string" table:number-columns-spanned="2" table:number-rows-spanned="1">
            <text:p>Return(MB/B14/19 122102) syringe</text:p>
          </table:table-cell>
          <table:covered-table-cell table:style-name="ce14"/>
          <table:table-cell table:style-name="ce41" office:value-type="float" office:value="24.68">
            <text:p>24.68</text:p>
          </table:table-cell>
          <table:table-cell table:style-name="ce32" office:value-type="date" office:date-value="2020-04-07">
            <text:p>07/04/20</text:p>
          </table:table-cell>
          <table:table-cell table:style-name="ce16" office:value-type="string">
            <text:p>Credit Sales</text:p>
          </table:table-cell>
          <table:table-cell table:style-name="ce33"/>
          <table:table-cell table:style-name="ce47" office:value-type="string" table:number-columns-spanned="2" table:number-rows-spanned="1">
            <text:p>Return(PB/B01/20 956)coly monas</text:p>
          </table:table-cell>
          <table:covered-table-cell table:style-name="ce14"/>
          <table:table-cell table:style-name="ce41" office:value-type="float" office:value="3930">
            <text:p>3930.00</text:p>
          </table:table-cell>
          <table:table-cell table:style-name="ce32" office:value-type="date" office:date-value="2020-03-26">
            <text:p>26/03/20</text:p>
          </table:table-cell>
          <table:table-cell table:style-name="ce16"/>
          <table:table-cell table:style-name="ce33"/>
          <table:table-cell table:style-name="ce47" office:value-type="string" table:number-columns-spanned="2" table:number-rows-spanned="1">
            <text:p>Advance AP 1544051</text:p>
          </table:table-cell>
          <table:covered-table-cell table:style-name="ce14"/>
          <table:table-cell table:style-name="ce41" office:value-type="float" office:value="40000">
            <text:p>40000.00</text:p>
          </table:table-cell>
          <table:table-cell table:style-name="ce14" table:number-columns-repeated="886"/>
        </table:table-row>
        <table:table-row table:style-name="ro6">
          <table:table-cell table:style-name="ce7" office:value-type="string" table:number-columns-spanned="4" table:number-rows-spanned="1">
            <text:p>Refuned Amount (Rs.)</text:p>
          </table:table-cell>
          <table:covered-table-cell table:number-columns-repeated="3" table:style-name="ce6"/>
          <table:table-cell table:style-name="ce23" office:value-type="float" office:value="57892">
            <text:p>57892.00</text:p>
          </table:table-cell>
          <table:table-cell table:style-name="ce23" office:value-type="float" office:value="0">
            <text:p>0.00</text:p>
          </table:table-cell>
          <table:table-cell table:style-name="ce32" office:value-type="date" office:date-value="2020-03-24">
            <text:p>24/03/20</text:p>
          </table:table-cell>
          <table:table-cell table:style-name="ce16" office:value-type="string">
            <text:p>Alpha bed charge per day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Bed charge</text:p>
          </table:table-cell>
          <table:table-cell table:style-name="ce16" office:value-type="float" office:value="80">
            <text:p>80</text:p>
          </table:table-cell>
          <table:table-cell table:style-name="ce32" office:value-type="date" office:date-value="2020-03-24">
            <text:p>24/03/20</text:p>
          </table:table-cell>
          <table:table-cell table:style-name="ce16" office:value-type="string">
            <text:p>Infection Diseases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530">
            <text:p>530.00</text:p>
          </table:table-cell>
          <table:table-cell table:style-name="ce32" office:value-type="date" office:date-value="2020-04-01">
            <text:p>01/04/20</text:p>
          </table:table-cell>
          <table:table-cell table:style-name="ce16" office:value-type="string">
            <text:p>Gastroengrology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530">
            <text:p>530.00</text:p>
          </table:table-cell>
          <table:table-cell table:style-name="ce32" office:value-type="date" office:date-value="2020-03-12">
            <text:p>12/03/20</text:p>
          </table:table-cell>
          <table:table-cell table:style-name="ce16" office:value-type="string">
            <text:p>excercise therapy per joint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350">
            <text:p>350.00</text:p>
          </table:table-cell>
          <table:table-cell table:style-name="ce32" office:value-type="date" office:date-value="2020-03-24">
            <text:p>24/03/20</text:p>
          </table:table-cell>
          <table:table-cell table:style-name="ce16" office:value-type="string">
            <text:p>Food Charges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 office:value-type="date" office:date-value="2020-04-07">
            <text:p>07/04/20</text:p>
          </table:table-cell>
          <table:table-cell table:style-name="ce16" office:value-type="string">
            <text:p>Nebulization</text:p>
          </table:table-cell>
          <table:table-cell table:style-name="ce16" office:value-type="string">
            <text:p>8h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 office:value-type="date" office:date-value="2020-03-24">
            <text:p>24/03/20</text:p>
          </table:table-cell>
          <table:table-cell table:style-name="ce16" office:value-type="string">
            <text:p>Blood Urea</text:p>
          </table:table-cell>
          <table:table-cell table:style-name="ce16" table:number-columns-repeated="3"/>
          <table:table-cell table:style-name="ce41" office:value-type="float" office:value="140">
            <text:p>140.00</text:p>
          </table:table-cell>
          <table:table-cell table:style-name="ce32" office:value-type="date" office:date-value="2020-04-04">
            <text:p>04/04/20</text:p>
          </table:table-cell>
          <table:table-cell table:style-name="ce16" office:value-type="string">
            <text:p>CBC.,WBC,Diff,RBC &amp; Platele(Hem Panel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3-08">
            <text:p>08/03/20</text:p>
          </table:table-cell>
          <table:table-cell table:style-name="ce16" office:value-type="string">
            <text:p>Creatin Blood</text:p>
          </table:table-cell>
          <table:table-cell table:style-name="ce16" table:number-columns-repeated="3"/>
          <table:table-cell table:style-name="ce41" office:value-type="float" office:value="140">
            <text:p>140.00</text:p>
          </table:table-cell>
          <table:table-cell table:style-name="ce44" office:value-type="date" office:date-value="2020-03-06">
            <text:p>06/03/20</text:p>
          </table:table-cell>
          <table:table-cell table:style-name="ce32" office:value-type="string">
            <text:p>Hepatic Function Panel protein (T, ALB, Glob(Bil T&amp;D, ALP, ALT,AST,)CHEM- Panel)</text:p>
          </table:table-cell>
          <table:table-cell table:style-name="ce16" table:number-columns-repeated="3"/>
          <table:table-cell table:style-name="ce41" office:value-type="float" office:value="390">
            <text:p>390.00</text:p>
          </table:table-cell>
          <table:table-cell table:style-name="ce44" office:value-type="date" office:date-value="2020-04-03">
            <text:p>03/04/20</text:p>
          </table:table-cell>
          <table:table-cell table:style-name="ce16" office:value-type="string">
            <text:p>Pottass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 office:value-type="date" office:date-value="2020-04-01">
            <text:p>01/04/20</text:p>
          </table:table-cell>
          <table:table-cell table:style-name="ce16" office:value-type="string">
            <text:p>Sod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/>
          <table:table-cell table:style-name="ce16" office:value-type="string">
            <text:p>Private Room</text:p>
          </table:table-cell>
          <table:table-cell table:style-name="ce16" office:value-type="float" office:value="33">
            <text:p>33</text:p>
          </table:table-cell>
          <table:table-cell table:style-name="ce16" table:number-columns-repeated="2"/>
          <table:table-cell table:style-name="ce41" office:value-type="float" office:value="36300">
            <text:p>36300.00</text:p>
          </table:table-cell>
          <table:table-cell table:style-name="ce32" office:value-type="date" office:date-value="2020-03-14">
            <text:p>14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42011">
            <text:p>242011</text:p>
          </table:table-cell>
          <table:table-cell table:style-name="ce41" office:value-type="float" office:value="992.61">
            <text:p>992.61</text:p>
          </table:table-cell>
          <table:table-cell table:style-name="ce32" office:value-type="date" office:date-value="2020-03-29">
            <text:p>29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50523">
            <text:p>250523</text:p>
          </table:table-cell>
          <table:table-cell table:style-name="ce41" office:value-type="float" office:value="15107.13">
            <text:p>15107.13</text:p>
          </table:table-cell>
          <table:table-cell table:style-name="ce32"/>
          <table:table-cell table:style-name="ce16" table:number-columns-repeated="2"/>
          <table:table-cell table:style-name="ce47"/>
          <table:table-cell table:style-name="ce50"/>
          <table:table-cell table:style-name="ce41"/>
          <table:table-cell table:style-name="ce32" office:value-type="date" office:date-value="2020-03-19">
            <text:p>19/03/20</text:p>
          </table:table-cell>
          <table:table-cell table:style-name="ce16" table:number-columns-repeated="2"/>
          <table:table-cell table:style-name="ce47" office:value-type="string">
            <text:p>MB/B02/19</text:p>
          </table:table-cell>
          <table:table-cell table:style-name="ce50" office:value-type="float" office:value="187039">
            <text:p>187039</text:p>
          </table:table-cell>
          <table:table-cell table:style-name="ce41" office:value-type="float" office:value="63.79">
            <text:p>63.79</text:p>
          </table:table-cell>
          <table:table-cell table:style-name="ce32" office:value-type="date" office:date-value="2020-03-14">
            <text:p>14/03/20</text:p>
          </table:table-cell>
          <table:table-cell table:style-name="ce16" table:number-columns-repeated="2"/>
          <table:table-cell table:style-name="ce47" office:value-type="string">
            <text:p>MB/B14/19</text:p>
          </table:table-cell>
          <table:table-cell table:style-name="ce50" office:value-type="float" office:value="122771">
            <text:p>122771</text:p>
          </table:table-cell>
          <table:table-cell table:style-name="ce41" office:value-type="float" office:value="720.22">
            <text:p>720.22</text:p>
          </table:table-cell>
          <table:table-cell table:style-name="ce32"/>
          <table:table-cell table:style-name="ce16" table:number-columns-repeated="2"/>
          <table:table-cell table:style-name="ce47"/>
          <table:table-cell table:style-name="ce50"/>
          <table:table-cell table:style-name="ce41"/>
          <table:table-cell table:style-name="ce32" office:value-type="date" office:date-value="2020-03-23">
            <text:p>23/03/20</text:p>
          </table:table-cell>
          <table:table-cell table:style-name="ce16" office:value-type="string">
            <text:p>Credit Sales</text:p>
          </table:table-cell>
          <table:table-cell table:style-name="ce33" office:value-type="float" office:value="5">
            <text:p>5</text:p>
          </table:table-cell>
          <table:table-cell table:style-name="ce47" office:value-type="string" table:number-columns-spanned="2" table:number-rows-spanned="1">
            <text:p>Return(MB/B14/19 122102)syringe</text:p>
          </table:table-cell>
          <table:covered-table-cell table:style-name="ce14"/>
          <table:table-cell table:style-name="ce41" office:value-type="float" office:value="8.32">
            <text:p>8.32</text:p>
          </table:table-cell>
          <table:table-cell table:style-name="ce32"/>
          <table:table-cell table:style-name="ce16"/>
          <table:table-cell table:style-name="ce33"/>
          <table:table-cell table:style-name="ce47" table:number-columns-spanned="2" table:number-rows-spanned="1"/>
          <table:covered-table-cell table:style-name="ce14"/>
          <table:table-cell table:style-name="ce41"/>
          <table:table-cell table:style-name="ce32" office:value-type="date" office:date-value="2020-03-28">
            <text:p>28/03/20</text:p>
          </table:table-cell>
          <table:table-cell table:style-name="ce16"/>
          <table:table-cell table:style-name="ce33"/>
          <table:table-cell table:style-name="ce47" office:value-type="string" table:number-columns-spanned="2" table:number-rows-spanned="1">
            <text:p>Advance AP 1544421</text:p>
          </table:table-cell>
          <table:covered-table-cell table:style-name="ce14"/>
          <table:table-cell table:style-name="ce41" office:value-type="float" office:value="50000">
            <text:p>50000.00</text:p>
          </table:table-cell>
          <table:table-cell table:style-name="ce14" table:number-columns-repeated="886"/>
        </table:table-row>
        <table:table-row table:style-name="ro6">
          <table:table-cell table:style-name="ce8" office:value-type="string" table:number-columns-spanned="4" table:number-rows-spanned="1">
            <text:p>Total</text:p>
          </table:table-cell>
          <table:covered-table-cell table:number-columns-repeated="2" table:style-name="ce16"/>
          <table:covered-table-cell table:style-name="ce20"/>
          <table:table-cell table:style-name="ce22" table:formula="of:=SUM([.E13:.E18])" office:value-type="float" office:value="625130">
            <text:p>625130</text:p>
          </table:table-cell>
          <table:table-cell table:style-name="ce22" table:formula="of:=SUM([.F13:.F18])" office:value-type="float" office:value="625130">
            <text:p>625130</text:p>
          </table:table-cell>
          <table:table-cell table:style-name="ce32" office:value-type="date" office:date-value="2020-03-25">
            <text:p>25/03/20</text:p>
          </table:table-cell>
          <table:table-cell table:style-name="ce16" office:value-type="string">
            <text:p>Alpha bed charge per day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Bed charge</text:p>
          </table:table-cell>
          <table:table-cell table:style-name="ce16" office:value-type="float" office:value="80">
            <text:p>80</text:p>
          </table:table-cell>
          <table:table-cell table:style-name="ce32" office:value-type="date" office:date-value="2020-03-11">
            <text:p>11/03/20</text:p>
          </table:table-cell>
          <table:table-cell table:style-name="ce16" office:value-type="string">
            <text:p>Nephrology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530">
            <text:p>530.00</text:p>
          </table:table-cell>
          <table:table-cell table:style-name="ce32" office:value-type="date" office:date-value="2020-04-04">
            <text:p>04/04/20</text:p>
          </table:table-cell>
          <table:table-cell table:style-name="ce16" office:value-type="string">
            <text:p>Gastroengrology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530">
            <text:p>530.00</text:p>
          </table:table-cell>
          <table:table-cell table:style-name="ce32" office:value-type="date" office:date-value="2020-03-13">
            <text:p>13/03/20</text:p>
          </table:table-cell>
          <table:table-cell table:style-name="ce16" office:value-type="string">
            <text:p>excercise therapy per joint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350">
            <text:p>350.00</text:p>
          </table:table-cell>
          <table:table-cell table:style-name="ce32" office:value-type="date" office:date-value="2020-03-25">
            <text:p>25/03/20</text:p>
          </table:table-cell>
          <table:table-cell table:style-name="ce16" office:value-type="string">
            <text:p>Food Charges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 office:value-type="date" office:date-value="2020-03-25">
            <text:p>25/03/20</text:p>
          </table:table-cell>
          <table:table-cell table:style-name="ce16" office:value-type="string">
            <text:p>Respiratory Therapy Services per day</text:p>
          </table:table-cell>
          <table:table-cell table:style-name="ce16" table:number-columns-repeated="2"/>
          <table:table-cell table:style-name="ce16" office:value-type="string">
            <text:p>Consultation IP</text:p>
          </table:table-cell>
          <table:table-cell table:style-name="ce41" office:value-type="float" office:value="230">
            <text:p>230.00</text:p>
          </table:table-cell>
          <table:table-cell table:style-name="ce32" office:value-type="date" office:date-value="2020-03-25">
            <text:p>25/03/20</text:p>
          </table:table-cell>
          <table:table-cell table:style-name="ce16" office:value-type="string">
            <text:p>Blood Urea</text:p>
          </table:table-cell>
          <table:table-cell table:style-name="ce16" table:number-columns-repeated="3"/>
          <table:table-cell table:style-name="ce41" office:value-type="float" office:value="140">
            <text:p>140.00</text:p>
          </table:table-cell>
          <table:table-cell table:style-name="ce32" office:value-type="date" office:date-value="2020-04-05">
            <text:p>05/04/20</text:p>
          </table:table-cell>
          <table:table-cell table:style-name="ce16" office:value-type="string">
            <text:p>CBC.,WBC,Diff,RBC &amp; Platele(Hem Panel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3-09">
            <text:p>09/03/20</text:p>
          </table:table-cell>
          <table:table-cell table:style-name="ce16" office:value-type="string">
            <text:p>Creatin Blood</text:p>
          </table:table-cell>
          <table:table-cell table:style-name="ce16" table:number-columns-repeated="3"/>
          <table:table-cell table:style-name="ce41" office:value-type="float" office:value="140">
            <text:p>140.00</text:p>
          </table:table-cell>
          <table:table-cell table:style-name="ce32" office:value-type="date" office:date-value="2020-03-24">
            <text:p>24/03/20</text:p>
          </table:table-cell>
          <table:table-cell table:style-name="ce32" office:value-type="string">
            <text:p>Hepatic Function Panel protein (T, ALB, Glob(Bil T&amp;D, ALP, ALT,AST,)CHEM- Panel)</text:p>
          </table:table-cell>
          <table:table-cell table:style-name="ce16" table:number-columns-repeated="3"/>
          <table:table-cell table:style-name="ce41" office:value-type="float" office:value="390">
            <text:p>390.00</text:p>
          </table:table-cell>
          <table:table-cell table:style-name="ce32" office:value-type="date" office:date-value="2020-04-04">
            <text:p>04/04/20</text:p>
          </table:table-cell>
          <table:table-cell table:style-name="ce16" office:value-type="string">
            <text:p>Pottass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 office:value-type="date" office:date-value="2020-04-02">
            <text:p>02/04/20</text:p>
          </table:table-cell>
          <table:table-cell table:style-name="ce16" office:value-type="string">
            <text:p>Sod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/>
          <table:table-cell table:style-name="ce16" table:number-columns-repeated="3"/>
          <table:table-cell table:style-name="ce34" office:value-type="string">
            <text:p>SubTotal</text:p>
          </table:table-cell>
          <table:table-cell table:style-name="ce41" office:value-type="float" office:value="36300">
            <text:p>36300.00</text:p>
          </table:table-cell>
          <table:table-cell table:style-name="ce32" office:value-type="date" office:date-value="2020-03-14">
            <text:p>14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42124">
            <text:p>242124</text:p>
          </table:table-cell>
          <table:table-cell table:style-name="ce41" office:value-type="float" office:value="171.6">
            <text:p>171.60</text:p>
          </table:table-cell>
          <table:table-cell table:style-name="ce32" office:value-type="date" office:date-value="2020-03-30">
            <text:p>30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50850">
            <text:p>250850</text:p>
          </table:table-cell>
          <table:table-cell table:style-name="ce41" office:value-type="float" office:value="8723.77">
            <text:p>8723.77</text:p>
          </table:table-cell>
          <table:table-cell table:style-name="ce32"/>
          <table:table-cell table:style-name="ce16" table:number-columns-repeated="2"/>
          <table:table-cell table:style-name="ce47"/>
          <table:table-cell table:style-name="ce50"/>
          <table:table-cell table:style-name="ce41"/>
          <table:table-cell table:style-name="ce32" office:value-type="date" office:date-value="2020-03-22">
            <text:p>22/03/20</text:p>
          </table:table-cell>
          <table:table-cell table:style-name="ce16" table:number-columns-repeated="2"/>
          <table:table-cell table:style-name="ce47" office:value-type="string">
            <text:p>MB/B02/19</text:p>
          </table:table-cell>
          <table:table-cell table:style-name="ce50" office:value-type="float" office:value="188134">
            <text:p>188134</text:p>
          </table:table-cell>
          <table:table-cell table:style-name="ce41" office:value-type="float" office:value="566.49">
            <text:p>566.49</text:p>
          </table:table-cell>
          <table:table-cell table:style-name="ce32" office:value-type="date" office:date-value="2020-03-14">
            <text:p>14/03/20</text:p>
          </table:table-cell>
          <table:table-cell table:style-name="ce16" table:number-columns-repeated="2"/>
          <table:table-cell table:style-name="ce47" office:value-type="string">
            <text:p>MB/B14/19</text:p>
          </table:table-cell>
          <table:table-cell table:style-name="ce50" office:value-type="float" office:value="122876">
            <text:p>122876</text:p>
          </table:table-cell>
          <table:table-cell table:style-name="ce41" office:value-type="float" office:value="116.49">
            <text:p>116.49</text:p>
          </table:table-cell>
          <table:table-cell table:style-name="ce32"/>
          <table:table-cell table:style-name="ce16" table:number-columns-repeated="2"/>
          <table:table-cell table:style-name="ce47"/>
          <table:table-cell table:style-name="ce50"/>
          <table:table-cell table:style-name="ce41"/>
          <table:table-cell table:style-name="ce32" office:value-type="date" office:date-value="2020-03-23">
            <text:p>23/03/20</text:p>
          </table:table-cell>
          <table:table-cell table:style-name="ce16" office:value-type="string">
            <text:p>Credit Sales</text:p>
          </table:table-cell>
          <table:table-cell table:style-name="ce33"/>
          <table:table-cell table:style-name="ce47" office:value-type="string" table:number-columns-spanned="2" table:number-rows-spanned="1">
            <text:p>Return(MB/B14/19 122743) gloves</text:p>
          </table:table-cell>
          <table:covered-table-cell table:style-name="ce14"/>
          <table:table-cell table:style-name="ce41" office:value-type="float" office:value="11.48">
            <text:p>11.48</text:p>
          </table:table-cell>
          <table:table-cell table:style-name="ce32"/>
          <table:table-cell table:style-name="ce16"/>
          <table:table-cell table:style-name="ce33"/>
          <table:table-cell table:style-name="ce55" office:value-type="string" table:number-columns-spanned="2" table:number-rows-spanned="1">
            <text:p>SubTotal</text:p>
          </table:table-cell>
          <table:covered-table-cell table:style-name="ce14"/>
          <table:table-cell table:style-name="ce35" table:formula="of:=SUM([.EB5:.EB18])" office:value-type="float" office:value="41097.46">
            <text:p>41097.46</text:p>
          </table:table-cell>
          <table:table-cell table:style-name="ce32" office:value-type="date" office:date-value="2020-03-31">
            <text:p>31/03/20</text:p>
          </table:table-cell>
          <table:table-cell table:style-name="ce16"/>
          <table:table-cell table:style-name="ce33"/>
          <table:table-cell table:style-name="ce47" office:value-type="string" table:number-columns-spanned="2" table:number-rows-spanned="1">
            <text:p>Advance AP 1544919</text:p>
          </table:table-cell>
          <table:covered-table-cell table:style-name="ce14"/>
          <table:table-cell table:style-name="ce41" office:value-type="float" office:value="40000">
            <text:p>40000.00</text:p>
          </table:table-cell>
          <table:table-cell table:style-name="ce14" table:number-columns-repeated="886"/>
        </table:table-row>
        <table:table-row table:style-name="ro6">
          <table:table-cell table:style-name="ce9"/>
          <table:table-cell table:style-name="ce17" table:number-columns-repeated="4"/>
          <table:table-cell table:style-name="ce26"/>
          <table:table-cell table:style-name="ce32" office:value-type="date" office:date-value="2020-03-26">
            <text:p>26/03/20</text:p>
          </table:table-cell>
          <table:table-cell table:style-name="ce16" office:value-type="string">
            <text:p>Alpha bed charge per day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Bed charge</text:p>
          </table:table-cell>
          <table:table-cell table:style-name="ce16" office:value-type="float" office:value="80">
            <text:p>80</text:p>
          </table:table-cell>
          <table:table-cell table:style-name="ce32" office:value-type="date" office:date-value="2020-03-23">
            <text:p>23/03/20</text:p>
          </table:table-cell>
          <table:table-cell table:style-name="ce16" office:value-type="string">
            <text:p>Nephrology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530">
            <text:p>530.00</text:p>
          </table:table-cell>
          <table:table-cell table:style-name="ce32" office:value-type="date" office:date-value="2020-03-19">
            <text:p>19/03/20</text:p>
          </table:table-cell>
          <table:table-cell table:style-name="ce42" office:value-type="string">
            <text:p>physical Medicine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Rehabilitation</text:p>
          </table:table-cell>
          <table:table-cell table:style-name="ce16" office:value-type="string">
            <text:p>Consultation IP</text:p>
          </table:table-cell>
          <table:table-cell table:style-name="ce41" office:value-type="float" office:value="480">
            <text:p>480.00</text:p>
          </table:table-cell>
          <table:table-cell table:style-name="ce32" office:value-type="date" office:date-value="2020-03-20">
            <text:p>20/03/20</text:p>
          </table:table-cell>
          <table:table-cell table:style-name="ce16" office:value-type="string">
            <text:p>excercise therapy per joint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350">
            <text:p>350.00</text:p>
          </table:table-cell>
          <table:table-cell table:style-name="ce32" office:value-type="date" office:date-value="2020-03-26">
            <text:p>26/03/20</text:p>
          </table:table-cell>
          <table:table-cell table:style-name="ce16" office:value-type="string">
            <text:p>Food Charges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 office:value-type="date" office:date-value="2020-03-26">
            <text:p>26/03/20</text:p>
          </table:table-cell>
          <table:table-cell table:style-name="ce16" office:value-type="string">
            <text:p>Respiratory Therapy Services per day</text:p>
          </table:table-cell>
          <table:table-cell table:style-name="ce16" table:number-columns-repeated="2"/>
          <table:table-cell table:style-name="ce16" office:value-type="string">
            <text:p>Consultation IP</text:p>
          </table:table-cell>
          <table:table-cell table:style-name="ce41" office:value-type="float" office:value="230">
            <text:p>230.00</text:p>
          </table:table-cell>
          <table:table-cell table:style-name="ce32" office:value-type="date" office:date-value="2020-03-26">
            <text:p>26/03/20</text:p>
          </table:table-cell>
          <table:table-cell table:style-name="ce16" office:value-type="string">
            <text:p>Blood Urea</text:p>
          </table:table-cell>
          <table:table-cell table:style-name="ce16" table:number-columns-repeated="3"/>
          <table:table-cell table:style-name="ce41" office:value-type="float" office:value="140">
            <text:p>140.00</text:p>
          </table:table-cell>
          <table:table-cell table:style-name="ce32" office:value-type="date" office:date-value="2020-04-06">
            <text:p>06/04/20</text:p>
          </table:table-cell>
          <table:table-cell table:style-name="ce16" office:value-type="string">
            <text:p>CBC.,WBC,Diff,RBC &amp; Platele(Hem Panel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3-10">
            <text:p>10/03/20</text:p>
          </table:table-cell>
          <table:table-cell table:style-name="ce16" office:value-type="string">
            <text:p>Creatin Blood</text:p>
          </table:table-cell>
          <table:table-cell table:style-name="ce16" table:number-columns-repeated="3"/>
          <table:table-cell table:style-name="ce41" office:value-type="float" office:value="140">
            <text:p>140.00</text:p>
          </table:table-cell>
          <table:table-cell table:style-name="ce32" office:value-type="date" office:date-value="2020-03-15">
            <text:p>15/03/20</text:p>
          </table:table-cell>
          <table:table-cell table:style-name="ce16" office:value-type="string">
            <text:p>HS T rop T</text:p>
          </table:table-cell>
          <table:table-cell table:style-name="ce16" table:number-columns-repeated="3"/>
          <table:table-cell table:style-name="ce41" office:value-type="float" office:value="1070">
            <text:p>1070.00</text:p>
          </table:table-cell>
          <table:table-cell table:style-name="ce32" office:value-type="date" office:date-value="2020-04-05">
            <text:p>05/04/20</text:p>
          </table:table-cell>
          <table:table-cell table:style-name="ce16" office:value-type="string">
            <text:p>Pottass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 office:value-type="date" office:date-value="2020-04-03">
            <text:p>03/04/20</text:p>
          </table:table-cell>
          <table:table-cell table:style-name="ce16" office:value-type="string">
            <text:p>Sod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5" office:value-type="string" table:number-columns-spanned="3" table:number-rows-spanned="1">
            <text:p>Bill No:</text:p>
          </table:table-cell>
          <table:covered-table-cell table:number-columns-repeated="2" table:style-name="ce13"/>
          <table:table-cell table:style-name="ce5" office:value-type="string" table:number-columns-spanned="3" table:number-rows-spanned="1">
            <text:p>Category:Miscellaneous</text:p>
          </table:table-cell>
          <table:covered-table-cell table:number-columns-repeated="2" table:style-name="ce13"/>
          <table:table-cell table:style-name="ce32" office:value-type="date" office:date-value="2020-03-15">
            <text:p>15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42527">
            <text:p>242527</text:p>
          </table:table-cell>
          <table:table-cell table:style-name="ce41" office:value-type="float" office:value="1295.45">
            <text:p>1295.45</text:p>
          </table:table-cell>
          <table:table-cell table:style-name="ce32" office:value-type="date" office:date-value="2020-03-30">
            <text:p>30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51078">
            <text:p>251078</text:p>
          </table:table-cell>
          <table:table-cell table:style-name="ce41" office:value-type="float" office:value="20.61">
            <text:p>20.61</text:p>
          </table:table-cell>
          <table:table-cell table:style-name="ce32"/>
          <table:table-cell table:style-name="ce16" table:number-columns-repeated="2"/>
          <table:table-cell table:style-name="ce47"/>
          <table:table-cell table:style-name="ce50"/>
          <table:table-cell table:style-name="ce41"/>
          <table:table-cell table:style-name="ce32" office:value-type="date" office:date-value="2020-03-23">
            <text:p>23/03/20</text:p>
          </table:table-cell>
          <table:table-cell table:style-name="ce16" table:number-columns-repeated="2"/>
          <table:table-cell table:style-name="ce47" office:value-type="string">
            <text:p>MB/B02/19</text:p>
          </table:table-cell>
          <table:table-cell table:style-name="ce50" office:value-type="float" office:value="188512">
            <text:p>188512</text:p>
          </table:table-cell>
          <table:table-cell table:style-name="ce41" office:value-type="float" office:value="137.3">
            <text:p>137.30</text:p>
          </table:table-cell>
          <table:table-cell table:style-name="ce32" office:value-type="date" office:date-value="2020-03-15">
            <text:p>15/03/20</text:p>
          </table:table-cell>
          <table:table-cell table:style-name="ce16" table:number-columns-repeated="2"/>
          <table:table-cell table:style-name="ce47" office:value-type="string">
            <text:p>MB/B14/19</text:p>
          </table:table-cell>
          <table:table-cell table:style-name="ce50" office:value-type="float" office:value="123132">
            <text:p>123132</text:p>
          </table:table-cell>
          <table:table-cell table:style-name="ce41" office:value-type="float" office:value="258.49">
            <text:p>258.49</text:p>
          </table:table-cell>
          <table:table-cell table:style-name="ce32"/>
          <table:table-cell table:style-name="ce16" table:number-columns-repeated="2"/>
          <table:table-cell table:style-name="ce47"/>
          <table:table-cell table:style-name="ce50"/>
          <table:table-cell table:style-name="ce41"/>
          <table:table-cell table:style-name="ce32" office:value-type="date" office:date-value="2020-04-07">
            <text:p>07/04/20</text:p>
          </table:table-cell>
          <table:table-cell table:style-name="ce16" office:value-type="string">
            <text:p>Credit Sales</text:p>
          </table:table-cell>
          <table:table-cell table:style-name="ce33"/>
          <table:table-cell table:style-name="ce47" office:value-type="string" table:number-columns-spanned="2" table:number-rows-spanned="1">
            <text:p>Return(MB/B14/19 122743) gloves</text:p>
          </table:table-cell>
          <table:covered-table-cell table:style-name="ce14"/>
          <table:table-cell table:style-name="ce41" office:value-type="float" office:value="34.45">
            <text:p>34.45</text:p>
          </table:table-cell>
          <table:table-cell table:style-name="ce32"/>
          <table:table-cell table:style-name="ce16"/>
          <table:table-cell table:style-name="ce33"/>
          <table:table-cell table:style-name="ce47" table:number-columns-spanned="2" table:number-rows-spanned="1"/>
          <table:covered-table-cell table:style-name="ce14"/>
          <table:table-cell table:style-name="ce41"/>
          <table:table-cell table:style-name="ce32" office:value-type="date" office:date-value="2020-04-02">
            <text:p>02/04/20</text:p>
          </table:table-cell>
          <table:table-cell table:style-name="ce16"/>
          <table:table-cell table:style-name="ce33"/>
          <table:table-cell table:style-name="ce47" office:value-type="string" table:number-columns-spanned="2" table:number-rows-spanned="1">
            <text:p>Advance AP 1545305</text:p>
          </table:table-cell>
          <table:covered-table-cell table:style-name="ce14"/>
          <table:table-cell table:style-name="ce41" office:value-type="float" office:value="50000">
            <text:p>50000.00</text:p>
          </table:table-cell>
          <table:table-cell table:style-name="ce14" table:number-columns-repeated="886"/>
        </table:table-row>
        <table:table-row table:style-name="ro6">
          <table:table-cell table:style-name="ce9"/>
          <table:table-cell table:style-name="ce17" table:number-columns-repeated="4"/>
          <table:table-cell table:style-name="ce26"/>
          <table:table-cell table:style-name="ce32" office:value-type="date" office:date-value="2020-03-27">
            <text:p>27/03/20</text:p>
          </table:table-cell>
          <table:table-cell table:style-name="ce16" office:value-type="string">
            <text:p>Alpha bed charge per day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Bed charge</text:p>
          </table:table-cell>
          <table:table-cell table:style-name="ce16" office:value-type="float" office:value="80">
            <text:p>80</text:p>
          </table:table-cell>
          <table:table-cell table:style-name="ce32" office:value-type="date" office:date-value="2020-03-16">
            <text:p>16/03/20</text:p>
          </table:table-cell>
          <table:table-cell table:style-name="ce16" office:value-type="string">
            <text:p>Nephrology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530">
            <text:p>530.00</text:p>
          </table:table-cell>
          <table:table-cell table:style-name="ce32" office:value-type="date" office:date-value="2020-03-07">
            <text:p>07/03/20</text:p>
          </table:table-cell>
          <table:table-cell table:style-name="ce16" office:value-type="string">
            <text:p>Dietician Consultation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 office:value-type="date" office:date-value="2020-03-23">
            <text:p>23/03/20</text:p>
          </table:table-cell>
          <table:table-cell table:style-name="ce16" office:value-type="string">
            <text:p>excercise therapy per joint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700">
            <text:p>700.00</text:p>
          </table:table-cell>
          <table:table-cell table:style-name="ce32" office:value-type="date" office:date-value="2020-03-27">
            <text:p>27/03/20</text:p>
          </table:table-cell>
          <table:table-cell table:style-name="ce16" office:value-type="string">
            <text:p>Food Charges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 office:value-type="date" office:date-value="2020-03-07">
            <text:p>07/03/20</text:p>
          </table:table-cell>
          <table:table-cell table:style-name="ce16" office:value-type="string">
            <text:p>Swallowing Assesment Therapy/ Counselling in ward/Room/ICU</text:p>
          </table:table-cell>
          <table:table-cell table:style-name="ce16" table:number-columns-repeated="2"/>
          <table:table-cell table:style-name="ce16" office:value-type="string">
            <text:p>Consultation IP</text:p>
          </table:table-cell>
          <table:table-cell table:style-name="ce41" office:value-type="float" office:value="980">
            <text:p>980.00</text:p>
          </table:table-cell>
          <table:table-cell table:style-name="ce32" office:value-type="date" office:date-value="2020-03-29">
            <text:p>29/03/20</text:p>
          </table:table-cell>
          <table:table-cell table:style-name="ce16" office:value-type="string">
            <text:p>Blood Urea</text:p>
          </table:table-cell>
          <table:table-cell table:style-name="ce16" table:number-columns-repeated="3"/>
          <table:table-cell table:style-name="ce41" office:value-type="float" office:value="140">
            <text:p>140.00</text:p>
          </table:table-cell>
          <table:table-cell table:style-name="ce32" office:value-type="date" office:date-value="2020-04-07">
            <text:p>07/04/20</text:p>
          </table:table-cell>
          <table:table-cell table:style-name="ce16" office:value-type="string">
            <text:p>CBC.,WBC,Diff,RBC &amp; Platele(Hem Panel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3-11">
            <text:p>11/03/20</text:p>
          </table:table-cell>
          <table:table-cell table:style-name="ce16" office:value-type="string">
            <text:p>Creatin Blood</text:p>
          </table:table-cell>
          <table:table-cell table:style-name="ce16" table:number-columns-repeated="3"/>
          <table:table-cell table:style-name="ce41" office:value-type="float" office:value="140">
            <text:p>140.00</text:p>
          </table:table-cell>
          <table:table-cell table:style-name="ce32" office:value-type="date" office:date-value="2020-03-15">
            <text:p>15/03/20</text:p>
          </table:table-cell>
          <table:table-cell table:style-name="ce16" office:value-type="string">
            <text:p>Magnesium</text:p>
          </table:table-cell>
          <table:table-cell table:style-name="ce16" table:number-columns-repeated="3"/>
          <table:table-cell table:style-name="ce41" office:value-type="float" office:value="170">
            <text:p>170.00</text:p>
          </table:table-cell>
          <table:table-cell table:style-name="ce32" office:value-type="date" office:date-value="2020-04-06">
            <text:p>06/04/20</text:p>
          </table:table-cell>
          <table:table-cell table:style-name="ce16" office:value-type="string">
            <text:p>Pottass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 office:value-type="date" office:date-value="2020-04-04">
            <text:p>04/04/20</text:p>
          </table:table-cell>
          <table:table-cell table:style-name="ce16" office:value-type="string">
            <text:p>Sod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 office:value-type="date" office:date-value="2020-04-07">
            <text:p>07/04/20</text:p>
          </table:table-cell>
          <table:table-cell table:style-name="ce16" office:value-type="string">
            <text:p>Miscellaneous Charges</text:p>
          </table:table-cell>
          <table:table-cell table:style-name="ce16" table:number-columns-repeated="3"/>
          <table:table-cell table:style-name="ce41" office:value-type="float" office:value="77">
            <text:p>77.00</text:p>
          </table:table-cell>
          <table:table-cell table:style-name="ce32" office:value-type="date" office:date-value="2020-03-16">
            <text:p>16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42936">
            <text:p>242936</text:p>
          </table:table-cell>
          <table:table-cell table:style-name="ce41" office:value-type="float" office:value="9012.13">
            <text:p>9012.13</text:p>
          </table:table-cell>
          <table:table-cell table:style-name="ce32" office:value-type="date" office:date-value="2020-03-30">
            <text:p>30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51245">
            <text:p>251245</text:p>
          </table:table-cell>
          <table:table-cell table:style-name="ce41" office:value-type="float" office:value="4356">
            <text:p>4356.00</text:p>
          </table:table-cell>
          <table:table-cell table:style-name="ce32"/>
          <table:table-cell table:style-name="ce16" table:number-columns-repeated="2"/>
          <table:table-cell table:style-name="ce47"/>
          <table:table-cell table:style-name="ce50"/>
          <table:table-cell table:style-name="ce41"/>
          <table:table-cell table:style-name="ce32" office:value-type="date" office:date-value="2020-03-24">
            <text:p>24/03/20</text:p>
          </table:table-cell>
          <table:table-cell table:style-name="ce16" table:number-columns-repeated="2"/>
          <table:table-cell table:style-name="ce47" office:value-type="string">
            <text:p>MB/B02/19</text:p>
          </table:table-cell>
          <table:table-cell table:style-name="ce50" office:value-type="float" office:value="189222">
            <text:p>189222</text:p>
          </table:table-cell>
          <table:table-cell table:style-name="ce41" office:value-type="float" office:value="845.29">
            <text:p>845.29</text:p>
          </table:table-cell>
          <table:table-cell table:style-name="ce32" office:value-type="date" office:date-value="2020-03-15">
            <text:p>15/03/20</text:p>
          </table:table-cell>
          <table:table-cell table:style-name="ce16" table:number-columns-repeated="2"/>
          <table:table-cell table:style-name="ce47" office:value-type="string">
            <text:p>MB/B14/19</text:p>
          </table:table-cell>
          <table:table-cell table:style-name="ce50" office:value-type="float" office:value="123156">
            <text:p>123156</text:p>
          </table:table-cell>
          <table:table-cell table:style-name="ce41" office:value-type="float" office:value="361.32">
            <text:p>361.32</text:p>
          </table:table-cell>
          <table:table-cell table:style-name="ce32"/>
          <table:table-cell table:style-name="ce16" table:number-columns-repeated="2"/>
          <table:table-cell table:style-name="ce47"/>
          <table:table-cell table:style-name="ce50"/>
          <table:table-cell table:style-name="ce41"/>
          <table:table-cell table:style-name="ce32" office:value-type="date" office:date-value="2020-03-23">
            <text:p>23/03/20</text:p>
          </table:table-cell>
          <table:table-cell table:style-name="ce16" office:value-type="string">
            <text:p>Credit Sales</text:p>
          </table:table-cell>
          <table:table-cell table:style-name="ce33"/>
          <table:table-cell table:style-name="ce47" office:value-type="string" table:number-columns-spanned="2" table:number-rows-spanned="1">
            <text:p>Return(MB/B14/19 122743) gloves</text:p>
          </table:table-cell>
          <table:covered-table-cell table:style-name="ce14"/>
          <table:table-cell table:style-name="ce41" office:value-type="float" office:value="33.79">
            <text:p>33.79</text:p>
          </table:table-cell>
          <table:table-cell table:style-name="ce32"/>
          <table:table-cell table:style-name="ce16"/>
          <table:table-cell table:style-name="ce33"/>
          <table:table-cell table:style-name="ce47" table:number-columns-spanned="2" table:number-rows-spanned="1"/>
          <table:covered-table-cell table:style-name="ce14"/>
          <table:table-cell table:style-name="ce41"/>
          <table:table-cell table:style-name="ce32" office:value-type="date" office:date-value="2020-04-04">
            <text:p>04/04/20</text:p>
          </table:table-cell>
          <table:table-cell table:style-name="ce16"/>
          <table:table-cell table:style-name="ce33"/>
          <table:table-cell table:style-name="ce47" office:value-type="string" table:number-columns-spanned="2" table:number-rows-spanned="1">
            <text:p>Advance AP 1545729</text:p>
          </table:table-cell>
          <table:covered-table-cell table:style-name="ce14"/>
          <table:table-cell table:style-name="ce41" office:value-type="float" office:value="50000">
            <text:p>50000.00</text:p>
          </table:table-cell>
          <table:table-cell table:style-name="ce14" table:number-columns-repeated="886"/>
        </table:table-row>
        <table:table-row table:style-name="ro6">
          <table:table-cell table:style-name="ce9"/>
          <table:table-cell table:style-name="ce17" table:number-columns-repeated="4"/>
          <table:table-cell table:style-name="ce26"/>
          <table:table-cell table:style-name="ce32" office:value-type="date" office:date-value="2020-03-28">
            <text:p>28/03/20</text:p>
          </table:table-cell>
          <table:table-cell table:style-name="ce16" office:value-type="string">
            <text:p>Alpha bed charge per day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Bed charge</text:p>
          </table:table-cell>
          <table:table-cell table:style-name="ce16" office:value-type="float" office:value="80">
            <text:p>80</text:p>
          </table:table-cell>
          <table:table-cell table:style-name="ce32" office:value-type="date" office:date-value="2020-03-25">
            <text:p>25/03/20</text:p>
          </table:table-cell>
          <table:table-cell table:style-name="ce16" office:value-type="string">
            <text:p>Otho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380">
            <text:p>380.00</text:p>
          </table:table-cell>
          <table:table-cell table:style-name="ce32" office:value-type="date" office:date-value="2020-03-10">
            <text:p>10/03/20</text:p>
          </table:table-cell>
          <table:table-cell table:style-name="ce16" office:value-type="string">
            <text:p>Dressing Major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 office:value-type="date" office:date-value="2020-03-31">
            <text:p>31/03/20</text:p>
          </table:table-cell>
          <table:table-cell table:style-name="ce16" office:value-type="string">
            <text:p>excercise therapy per joint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350">
            <text:p>350.00</text:p>
          </table:table-cell>
          <table:table-cell table:style-name="ce32" office:value-type="date" office:date-value="2020-03-28">
            <text:p>28/03/20</text:p>
          </table:table-cell>
          <table:table-cell table:style-name="ce16" office:value-type="string">
            <text:p>Food Charges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/>
          <table:table-cell table:style-name="ce16" table:number-columns-repeated="4"/>
          <table:table-cell table:style-name="ce41"/>
          <table:table-cell table:style-name="ce32" office:value-type="date" office:date-value="2020-03-31">
            <text:p>31/03/20</text:p>
          </table:table-cell>
          <table:table-cell table:style-name="ce16" office:value-type="string">
            <text:p>Blood Urea</text:p>
          </table:table-cell>
          <table:table-cell table:style-name="ce16" table:number-columns-repeated="3"/>
          <table:table-cell table:style-name="ce41" office:value-type="float" office:value="140">
            <text:p>140.00</text:p>
          </table:table-cell>
          <table:table-cell table:style-name="ce32" office:value-type="date" office:date-value="2020-03-15">
            <text:p>15/03/20</text:p>
          </table:table-cell>
          <table:table-cell table:style-name="ce16" office:value-type="string">
            <text:p>CK MB</text:p>
          </table:table-cell>
          <table:table-cell table:style-name="ce16" table:number-columns-repeated="3"/>
          <table:table-cell table:style-name="ce41" office:value-type="float" office:value="320">
            <text:p>320.00</text:p>
          </table:table-cell>
          <table:table-cell table:style-name="ce32" office:value-type="date" office:date-value="2020-03-12">
            <text:p>12/03/20</text:p>
          </table:table-cell>
          <table:table-cell table:style-name="ce16" office:value-type="string">
            <text:p>Creatin Blood</text:p>
          </table:table-cell>
          <table:table-cell table:style-name="ce16" table:number-columns-repeated="3"/>
          <table:table-cell table:style-name="ce41" office:value-type="float" office:value="140">
            <text:p>140.00</text:p>
          </table:table-cell>
          <table:table-cell table:style-name="ce32" office:value-type="date" office:date-value="2020-03-06">
            <text:p>06/03/20</text:p>
          </table:table-cell>
          <table:table-cell table:style-name="ce16" office:value-type="string">
            <text:p>PT(Prothrombin Time with INR )</text:p>
          </table:table-cell>
          <table:table-cell table:style-name="ce16" table:number-columns-repeated="3"/>
          <table:table-cell table:style-name="ce41" office:value-type="float" office:value="320">
            <text:p>320.00</text:p>
          </table:table-cell>
          <table:table-cell table:style-name="ce32" office:value-type="date" office:date-value="2020-04-07">
            <text:p>07/04/20</text:p>
          </table:table-cell>
          <table:table-cell table:style-name="ce16" office:value-type="string">
            <text:p>Pottass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 office:value-type="date" office:date-value="2020-04-05">
            <text:p>05/04/20</text:p>
          </table:table-cell>
          <table:table-cell table:style-name="ce16" office:value-type="string">
            <text:p>Sod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/>
          <table:table-cell table:style-name="ce16" table:number-columns-repeated="3"/>
          <table:table-cell table:style-name="ce34" office:value-type="string">
            <text:p>SubTotal</text:p>
          </table:table-cell>
          <table:table-cell table:style-name="ce46" office:value-type="float" office:value="77">
            <text:p>77.00</text:p>
          </table:table-cell>
          <table:table-cell table:style-name="ce32" office:value-type="date" office:date-value="2020-03-16">
            <text:p>16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43125">
            <text:p>243125</text:p>
          </table:table-cell>
          <table:table-cell table:style-name="ce41" office:value-type="float" office:value="13201.64">
            <text:p>13201.64</text:p>
          </table:table-cell>
          <table:table-cell table:style-name="ce32" office:value-type="date" office:date-value="2020-03-31">
            <text:p>31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51381">
            <text:p>251381</text:p>
          </table:table-cell>
          <table:table-cell table:style-name="ce41" office:value-type="float" office:value="2620">
            <text:p>2620.00</text:p>
          </table:table-cell>
          <table:table-cell table:style-name="ce32"/>
          <table:table-cell table:style-name="ce16" table:number-columns-repeated="2"/>
          <table:table-cell table:style-name="ce47"/>
          <table:table-cell table:style-name="ce50"/>
          <table:table-cell table:style-name="ce41"/>
          <table:table-cell table:style-name="ce32" office:value-type="date" office:date-value="2020-03-26">
            <text:p>26/03/20</text:p>
          </table:table-cell>
          <table:table-cell table:style-name="ce16" table:number-columns-repeated="2"/>
          <table:table-cell table:style-name="ce47" office:value-type="string">
            <text:p>MB/B02/19</text:p>
          </table:table-cell>
          <table:table-cell table:style-name="ce50" office:value-type="float" office:value="189770">
            <text:p>189770</text:p>
          </table:table-cell>
          <table:table-cell table:style-name="ce41" office:value-type="float" office:value="370.69">
            <text:p>370.69</text:p>
          </table:table-cell>
          <table:table-cell table:style-name="ce32" office:value-type="date" office:date-value="2020-03-17">
            <text:p>17/03/20</text:p>
          </table:table-cell>
          <table:table-cell table:style-name="ce16" table:number-columns-repeated="2"/>
          <table:table-cell table:style-name="ce47" office:value-type="string">
            <text:p>MB/B14/19</text:p>
          </table:table-cell>
          <table:table-cell table:style-name="ce50" office:value-type="float" office:value="123700">
            <text:p>123700</text:p>
          </table:table-cell>
          <table:table-cell table:style-name="ce41" office:value-type="float" office:value="338.89">
            <text:p>338.89</text:p>
          </table:table-cell>
          <table:table-cell table:style-name="ce32"/>
          <table:table-cell table:style-name="ce16" table:number-columns-repeated="2"/>
          <table:table-cell table:style-name="ce47"/>
          <table:table-cell table:style-name="ce50"/>
          <table:table-cell table:style-name="ce41"/>
          <table:table-cell table:style-name="ce32" office:value-type="date" office:date-value="2020-04-07">
            <text:p>07/04/20</text:p>
          </table:table-cell>
          <table:table-cell table:style-name="ce16" office:value-type="string">
            <text:p>Credit Sales</text:p>
          </table:table-cell>
          <table:table-cell table:style-name="ce33"/>
          <table:table-cell table:style-name="ce47" office:value-type="string" table:number-columns-spanned="2" table:number-rows-spanned="1">
            <text:p>Return(MB/B14/19 122743) suction</text:p>
          </table:table-cell>
          <table:covered-table-cell table:style-name="ce14"/>
          <table:table-cell table:style-name="ce41" office:value-type="float" office:value="24.26">
            <text:p>24.26</text:p>
          </table:table-cell>
          <table:table-cell table:style-name="ce32"/>
          <table:table-cell table:style-name="ce16"/>
          <table:table-cell table:style-name="ce33"/>
          <table:table-cell table:style-name="ce47" table:number-columns-spanned="2" table:number-rows-spanned="1"/>
          <table:covered-table-cell table:style-name="ce14"/>
          <table:table-cell table:style-name="ce41"/>
          <table:table-cell table:style-name="ce32" office:value-type="date" office:date-value="2020-04-07">
            <text:p>07/04/20</text:p>
          </table:table-cell>
          <table:table-cell table:style-name="ce16"/>
          <table:table-cell table:style-name="ce33"/>
          <table:table-cell table:style-name="ce47" office:value-type="string" table:number-columns-spanned="2" table:number-rows-spanned="1">
            <text:p>Advance AP 1546229</text:p>
          </table:table-cell>
          <table:covered-table-cell table:style-name="ce14"/>
          <table:table-cell table:style-name="ce41" office:value-type="float" office:value="50000">
            <text:p>50000.00</text:p>
          </table:table-cell>
          <table:table-cell table:style-name="ce14" table:number-columns-repeated="886"/>
        </table:table-row>
        <table:table-row table:style-name="ro6">
          <table:table-cell table:style-name="ce9"/>
          <table:table-cell table:style-name="ce17" table:number-columns-repeated="4"/>
          <table:table-cell table:style-name="ce26"/>
          <table:table-cell table:style-name="ce32" office:value-type="date" office:date-value="2020-03-29">
            <text:p>29/03/20</text:p>
          </table:table-cell>
          <table:table-cell table:style-name="ce16" office:value-type="string">
            <text:p>Alpha bed charge per day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Bed charge</text:p>
          </table:table-cell>
          <table:table-cell table:style-name="ce16" office:value-type="float" office:value="80">
            <text:p>80</text:p>
          </table:table-cell>
          <table:table-cell table:style-name="ce32" office:value-type="date" office:date-value="2020-03-11">
            <text:p>11/03/20</text:p>
          </table:table-cell>
          <table:table-cell table:style-name="ce16" office:value-type="string">
            <text:p>Pulmonary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380">
            <text:p>380.00</text:p>
          </table:table-cell>
          <table:table-cell table:style-name="ce32" office:value-type="date" office:date-value="2020-03-11">
            <text:p>11/03/20</text:p>
          </table:table-cell>
          <table:table-cell table:style-name="ce16" office:value-type="string">
            <text:p>Dressing Major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 office:value-type="date" office:date-value="2020-04-01">
            <text:p>01/04/20</text:p>
          </table:table-cell>
          <table:table-cell table:style-name="ce16" office:value-type="string">
            <text:p>excercise therapy per joint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350">
            <text:p>350.00</text:p>
          </table:table-cell>
          <table:table-cell table:style-name="ce32" office:value-type="date" office:date-value="2020-03-29">
            <text:p>29/03/20</text:p>
          </table:table-cell>
          <table:table-cell table:style-name="ce16" office:value-type="string">
            <text:p>Food Charges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/>
          <table:table-cell table:style-name="ce16" table:number-columns-repeated="3"/>
          <table:table-cell table:style-name="ce34" office:value-type="string">
            <text:p>SubTotal</text:p>
          </table:table-cell>
          <table:table-cell table:style-name="ce35" table:formula="of:=SUM([.AP5:.AP22])" office:value-type="float" office:value="3570">
            <text:p>3570</text:p>
          </table:table-cell>
          <table:table-cell table:style-name="ce32" office:value-type="date" office:date-value="2020-04-01">
            <text:p>01/04/20</text:p>
          </table:table-cell>
          <table:table-cell table:style-name="ce16" office:value-type="string">
            <text:p>Blood Urea</text:p>
          </table:table-cell>
          <table:table-cell table:style-name="ce16" table:number-columns-repeated="3"/>
          <table:table-cell table:style-name="ce41" office:value-type="float" office:value="140">
            <text:p>140.00</text:p>
          </table:table-cell>
          <table:table-cell table:style-name="ce32" office:value-type="date" office:date-value="2020-03-06">
            <text:p>06/03/20</text:p>
          </table:table-cell>
          <table:table-cell table:style-name="ce16" office:value-type="string">
            <text:p>CRP (C-Reactive Protein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3-14">
            <text:p>14/03/20</text:p>
          </table:table-cell>
          <table:table-cell table:style-name="ce16" office:value-type="string">
            <text:p>Creatin Blood</text:p>
          </table:table-cell>
          <table:table-cell table:style-name="ce16" table:number-columns-repeated="3"/>
          <table:table-cell table:style-name="ce41" office:value-type="float" office:value="140">
            <text:p>140.00</text:p>
          </table:table-cell>
          <table:table-cell table:style-name="ce32" office:value-type="date" office:date-value="2020-03-15">
            <text:p>15/03/20</text:p>
          </table:table-cell>
          <table:table-cell table:style-name="ce16" office:value-type="string">
            <text:p>Phosphorus inorganic (phosphate)</text:p>
          </table:table-cell>
          <table:table-cell table:style-name="ce16" table:number-columns-repeated="3"/>
          <table:table-cell table:style-name="ce41" office:value-type="float" office:value="140">
            <text:p>140.00</text:p>
          </table:table-cell>
          <table:table-cell table:style-name="ce32" office:value-type="date" office:date-value="2020-03-16">
            <text:p>16/03/20</text:p>
          </table:table-cell>
          <table:table-cell table:style-name="ce16" office:value-type="string">
            <text:p>Procalctionin Singe Test</text:p>
          </table:table-cell>
          <table:table-cell table:style-name="ce16" table:number-columns-repeated="3"/>
          <table:table-cell table:style-name="ce41" office:value-type="float" office:value="2030">
            <text:p>2030.00</text:p>
          </table:table-cell>
          <table:table-cell table:style-name="ce32" office:value-type="date" office:date-value="2020-04-06">
            <text:p>06/04/20</text:p>
          </table:table-cell>
          <table:table-cell table:style-name="ce16" office:value-type="string">
            <text:p>Sod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/>
          <table:table-cell table:style-name="ce16" table:number-columns-repeated="4"/>
          <table:table-cell table:style-name="ce41"/>
          <table:table-cell table:style-name="ce32" office:value-type="date" office:date-value="2020-03-17">
            <text:p>17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43579">
            <text:p>243579</text:p>
          </table:table-cell>
          <table:table-cell table:style-name="ce41" office:value-type="float" office:value="315.5">
            <text:p>315.50</text:p>
          </table:table-cell>
          <table:table-cell table:style-name="ce32" office:value-type="date" office:date-value="2020-03-31">
            <text:p>31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51493">
            <text:p>251493</text:p>
          </table:table-cell>
          <table:table-cell table:style-name="ce41" office:value-type="float" office:value="7911.96">
            <text:p>7911.96</text:p>
          </table:table-cell>
          <table:table-cell table:style-name="ce32"/>
          <table:table-cell table:style-name="ce16" table:number-columns-repeated="2"/>
          <table:table-cell table:style-name="ce47"/>
          <table:table-cell table:style-name="ce50"/>
          <table:table-cell table:style-name="ce41"/>
          <table:table-cell table:style-name="ce32" office:value-type="date" office:date-value="2020-03-26">
            <text:p>26/03/20</text:p>
          </table:table-cell>
          <table:table-cell table:style-name="ce16" table:number-columns-repeated="2"/>
          <table:table-cell table:style-name="ce47" office:value-type="string">
            <text:p>MB/B02/19</text:p>
          </table:table-cell>
          <table:table-cell table:style-name="ce50" office:value-type="float" office:value="190093">
            <text:p>190093</text:p>
          </table:table-cell>
          <table:table-cell table:style-name="ce41" office:value-type="float" office:value="199.9">
            <text:p>199.90</text:p>
          </table:table-cell>
          <table:table-cell table:style-name="ce32" office:value-type="date" office:date-value="2020-03-18">
            <text:p>18/03/20</text:p>
          </table:table-cell>
          <table:table-cell table:style-name="ce16" table:number-columns-repeated="2"/>
          <table:table-cell table:style-name="ce47" office:value-type="string">
            <text:p>MB/B14/19</text:p>
          </table:table-cell>
          <table:table-cell table:style-name="ce50" office:value-type="float" office:value="124136">
            <text:p>124136</text:p>
          </table:table-cell>
          <table:table-cell table:style-name="ce41" office:value-type="float" office:value="279.11">
            <text:p>279.11</text:p>
          </table:table-cell>
          <table:table-cell table:style-name="ce32"/>
          <table:table-cell table:style-name="ce16" table:number-columns-repeated="2"/>
          <table:table-cell table:style-name="ce47"/>
          <table:table-cell table:style-name="ce50"/>
          <table:table-cell table:style-name="ce41"/>
          <table:table-cell table:style-name="ce32" office:value-type="date" office:date-value="2020-03-23">
            <text:p>23/03/20</text:p>
          </table:table-cell>
          <table:table-cell table:style-name="ce16" office:value-type="string">
            <text:p>Credit Sales</text:p>
          </table:table-cell>
          <table:table-cell table:style-name="ce33"/>
          <table:table-cell table:style-name="ce47" office:value-type="string" table:number-columns-spanned="2" table:number-rows-spanned="1">
            <text:p>Return(MB/B14/19 124808) syringe</text:p>
          </table:table-cell>
          <table:covered-table-cell table:style-name="ce14"/>
          <table:table-cell table:style-name="ce41" office:value-type="float" office:value="61.7">
            <text:p>61.70</text:p>
          </table:table-cell>
          <table:table-cell table:style-name="ce32"/>
          <table:table-cell table:style-name="ce16"/>
          <table:table-cell table:style-name="ce33"/>
          <table:table-cell table:style-name="ce47" table:number-columns-spanned="2" table:number-rows-spanned="1"/>
          <table:covered-table-cell table:style-name="ce14"/>
          <table:table-cell table:style-name="ce41"/>
          <table:table-cell table:style-name="ce55" office:value-type="string" table:number-columns-spanned="5" table:number-rows-spanned="1">
            <text:p>SubTotal</text:p>
          </table:table-cell>
          <table:covered-table-cell table:style-name="ce16"/>
          <table:covered-table-cell table:style-name="ce33"/>
          <table:covered-table-cell table:style-name="ce47"/>
          <table:covered-table-cell table:style-name="ce14"/>
          <table:table-cell table:style-name="ce53" table:formula="of:=SUM([.EH5:.EH22])" office:value-type="float" office:value="622000">
            <text:p>622000.00</text:p>
          </table:table-cell>
          <table:table-cell table:style-name="ce14" table:number-columns-repeated="886"/>
        </table:table-row>
        <table:table-row table:style-name="ro6">
          <table:table-cell table:style-name="ce9"/>
          <table:table-cell table:style-name="ce17" table:number-columns-repeated="4"/>
          <table:table-cell table:style-name="ce26"/>
          <table:table-cell table:style-name="ce32" office:value-type="date" office:date-value="2020-03-30">
            <text:p>30/03/20</text:p>
          </table:table-cell>
          <table:table-cell table:style-name="ce16" office:value-type="string">
            <text:p>Alpha bed charge per day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string">
            <text:p>Bed charge</text:p>
          </table:table-cell>
          <table:table-cell table:style-name="ce16" office:value-type="float" office:value="160">
            <text:p>160</text:p>
          </table:table-cell>
          <table:table-cell table:style-name="ce32" office:value-type="date" office:date-value="2020-03-16">
            <text:p>16/03/20</text:p>
          </table:table-cell>
          <table:table-cell table:style-name="ce16" office:value-type="string">
            <text:p>Pulmonary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380">
            <text:p>380.00</text:p>
          </table:table-cell>
          <table:table-cell table:style-name="ce32" office:value-type="date" office:date-value="2020-03-12">
            <text:p>12/03/20</text:p>
          </table:table-cell>
          <table:table-cell table:style-name="ce16" office:value-type="string">
            <text:p>Dressing Major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 office:value-type="date" office:date-value="2020-04-02">
            <text:p>02/04/20</text:p>
          </table:table-cell>
          <table:table-cell table:style-name="ce16" office:value-type="string">
            <text:p>excercise therapy per joint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350">
            <text:p>350.00</text:p>
          </table:table-cell>
          <table:table-cell table:style-name="ce32" office:value-type="date" office:date-value="2020-03-30">
            <text:p>30/03/20</text:p>
          </table:table-cell>
          <table:table-cell table:style-name="ce16" office:value-type="string">
            <text:p>Food Charges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/>
          <table:table-cell table:style-name="ce16" table:number-columns-repeated="4"/>
          <table:table-cell table:style-name="ce41"/>
          <table:table-cell table:style-name="ce32" office:value-type="date" office:date-value="2020-03-06">
            <text:p>06/03/20</text:p>
          </table:table-cell>
          <table:table-cell table:style-name="ce16" office:value-type="string">
            <text:p>CBC.,WBC,Diff,RBC &amp; Platele(Hem Panel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3-07">
            <text:p>07/03/20</text:p>
          </table:table-cell>
          <table:table-cell table:style-name="ce16" office:value-type="string">
            <text:p>CRP (C-Reactive Protein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3-15">
            <text:p>15/03/20</text:p>
          </table:table-cell>
          <table:table-cell table:style-name="ce16" office:value-type="string">
            <text:p>Creatin Blood</text:p>
          </table:table-cell>
          <table:table-cell table:style-name="ce16" table:number-columns-repeated="3"/>
          <table:table-cell table:style-name="ce41" office:value-type="float" office:value="140">
            <text:p>140.00</text:p>
          </table:table-cell>
          <table:table-cell table:style-name="ce32" office:value-type="date" office:date-value="2020-03-06">
            <text:p>06/03/20</text:p>
          </table:table-cell>
          <table:table-cell table:style-name="ce16" office:value-type="string">
            <text:p>Pottass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 office:value-type="date" office:date-value="2020-04-05">
            <text:p>05/04/20</text:p>
          </table:table-cell>
          <table:table-cell table:style-name="ce16" office:value-type="string">
            <text:p>Procalctionin Singe Test</text:p>
          </table:table-cell>
          <table:table-cell table:style-name="ce16" table:number-columns-repeated="3"/>
          <table:table-cell table:style-name="ce41" office:value-type="float" office:value="2030">
            <text:p>2030.00</text:p>
          </table:table-cell>
          <table:table-cell table:style-name="ce32" office:value-type="date" office:date-value="2020-04-07">
            <text:p>07/04/20</text:p>
          </table:table-cell>
          <table:table-cell table:style-name="ce16" office:value-type="string">
            <text:p>Sod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/>
          <table:table-cell table:style-name="ce16" table:number-columns-repeated="4"/>
          <table:table-cell table:style-name="ce41"/>
          <table:table-cell table:style-name="ce32" office:value-type="date" office:date-value="2020-03-17">
            <text:p>17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43624">
            <text:p>243624</text:p>
          </table:table-cell>
          <table:table-cell table:style-name="ce41" office:value-type="float" office:value="3004.05">
            <text:p>3004.05</text:p>
          </table:table-cell>
          <table:table-cell table:style-name="ce32" office:value-type="date" office:date-value="2020-03-31">
            <text:p>31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51551">
            <text:p>251551</text:p>
          </table:table-cell>
          <table:table-cell table:style-name="ce41" office:value-type="float" office:value="822.5">
            <text:p>822.50</text:p>
          </table:table-cell>
          <table:table-cell table:style-name="ce32"/>
          <table:table-cell table:style-name="ce16" table:number-columns-repeated="2"/>
          <table:table-cell table:style-name="ce47"/>
          <table:table-cell table:style-name="ce50"/>
          <table:table-cell table:style-name="ce41"/>
          <table:table-cell table:style-name="ce32" office:value-type="date" office:date-value="2020-03-27">
            <text:p>27/03/20</text:p>
          </table:table-cell>
          <table:table-cell table:style-name="ce16" table:number-columns-repeated="2"/>
          <table:table-cell table:style-name="ce47" office:value-type="string">
            <text:p>MB/B02/19</text:p>
          </table:table-cell>
          <table:table-cell table:style-name="ce50" office:value-type="float" office:value="190197">
            <text:p>190197</text:p>
          </table:table-cell>
          <table:table-cell table:style-name="ce41" office:value-type="float" office:value="474.6">
            <text:p>474.60</text:p>
          </table:table-cell>
          <table:table-cell table:style-name="ce32" office:value-type="date" office:date-value="2020-03-18">
            <text:p>18/03/20</text:p>
          </table:table-cell>
          <table:table-cell table:style-name="ce16" table:number-columns-repeated="2"/>
          <table:table-cell table:style-name="ce47" office:value-type="string">
            <text:p>MB/B14/19</text:p>
          </table:table-cell>
          <table:table-cell table:style-name="ce50" office:value-type="float" office:value="124139">
            <text:p>124139</text:p>
          </table:table-cell>
          <table:table-cell table:style-name="ce41" office:value-type="float" office:value="591.98">
            <text:p>591.98</text:p>
          </table:table-cell>
          <table:table-cell table:style-name="ce32"/>
          <table:table-cell table:style-name="ce16" table:number-columns-repeated="2"/>
          <table:table-cell table:style-name="ce47"/>
          <table:table-cell table:style-name="ce50"/>
          <table:table-cell table:style-name="ce41"/>
          <table:table-cell table:style-name="ce32" office:value-type="date" office:date-value="2020-04-07">
            <text:p>07/04/20</text:p>
          </table:table-cell>
          <table:table-cell table:style-name="ce16" office:value-type="string">
            <text:p>Credit Sales</text:p>
          </table:table-cell>
          <table:table-cell table:style-name="ce33"/>
          <table:table-cell table:style-name="ce47" office:value-type="string" table:number-columns-spanned="2" table:number-rows-spanned="1">
            <text:p>Return(MB/B14/19 126459) suction</text:p>
          </table:table-cell>
          <table:covered-table-cell table:style-name="ce14"/>
          <table:table-cell table:style-name="ce41" office:value-type="float" office:value="145.57">
            <text:p>145.57</text:p>
          </table:table-cell>
          <table:table-cell table:style-name="ce32"/>
          <table:table-cell table:style-name="ce16"/>
          <table:table-cell table:style-name="ce33"/>
          <table:table-cell table:style-name="ce47" table:number-columns-spanned="2" table:number-rows-spanned="1"/>
          <table:covered-table-cell table:style-name="ce14"/>
          <table:table-cell table:style-name="ce41"/>
          <table:table-cell table:style-name="ce32"/>
          <table:table-cell table:style-name="ce16"/>
          <table:table-cell table:style-name="ce33"/>
          <table:table-cell table:style-name="ce47" table:number-columns-spanned="2" table:number-rows-spanned="1"/>
          <table:covered-table-cell table:style-name="ce14"/>
          <table:table-cell table:style-name="ce41"/>
          <table:table-cell table:style-name="ce14" table:number-columns-repeated="886"/>
        </table:table-row>
        <table:table-row table:style-name="ro6">
          <table:table-cell table:style-name="ce9"/>
          <table:table-cell table:style-name="ce17" table:number-columns-repeated="4"/>
          <table:table-cell table:style-name="ce26"/>
          <table:table-cell table:style-name="ce32" office:value-type="date" office:date-value="2020-04-02">
            <text:p>02/04/20</text:p>
          </table:table-cell>
          <table:table-cell table:style-name="ce16" office:value-type="string">
            <text:p>Alpha bed charge per day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Bed charge</text:p>
          </table:table-cell>
          <table:table-cell table:style-name="ce16" office:value-type="float" office:value="80">
            <text:p>80</text:p>
          </table:table-cell>
          <table:table-cell table:style-name="ce32" office:value-type="date" office:date-value="2020-04-07">
            <text:p>07/04/20</text:p>
          </table:table-cell>
          <table:table-cell table:style-name="ce16" office:value-type="string">
            <text:p>Pulmonary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760">
            <text:p>760.00</text:p>
          </table:table-cell>
          <table:table-cell table:style-name="ce32" office:value-type="date" office:date-value="2020-03-14">
            <text:p>14/03/20</text:p>
          </table:table-cell>
          <table:table-cell table:style-name="ce16" office:value-type="string">
            <text:p>Dressing Major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 office:value-type="date" office:date-value="2020-04-03">
            <text:p>03/04/20</text:p>
          </table:table-cell>
          <table:table-cell table:style-name="ce16" office:value-type="string">
            <text:p>excercise therapy per joint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350">
            <text:p>350.00</text:p>
          </table:table-cell>
          <table:table-cell table:style-name="ce32" office:value-type="date" office:date-value="2020-03-31">
            <text:p>31/03/20</text:p>
          </table:table-cell>
          <table:table-cell table:style-name="ce16" office:value-type="string">
            <text:p>Food Charges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/>
          <table:table-cell table:style-name="ce16" table:number-columns-repeated="4"/>
          <table:table-cell table:style-name="ce41"/>
          <table:table-cell table:style-name="ce32" office:value-type="date" office:date-value="2020-03-07">
            <text:p>07/03/20</text:p>
          </table:table-cell>
          <table:table-cell table:style-name="ce16" office:value-type="string">
            <text:p>CBC.,WBC,Diff,RBC &amp; Platele(Hem Panel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3-08">
            <text:p>08/03/20</text:p>
          </table:table-cell>
          <table:table-cell table:style-name="ce16" office:value-type="string">
            <text:p>CRP (C-Reactive Protein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3-16">
            <text:p>16/03/20</text:p>
          </table:table-cell>
          <table:table-cell table:style-name="ce16" office:value-type="string">
            <text:p>Creatin Blood</text:p>
          </table:table-cell>
          <table:table-cell table:style-name="ce16" table:number-columns-repeated="3"/>
          <table:table-cell table:style-name="ce41" office:value-type="float" office:value="140">
            <text:p>140.00</text:p>
          </table:table-cell>
          <table:table-cell table:style-name="ce32" office:value-type="date" office:date-value="2020-03-08">
            <text:p>08/03/20</text:p>
          </table:table-cell>
          <table:table-cell table:style-name="ce16" office:value-type="string">
            <text:p>Pottass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 office:value-type="date" office:date-value="2020-03-14">
            <text:p>14/03/20</text:p>
          </table:table-cell>
          <table:table-cell table:style-name="ce16" office:value-type="string">
            <text:p>Smear AFB/TB</text:p>
          </table:table-cell>
          <table:table-cell table:style-name="ce16" table:number-columns-repeated="3"/>
          <table:table-cell table:style-name="ce41" office:value-type="float" office:value="290">
            <text:p>290.00</text:p>
          </table:table-cell>
          <table:table-cell table:style-name="ce32" office:value-type="date" office:date-value="2020-03-14">
            <text:p>14/03/20</text:p>
          </table:table-cell>
          <table:table-cell table:style-name="ce16" office:value-type="string">
            <text:p>Urine Analysis – Automated</text:p>
          </table:table-cell>
          <table:table-cell table:style-name="ce16" table:number-columns-repeated="3"/>
          <table:table-cell table:style-name="ce41" office:value-type="float" office:value="170">
            <text:p>170.00</text:p>
          </table:table-cell>
          <table:table-cell table:style-name="ce32"/>
          <table:table-cell table:style-name="ce16" table:number-columns-repeated="4"/>
          <table:table-cell table:style-name="ce41"/>
          <table:table-cell table:style-name="ce32" office:value-type="date" office:date-value="2020-03-17">
            <text:p>17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43776">
            <text:p>243776</text:p>
          </table:table-cell>
          <table:table-cell table:style-name="ce41" office:value-type="float" office:value="10007.37">
            <text:p>10007.37</text:p>
          </table:table-cell>
          <table:table-cell table:style-name="ce32" office:value-type="date" office:date-value="2020-03-31">
            <text:p>31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51553">
            <text:p>251553</text:p>
          </table:table-cell>
          <table:table-cell table:style-name="ce41" office:value-type="float" office:value="110">
            <text:p>110.00</text:p>
          </table:table-cell>
          <table:table-cell table:style-name="ce32"/>
          <table:table-cell table:style-name="ce16" table:number-columns-repeated="2"/>
          <table:table-cell table:style-name="ce47"/>
          <table:table-cell table:style-name="ce50"/>
          <table:table-cell table:style-name="ce41"/>
          <table:table-cell table:style-name="ce32" office:value-type="date" office:date-value="2020-03-27">
            <text:p>27/03/20</text:p>
          </table:table-cell>
          <table:table-cell table:style-name="ce16" table:number-columns-repeated="2"/>
          <table:table-cell table:style-name="ce47" office:value-type="string">
            <text:p>MB/B02/19</text:p>
          </table:table-cell>
          <table:table-cell table:style-name="ce50" office:value-type="float" office:value="190528">
            <text:p>190528</text:p>
          </table:table-cell>
          <table:table-cell table:style-name="ce41" office:value-type="float" office:value="811.51">
            <text:p>811.51</text:p>
          </table:table-cell>
          <table:table-cell table:style-name="ce32" office:value-type="date" office:date-value="2020-03-20">
            <text:p>20/03/20</text:p>
          </table:table-cell>
          <table:table-cell table:style-name="ce16" table:number-columns-repeated="2"/>
          <table:table-cell table:style-name="ce47" office:value-type="string">
            <text:p>MB/B14/19</text:p>
          </table:table-cell>
          <table:table-cell table:style-name="ce50" office:value-type="float" office:value="124760">
            <text:p>124760</text:p>
          </table:table-cell>
          <table:table-cell table:style-name="ce41" office:value-type="float" office:value="713.71">
            <text:p>713.71</text:p>
          </table:table-cell>
          <table:table-cell table:style-name="ce32"/>
          <table:table-cell table:style-name="ce16" table:number-columns-repeated="2"/>
          <table:table-cell table:style-name="ce47"/>
          <table:table-cell table:style-name="ce50"/>
          <table:table-cell table:style-name="ce41"/>
          <table:table-cell table:style-name="ce32" office:value-type="date" office:date-value="2020-04-07">
            <text:p>07/04/20</text:p>
          </table:table-cell>
          <table:table-cell table:style-name="ce16" office:value-type="string">
            <text:p>Credit Sales</text:p>
          </table:table-cell>
          <table:table-cell table:style-name="ce33"/>
          <table:table-cell table:style-name="ce47" office:value-type="string" table:number-columns-spanned="2" table:number-rows-spanned="1">
            <text:p>Return(MB/B14/19 126990)iv Cannula</text:p>
          </table:table-cell>
          <table:covered-table-cell table:style-name="ce14"/>
          <table:table-cell table:style-name="ce41" office:value-type="float" office:value="174.59">
            <text:p>174.59</text:p>
          </table:table-cell>
          <table:table-cell table:style-name="ce32"/>
          <table:table-cell table:style-name="ce16"/>
          <table:table-cell table:style-name="ce33"/>
          <table:table-cell table:style-name="ce47" table:number-columns-spanned="2" table:number-rows-spanned="1"/>
          <table:covered-table-cell table:style-name="ce14"/>
          <table:table-cell table:style-name="ce41"/>
          <table:table-cell table:style-name="ce56" office:value-type="date" office:date-value="2020-03-05" table:number-columns-spanned="1" table:number-rows-spanned="2">
            <text:p>05/03/20</text:p>
          </table:table-cell>
          <table:table-cell table:style-name="ce57" office:value-type="string" table:number-columns-spanned="1" table:number-rows-spanned="2">
            <text:p>Category :Credit</text:p>
          </table:table-cell>
          <table:table-cell table:style-name="ce33" table:number-columns-spanned="1" table:number-rows-spanned="2"/>
          <table:table-cell table:style-name="ce58" office:value-type="string" table:number-columns-spanned="2" table:number-rows-spanned="2">
            <text:p>Credit;From Bill OPD/OPB-RYBC/19/48120</text:p>
          </table:table-cell>
          <table:covered-table-cell table:style-name="ce14"/>
          <table:table-cell table:style-name="ce60" office:value-type="float" office:value="2850" table:number-columns-spanned="1" table:number-rows-spanned="2">
            <text:p>2850.00</text:p>
          </table:table-cell>
          <table:table-cell table:style-name="ce14" table:number-columns-repeated="886"/>
        </table:table-row>
        <table:table-row table:style-name="ro6">
          <table:table-cell table:style-name="ce9"/>
          <table:table-cell table:style-name="ce17" table:number-columns-repeated="4"/>
          <table:table-cell table:style-name="ce26"/>
          <table:table-cell table:style-name="ce32" office:value-type="date" office:date-value="2020-04-04">
            <text:p>04/04/20</text:p>
          </table:table-cell>
          <table:table-cell table:style-name="ce16" office:value-type="string">
            <text:p>Alpha bed charge per day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Bed charge</text:p>
          </table:table-cell>
          <table:table-cell table:style-name="ce16" office:value-type="float" office:value="80">
            <text:p>80</text:p>
          </table:table-cell>
          <table:table-cell table:style-name="ce32" office:value-type="date" office:date-value="2020-03-14">
            <text:p>14/03/20</text:p>
          </table:table-cell>
          <table:table-cell table:style-name="ce16" office:value-type="string">
            <text:p>ENT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380">
            <text:p>380.00</text:p>
          </table:table-cell>
          <table:table-cell table:style-name="ce32" office:value-type="date" office:date-value="2020-03-23">
            <text:p>23/03/20</text:p>
          </table:table-cell>
          <table:table-cell table:style-name="ce16" office:value-type="string">
            <text:p>Dressing Major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 office:value-type="date" office:date-value="2020-03-13">
            <text:p>13/03/20</text:p>
          </table:table-cell>
          <table:table-cell table:style-name="ce16" office:value-type="string">
            <text:p>Flexible Fiber Optic Laryngoseopy (under La)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650">
            <text:p>1650.00</text:p>
          </table:table-cell>
          <table:table-cell table:style-name="ce32" office:value-type="date" office:date-value="2020-04-01">
            <text:p>01/04/20</text:p>
          </table:table-cell>
          <table:table-cell table:style-name="ce16" office:value-type="string">
            <text:p>Food Charges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/>
          <table:table-cell table:style-name="ce16" table:number-columns-repeated="4"/>
          <table:table-cell table:style-name="ce41"/>
          <table:table-cell table:style-name="ce32" office:value-type="date" office:date-value="2020-03-08">
            <text:p>08/03/20</text:p>
          </table:table-cell>
          <table:table-cell table:style-name="ce16" office:value-type="string">
            <text:p>CBC.,WBC,Diff,RBC &amp; Platele(Hem Panel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3-09">
            <text:p>09/03/20</text:p>
          </table:table-cell>
          <table:table-cell table:style-name="ce16" office:value-type="string">
            <text:p>CRP (C-Reactive Protein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3-17">
            <text:p>17/03/20</text:p>
          </table:table-cell>
          <table:table-cell table:style-name="ce16" office:value-type="string">
            <text:p>Creatin Blood</text:p>
          </table:table-cell>
          <table:table-cell table:style-name="ce16" table:number-columns-repeated="3"/>
          <table:table-cell table:style-name="ce41" office:value-type="float" office:value="140">
            <text:p>140.00</text:p>
          </table:table-cell>
          <table:table-cell table:style-name="ce32" office:value-type="date" office:date-value="2020-03-09">
            <text:p>09/03/20</text:p>
          </table:table-cell>
          <table:table-cell table:style-name="ce16" office:value-type="string">
            <text:p>Pottass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 office:value-type="date" office:date-value="2020-03-14">
            <text:p>14/03/20</text:p>
          </table:table-cell>
          <table:table-cell table:style-name="ce16" office:value-type="string">
            <text:p>Smear Gram</text:p>
          </table:table-cell>
          <table:table-cell table:style-name="ce16" table:number-columns-repeated="3"/>
          <table:table-cell table:style-name="ce41" office:value-type="float" office:value="140">
            <text:p>140.00</text:p>
          </table:table-cell>
          <table:table-cell table:style-name="ce32" office:value-type="date" office:date-value="2020-03-24">
            <text:p>24/03/20</text:p>
          </table:table-cell>
          <table:table-cell table:style-name="ce16" office:value-type="string">
            <text:p>Urine Analysis – Automated</text:p>
          </table:table-cell>
          <table:table-cell table:style-name="ce16" table:number-columns-repeated="3"/>
          <table:table-cell table:style-name="ce41" office:value-type="float" office:value="170">
            <text:p>170.00</text:p>
          </table:table-cell>
          <table:table-cell table:style-name="ce32"/>
          <table:table-cell table:style-name="ce16" table:number-columns-repeated="4"/>
          <table:table-cell table:style-name="ce41"/>
          <table:table-cell table:style-name="ce32" office:value-type="date" office:date-value="2020-03-18">
            <text:p>18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44741">
            <text:p>244741</text:p>
          </table:table-cell>
          <table:table-cell table:style-name="ce41" office:value-type="float" office:value="13921.45">
            <text:p>13921.45</text:p>
          </table:table-cell>
          <table:table-cell table:style-name="ce32" office:value-type="date" office:date-value="2020-03-31">
            <text:p>31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51598">
            <text:p>251598</text:p>
          </table:table-cell>
          <table:table-cell table:style-name="ce41" office:value-type="float" office:value="345">
            <text:p>345.00</text:p>
          </table:table-cell>
          <table:table-cell table:style-name="ce32"/>
          <table:table-cell table:style-name="ce16" table:number-columns-repeated="2"/>
          <table:table-cell table:style-name="ce47"/>
          <table:table-cell table:style-name="ce50"/>
          <table:table-cell table:style-name="ce41"/>
          <table:table-cell table:style-name="ce32" office:value-type="date" office:date-value="2020-03-27">
            <text:p>27/03/20</text:p>
          </table:table-cell>
          <table:table-cell table:style-name="ce16" table:number-columns-repeated="2"/>
          <table:table-cell table:style-name="ce47" office:value-type="string">
            <text:p>MB/B02/19</text:p>
          </table:table-cell>
          <table:table-cell table:style-name="ce50" office:value-type="float" office:value="190529">
            <text:p>190529</text:p>
          </table:table-cell>
          <table:table-cell table:style-name="ce41" office:value-type="float" office:value="330.86">
            <text:p>330.86</text:p>
          </table:table-cell>
          <table:table-cell table:style-name="ce32" office:value-type="date" office:date-value="2020-03-20">
            <text:p>20/03/20</text:p>
          </table:table-cell>
          <table:table-cell table:style-name="ce16" table:number-columns-repeated="2"/>
          <table:table-cell table:style-name="ce47" office:value-type="string">
            <text:p>MB/B14/19</text:p>
          </table:table-cell>
          <table:table-cell table:style-name="ce50" office:value-type="float" office:value="124808">
            <text:p>124808</text:p>
          </table:table-cell>
          <table:table-cell table:style-name="ce41" office:value-type="float" office:value="333.47">
            <text:p>333.47</text:p>
          </table:table-cell>
          <table:table-cell table:style-name="ce32"/>
          <table:table-cell table:style-name="ce16" table:number-columns-repeated="2"/>
          <table:table-cell table:style-name="ce47"/>
          <table:table-cell table:style-name="ce50"/>
          <table:table-cell table:style-name="ce41"/>
          <table:table-cell table:style-name="ce32" office:value-type="date" office:date-value="2020-04-07">
            <text:p>07/04/20</text:p>
          </table:table-cell>
          <table:table-cell table:style-name="ce16" office:value-type="string">
            <text:p>Credit Sales</text:p>
          </table:table-cell>
          <table:table-cell table:style-name="ce33"/>
          <table:table-cell table:style-name="ce47" office:value-type="string" table:number-columns-spanned="2" table:number-rows-spanned="1">
            <text:p>Return(MB/B14/19 127584)measured vol</text:p>
          </table:table-cell>
          <table:covered-table-cell table:style-name="ce14"/>
          <table:table-cell table:style-name="ce41" office:value-type="float" office:value="81.78">
            <text:p>81.78</text:p>
          </table:table-cell>
          <table:table-cell table:style-name="ce32"/>
          <table:table-cell table:style-name="ce16"/>
          <table:table-cell table:style-name="ce33"/>
          <table:table-cell table:style-name="ce47" table:number-columns-spanned="2" table:number-rows-spanned="1"/>
          <table:covered-table-cell table:style-name="ce14"/>
          <table:table-cell table:style-name="ce41"/>
          <table:covered-table-cell table:style-name="ce32"/>
          <table:covered-table-cell table:style-name="ce16"/>
          <table:covered-table-cell table:style-name="ce33"/>
          <table:covered-table-cell table:style-name="ce47"/>
          <table:covered-table-cell table:style-name="ce14"/>
          <table:covered-table-cell table:style-name="ce41"/>
          <table:table-cell table:style-name="ce14" table:number-columns-repeated="886"/>
        </table:table-row>
        <table:table-row table:style-name="ro6">
          <table:table-cell table:style-name="ce9"/>
          <table:table-cell table:style-name="ce17" table:number-columns-repeated="4"/>
          <table:table-cell table:style-name="ce26"/>
          <table:table-cell table:style-name="ce32" office:value-type="date" office:date-value="2020-04-06">
            <text:p>06/04/20</text:p>
          </table:table-cell>
          <table:table-cell table:style-name="ce16" office:value-type="string">
            <text:p>Alpha bed charge per day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Bed charge</text:p>
          </table:table-cell>
          <table:table-cell table:style-name="ce16" office:value-type="float" office:value="80">
            <text:p>80</text:p>
          </table:table-cell>
          <table:table-cell table:style-name="ce32" office:value-type="date" office:date-value="2020-03-05">
            <text:p>05/03/20</text:p>
          </table:table-cell>
          <table:table-cell table:style-name="ce16" office:value-type="string">
            <text:p>Gastroengrology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530">
            <text:p>530.00</text:p>
          </table:table-cell>
          <table:table-cell table:style-name="ce32" office:value-type="date" office:date-value="2020-03-21">
            <text:p>21/03/20</text:p>
          </table:table-cell>
          <table:table-cell table:style-name="ce16" office:value-type="string">
            <text:p>Dressing Major Grade I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 office:value-type="date" office:date-value="2020-03-05">
            <text:p>05/03/20</text:p>
          </table:table-cell>
          <table:table-cell table:style-name="ce16" office:value-type="string">
            <text:p>Food Charges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 office:value-type="date" office:date-value="2020-04-02">
            <text:p>02/04/20</text:p>
          </table:table-cell>
          <table:table-cell table:style-name="ce16" office:value-type="string">
            <text:p>Food Charges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/>
          <table:table-cell table:style-name="ce16" table:number-columns-repeated="4"/>
          <table:table-cell table:style-name="ce41"/>
          <table:table-cell table:style-name="ce32" office:value-type="date" office:date-value="2020-03-09">
            <text:p>09/03/20</text:p>
          </table:table-cell>
          <table:table-cell table:style-name="ce16" office:value-type="string">
            <text:p>CBC.,WBC,Diff,RBC &amp; Platele(Hem Panel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3-10">
            <text:p>10/03/20</text:p>
          </table:table-cell>
          <table:table-cell table:style-name="ce16" office:value-type="string">
            <text:p>CRP (C-Reactive Protein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3-18">
            <text:p>18/03/20</text:p>
          </table:table-cell>
          <table:table-cell table:style-name="ce16" office:value-type="string">
            <text:p>Creatin Blood</text:p>
          </table:table-cell>
          <table:table-cell table:style-name="ce16" table:number-columns-repeated="3"/>
          <table:table-cell table:style-name="ce41" office:value-type="float" office:value="140">
            <text:p>140.00</text:p>
          </table:table-cell>
          <table:table-cell table:style-name="ce32" office:value-type="date" office:date-value="2020-03-10">
            <text:p>10/03/20</text:p>
          </table:table-cell>
          <table:table-cell table:style-name="ce16" office:value-type="string">
            <text:p>Pottass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 office:value-type="date" office:date-value="2020-03-06">
            <text:p>06/03/20</text:p>
          </table:table-cell>
          <table:table-cell table:style-name="ce16" office:value-type="string">
            <text:p>Sod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/>
          <table:table-cell table:style-name="ce16" table:number-columns-repeated="4"/>
          <table:table-cell table:style-name="ce41"/>
          <table:table-cell table:style-name="ce32"/>
          <table:table-cell table:style-name="ce16" table:number-columns-repeated="4"/>
          <table:table-cell table:style-name="ce41"/>
          <table:table-cell table:style-name="ce32" office:value-type="date" office:date-value="2020-03-19">
            <text:p>19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45126">
            <text:p>245126</text:p>
          </table:table-cell>
          <table:table-cell table:style-name="ce41" office:value-type="float" office:value="13956.47">
            <text:p>13956.47</text:p>
          </table:table-cell>
          <table:table-cell table:style-name="ce32" office:value-type="date" office:date-value="2020-03-31">
            <text:p>31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51690">
            <text:p>251690</text:p>
          </table:table-cell>
          <table:table-cell table:style-name="ce41" office:value-type="float" office:value="51.99">
            <text:p>51.99</text:p>
          </table:table-cell>
          <table:table-cell table:style-name="ce32"/>
          <table:table-cell table:style-name="ce16" table:number-columns-repeated="2"/>
          <table:table-cell table:style-name="ce47"/>
          <table:table-cell table:style-name="ce50"/>
          <table:table-cell table:style-name="ce41"/>
          <table:table-cell table:style-name="ce32" office:value-type="date" office:date-value="2020-03-28">
            <text:p>28/03/20</text:p>
          </table:table-cell>
          <table:table-cell table:style-name="ce16" table:number-columns-repeated="2"/>
          <table:table-cell table:style-name="ce47" office:value-type="string">
            <text:p>MB/B02/19</text:p>
          </table:table-cell>
          <table:table-cell table:style-name="ce50" office:value-type="float" office:value="190826">
            <text:p>190826</text:p>
          </table:table-cell>
          <table:table-cell table:style-name="ce41" office:value-type="float" office:value="532.23">
            <text:p>532.23</text:p>
          </table:table-cell>
          <table:table-cell table:style-name="ce32" office:value-type="date" office:date-value="2020-03-21">
            <text:p>21/03/20</text:p>
          </table:table-cell>
          <table:table-cell table:style-name="ce16" table:number-columns-repeated="2"/>
          <table:table-cell table:style-name="ce47" office:value-type="string">
            <text:p>MB/B14/19</text:p>
          </table:table-cell>
          <table:table-cell table:style-name="ce50" office:value-type="float" office:value="125084">
            <text:p>125084</text:p>
          </table:table-cell>
          <table:table-cell table:style-name="ce41" office:value-type="float" office:value="80.23">
            <text:p>80.23</text:p>
          </table:table-cell>
          <table:table-cell table:style-name="ce32"/>
          <table:table-cell table:style-name="ce16" table:number-columns-repeated="2"/>
          <table:table-cell table:style-name="ce47"/>
          <table:table-cell table:style-name="ce50"/>
          <table:table-cell table:style-name="ce41"/>
          <table:table-cell table:style-name="ce32" office:value-type="date" office:date-value="2020-04-07">
            <text:p>07/04/20</text:p>
          </table:table-cell>
          <table:table-cell table:style-name="ce16" office:value-type="string">
            <text:p>Credit Sales</text:p>
          </table:table-cell>
          <table:table-cell table:style-name="ce33"/>
          <table:table-cell table:style-name="ce47" office:value-type="string" table:number-columns-spanned="2" table:number-rows-spanned="1">
            <text:p>Return(MB/B14/19 127981)Stop cock</text:p>
          </table:table-cell>
          <table:covered-table-cell table:style-name="ce14"/>
          <table:table-cell table:style-name="ce41" office:value-type="float" office:value="82.49">
            <text:p>82.49</text:p>
          </table:table-cell>
          <table:table-cell table:style-name="ce32"/>
          <table:table-cell table:style-name="ce16"/>
          <table:table-cell table:style-name="ce33"/>
          <table:table-cell table:style-name="ce47" table:number-columns-spanned="2" table:number-rows-spanned="1"/>
          <table:covered-table-cell table:style-name="ce14"/>
          <table:table-cell table:style-name="ce41"/>
          <table:table-cell table:style-name="ce55" office:value-type="string" table:number-columns-spanned="5" table:number-rows-spanned="1">
            <text:p>SubTotal</text:p>
          </table:table-cell>
          <table:covered-table-cell table:style-name="ce16"/>
          <table:covered-table-cell table:style-name="ce33"/>
          <table:covered-table-cell table:style-name="ce47"/>
          <table:covered-table-cell table:style-name="ce14"/>
          <table:table-cell table:style-name="ce53" office:value-type="float" office:value="2850">
            <text:p>2850.00</text:p>
          </table:table-cell>
          <table:table-cell table:style-name="ce14" table:number-columns-repeated="886"/>
        </table:table-row>
        <table:table-row table:style-name="ro6">
          <table:table-cell table:style-name="ce9"/>
          <table:table-cell table:style-name="ce17" table:number-columns-repeated="4"/>
          <table:table-cell table:style-name="ce26"/>
          <table:table-cell table:style-name="ce32" office:value-type="date" office:date-value="2020-04-07">
            <text:p>07/04/20</text:p>
          </table:table-cell>
          <table:table-cell table:style-name="ce16" office:value-type="string">
            <text:p>Alpha bed charge per day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Bed charge</text:p>
          </table:table-cell>
          <table:table-cell table:style-name="ce16" office:value-type="float" office:value="80">
            <text:p>80</text:p>
          </table:table-cell>
          <table:table-cell table:style-name="ce32" office:value-type="date" office:date-value="2020-03-06">
            <text:p>06/03/20</text:p>
          </table:table-cell>
          <table:table-cell table:style-name="ce16" office:value-type="string">
            <text:p>Gastroengrology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530">
            <text:p>530.00</text:p>
          </table:table-cell>
          <table:table-cell table:style-name="ce32" office:value-type="date" office:date-value="2020-04-04">
            <text:p>04/04/20</text:p>
          </table:table-cell>
          <table:table-cell table:style-name="ce16" office:value-type="string">
            <text:p>Dressing Major Grade I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 office:value-type="date" office:date-value="2020-03-06">
            <text:p>06/03/20</text:p>
          </table:table-cell>
          <table:table-cell table:style-name="ce16" office:value-type="string">
            <text:p>Food Charges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 office:value-type="date" office:date-value="2020-04-03">
            <text:p>03/04/20</text:p>
          </table:table-cell>
          <table:table-cell table:style-name="ce16" office:value-type="string">
            <text:p>Food Charges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/>
          <table:table-cell table:style-name="ce16" table:number-columns-repeated="4"/>
          <table:table-cell table:style-name="ce41"/>
          <table:table-cell table:style-name="ce32" office:value-type="date" office:date-value="2020-03-10">
            <text:p>10/03/20</text:p>
          </table:table-cell>
          <table:table-cell table:style-name="ce16" office:value-type="string">
            <text:p>CBC.,WBC,Diff,RBC &amp; Platele(Hem Panel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3-12">
            <text:p>12/03/20</text:p>
          </table:table-cell>
          <table:table-cell table:style-name="ce16" office:value-type="string">
            <text:p>CRP (C-Reactive Protein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3-19">
            <text:p>19/03/20</text:p>
          </table:table-cell>
          <table:table-cell table:style-name="ce16" office:value-type="string">
            <text:p>Creatin Blood</text:p>
          </table:table-cell>
          <table:table-cell table:style-name="ce16" table:number-columns-repeated="3"/>
          <table:table-cell table:style-name="ce41" office:value-type="float" office:value="140">
            <text:p>140.00</text:p>
          </table:table-cell>
          <table:table-cell table:style-name="ce32" office:value-type="date" office:date-value="2020-03-11">
            <text:p>11/03/20</text:p>
          </table:table-cell>
          <table:table-cell table:style-name="ce16" office:value-type="string">
            <text:p>Pottass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 office:value-type="date" office:date-value="2020-03-08">
            <text:p>08/03/20</text:p>
          </table:table-cell>
          <table:table-cell table:style-name="ce16" office:value-type="string">
            <text:p>Sod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/>
          <table:table-cell table:style-name="ce16" table:number-columns-repeated="3"/>
          <table:table-cell table:style-name="ce34" office:value-type="string">
            <text:p>SubTotal</text:p>
          </table:table-cell>
          <table:table-cell table:style-name="ce35" table:formula="of:=SUM([.BZ5:.BZ27])" office:value-type="float" office:value="2540">
            <text:p>2540</text:p>
          </table:table-cell>
          <table:table-cell table:style-name="ce32"/>
          <table:table-cell table:style-name="ce16" table:number-columns-repeated="4"/>
          <table:table-cell table:style-name="ce41"/>
          <table:table-cell table:style-name="ce32" office:value-type="date" office:date-value="2020-03-20">
            <text:p>20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45808">
            <text:p>245808</text:p>
          </table:table-cell>
          <table:table-cell table:style-name="ce41" office:value-type="float" office:value="14015.93">
            <text:p>14015.93</text:p>
          </table:table-cell>
          <table:table-cell table:style-name="ce32" office:value-type="date" office:date-value="2020-04-03">
            <text:p>03/04/20</text:p>
          </table:table-cell>
          <table:table-cell table:style-name="ce16" table:number-columns-repeated="2"/>
          <table:table-cell table:style-name="ce47" office:value-type="string">
            <text:p>PB/B01/20/</text:p>
          </table:table-cell>
          <table:table-cell table:style-name="ce50" office:value-type="float" office:value="1283">
            <text:p>1283</text:p>
          </table:table-cell>
          <table:table-cell table:style-name="ce41" office:value-type="float" office:value="7979.13">
            <text:p>7979.13</text:p>
          </table:table-cell>
          <table:table-cell table:style-name="ce32"/>
          <table:table-cell table:style-name="ce16" table:number-columns-repeated="2"/>
          <table:table-cell table:style-name="ce47"/>
          <table:table-cell table:style-name="ce50"/>
          <table:table-cell table:style-name="ce41"/>
          <table:table-cell table:style-name="ce32" office:value-type="date" office:date-value="2020-03-28">
            <text:p>28/03/20</text:p>
          </table:table-cell>
          <table:table-cell table:style-name="ce16" table:number-columns-repeated="2"/>
          <table:table-cell table:style-name="ce47" office:value-type="string">
            <text:p>MB/B02/19</text:p>
          </table:table-cell>
          <table:table-cell table:style-name="ce50" office:value-type="float" office:value="190878">
            <text:p>190878</text:p>
          </table:table-cell>
          <table:table-cell table:style-name="ce41" office:value-type="float" office:value="45.93">
            <text:p>45.93</text:p>
          </table:table-cell>
          <table:table-cell table:style-name="ce32" office:value-type="date" office:date-value="2020-03-24">
            <text:p>24/03/20</text:p>
          </table:table-cell>
          <table:table-cell table:style-name="ce16" table:number-columns-repeated="2"/>
          <table:table-cell table:style-name="ce47" office:value-type="string">
            <text:p>MB/B14/19</text:p>
          </table:table-cell>
          <table:table-cell table:style-name="ce50" office:value-type="float" office:value="125953">
            <text:p>125953</text:p>
          </table:table-cell>
          <table:table-cell table:style-name="ce41" office:value-type="float" office:value="1220.44">
            <text:p>1220.44</text:p>
          </table:table-cell>
          <table:table-cell table:style-name="ce32"/>
          <table:table-cell table:style-name="ce16" table:number-columns-repeated="2"/>
          <table:table-cell table:style-name="ce47"/>
          <table:table-cell table:style-name="ce50"/>
          <table:table-cell table:style-name="ce41"/>
          <table:table-cell table:style-name="ce32" office:value-type="date" office:date-value="2020-04-07">
            <text:p>07/04/20</text:p>
          </table:table-cell>
          <table:table-cell table:style-name="ce16" office:value-type="string">
            <text:p>Credit Sales</text:p>
          </table:table-cell>
          <table:table-cell table:style-name="ce33" office:value-type="string">
            <text:p>18g</text:p>
          </table:table-cell>
          <table:table-cell table:style-name="ce47" office:value-type="string" table:number-columns-spanned="2" table:number-rows-spanned="1">
            <text:p>Return(MB/B14/20 343)inj. Needle</text:p>
          </table:table-cell>
          <table:covered-table-cell table:style-name="ce14"/>
          <table:table-cell table:style-name="ce41" office:value-type="float" office:value="1.65">
            <text:p>1.65</text:p>
          </table:table-cell>
          <table:table-cell table:style-name="ce32"/>
          <table:table-cell table:style-name="ce16"/>
          <table:table-cell table:style-name="ce33"/>
          <table:table-cell table:style-name="ce47" table:number-columns-spanned="2" table:number-rows-spanned="1"/>
          <table:covered-table-cell table:style-name="ce14"/>
          <table:table-cell table:style-name="ce41"/>
          <table:table-cell table:style-name="ce32"/>
          <table:table-cell table:style-name="ce16"/>
          <table:table-cell table:style-name="ce33"/>
          <table:table-cell table:style-name="ce47" table:number-columns-spanned="2" table:number-rows-spanned="1"/>
          <table:covered-table-cell table:style-name="ce14"/>
          <table:table-cell table:style-name="ce41"/>
          <table:table-cell table:style-name="ce14" table:number-columns-repeated="886"/>
        </table:table-row>
        <table:table-row table:style-name="ro6">
          <table:table-cell table:style-name="ce9"/>
          <table:table-cell table:style-name="ce17" table:number-columns-repeated="4"/>
          <table:table-cell table:style-name="ce26"/>
          <table:table-cell table:style-name="ce32" office:value-type="date" office:date-value="2020-03-25">
            <text:p>25/03/20</text:p>
          </table:table-cell>
          <table:table-cell table:style-name="ce16" office:value-type="string">
            <text:p>Bronchial Hygiene Therapy</text:p>
          </table:table-cell>
          <table:table-cell table:style-name="ce16" office:value-type="float" office:value="1">
            <text:p>1</text:p>
          </table:table-cell>
          <table:table-cell table:style-name="ce16" table:number-columns-repeated="2"/>
          <table:table-cell table:style-name="ce16" office:value-type="float" office:value="450">
            <text:p>450</text:p>
          </table:table-cell>
          <table:table-cell table:style-name="ce32" office:value-type="date" office:date-value="2020-03-07">
            <text:p>07/03/20</text:p>
          </table:table-cell>
          <table:table-cell table:style-name="ce16" office:value-type="string">
            <text:p>Gastroengrology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530">
            <text:p>530.00</text:p>
          </table:table-cell>
          <table:table-cell table:style-name="ce32" office:value-type="date" office:date-value="2020-04-06">
            <text:p>06/04/20</text:p>
          </table:table-cell>
          <table:table-cell table:style-name="ce16" office:value-type="string">
            <text:p>Dressing Major Grade I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 office:value-type="date" office:date-value="2020-03-07">
            <text:p>07/03/20</text:p>
          </table:table-cell>
          <table:table-cell table:style-name="ce16" office:value-type="string">
            <text:p>Food Charges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 office:value-type="date" office:date-value="2020-04-04">
            <text:p>04/04/20</text:p>
          </table:table-cell>
          <table:table-cell table:style-name="ce16" office:value-type="string">
            <text:p>Food Charges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/>
          <table:table-cell table:style-name="ce16" table:number-columns-repeated="4"/>
          <table:table-cell table:style-name="ce41"/>
          <table:table-cell table:style-name="ce32" office:value-type="date" office:date-value="2020-03-14">
            <text:p>14/03/20</text:p>
          </table:table-cell>
          <table:table-cell table:style-name="ce16" office:value-type="string">
            <text:p>CBC.,WBC,Diff,RBC &amp; Platele(Hem Panel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3-14">
            <text:p>14/03/20</text:p>
          </table:table-cell>
          <table:table-cell table:style-name="ce16" office:value-type="string">
            <text:p>CRP (C-Reactive Protein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3-21">
            <text:p>21/03/20</text:p>
          </table:table-cell>
          <table:table-cell table:style-name="ce16" office:value-type="string">
            <text:p>Creatin Blood</text:p>
          </table:table-cell>
          <table:table-cell table:style-name="ce16" table:number-columns-repeated="3"/>
          <table:table-cell table:style-name="ce41" office:value-type="float" office:value="140">
            <text:p>140.00</text:p>
          </table:table-cell>
          <table:table-cell table:style-name="ce32" office:value-type="date" office:date-value="2020-03-12">
            <text:p>12/03/20</text:p>
          </table:table-cell>
          <table:table-cell table:style-name="ce16" office:value-type="string">
            <text:p>Pottass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 office:value-type="date" office:date-value="2020-03-09">
            <text:p>09/03/20</text:p>
          </table:table-cell>
          <table:table-cell table:style-name="ce16" office:value-type="string">
            <text:p>Sod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/>
          <table:table-cell table:style-name="ce16" table:number-columns-repeated="4"/>
          <table:table-cell table:style-name="ce41"/>
          <table:table-cell table:style-name="ce32"/>
          <table:table-cell table:style-name="ce16" table:number-columns-repeated="4"/>
          <table:table-cell table:style-name="ce41"/>
          <table:table-cell table:style-name="ce32" office:value-type="date" office:date-value="2020-03-21">
            <text:p>21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46265">
            <text:p>246265</text:p>
          </table:table-cell>
          <table:table-cell table:style-name="ce41" office:value-type="float" office:value="400.95">
            <text:p>400.95</text:p>
          </table:table-cell>
          <table:table-cell table:style-name="ce32" office:value-type="date" office:date-value="2020-04-04">
            <text:p>04/04/20</text:p>
          </table:table-cell>
          <table:table-cell table:style-name="ce16" table:number-columns-repeated="2"/>
          <table:table-cell table:style-name="ce47" office:value-type="string">
            <text:p>PB/B01/20/</text:p>
          </table:table-cell>
          <table:table-cell table:style-name="ce50" office:value-type="float" office:value="1490">
            <text:p>1490</text:p>
          </table:table-cell>
          <table:table-cell table:style-name="ce41" office:value-type="float" office:value="14314.29">
            <text:p>14314.29</text:p>
          </table:table-cell>
          <table:table-cell table:style-name="ce32"/>
          <table:table-cell table:style-name="ce16" table:number-columns-repeated="2"/>
          <table:table-cell table:style-name="ce47"/>
          <table:table-cell table:style-name="ce50"/>
          <table:table-cell table:style-name="ce41"/>
          <table:table-cell table:style-name="ce32" office:value-type="date" office:date-value="2020-03-29">
            <text:p>29/03/20</text:p>
          </table:table-cell>
          <table:table-cell table:style-name="ce16" table:number-columns-repeated="2"/>
          <table:table-cell table:style-name="ce47" office:value-type="string">
            <text:p>MB/B02/19</text:p>
          </table:table-cell>
          <table:table-cell table:style-name="ce50" office:value-type="float" office:value="190936">
            <text:p>190936</text:p>
          </table:table-cell>
          <table:table-cell table:style-name="ce41" office:value-type="float" office:value="121.25">
            <text:p>121.25</text:p>
          </table:table-cell>
          <table:table-cell table:style-name="ce32" office:value-type="date" office:date-value="2020-03-26">
            <text:p>26/03/20</text:p>
          </table:table-cell>
          <table:table-cell table:style-name="ce16" table:number-columns-repeated="2"/>
          <table:table-cell table:style-name="ce47" office:value-type="string">
            <text:p>MB/B14/19</text:p>
          </table:table-cell>
          <table:table-cell table:style-name="ce50" office:value-type="float" office:value="126212">
            <text:p>126212</text:p>
          </table:table-cell>
          <table:table-cell table:style-name="ce41" office:value-type="float" office:value="28.82">
            <text:p>28.82</text:p>
          </table:table-cell>
          <table:table-cell table:style-name="ce32"/>
          <table:table-cell table:style-name="ce16" table:number-columns-repeated="2"/>
          <table:table-cell table:style-name="ce47"/>
          <table:table-cell table:style-name="ce50"/>
          <table:table-cell table:style-name="ce41"/>
          <table:table-cell table:style-name="ce32" office:value-type="date" office:date-value="2020-03-23">
            <text:p>23/03/20</text:p>
          </table:table-cell>
          <table:table-cell table:style-name="ce16" office:value-type="string">
            <text:p>Credit Sales</text:p>
          </table:table-cell>
          <table:table-cell table:style-name="ce33"/>
          <table:table-cell table:style-name="ce47" office:value-type="string" table:number-columns-spanned="2" table:number-rows-spanned="1">
            <text:p>Return(PB/B01/19 236559) pepar 4.5g</text:p>
          </table:table-cell>
          <table:covered-table-cell table:style-name="ce14"/>
          <table:table-cell table:style-name="ce41" office:value-type="float" office:value="481.49">
            <text:p>481.49</text:p>
          </table:table-cell>
          <table:table-cell table:style-name="ce32"/>
          <table:table-cell table:style-name="ce16"/>
          <table:table-cell table:style-name="ce33"/>
          <table:table-cell table:style-name="ce47" table:number-columns-spanned="2" table:number-rows-spanned="1"/>
          <table:covered-table-cell table:style-name="ce14"/>
          <table:table-cell table:style-name="ce41"/>
          <table:table-cell table:style-name="ce32"/>
          <table:table-cell table:style-name="ce16"/>
          <table:table-cell table:style-name="ce33"/>
          <table:table-cell table:style-name="ce47" table:number-columns-spanned="2" table:number-rows-spanned="1"/>
          <table:covered-table-cell table:style-name="ce14"/>
          <table:table-cell table:style-name="ce41"/>
          <table:table-cell table:style-name="ce14" table:number-columns-repeated="886"/>
        </table:table-row>
        <table:table-row table:style-name="ro6">
          <table:table-cell table:style-name="ce9"/>
          <table:table-cell table:style-name="ce17" table:number-columns-repeated="4"/>
          <table:table-cell table:style-name="ce26"/>
          <table:table-cell table:style-name="ce32" office:value-type="date" office:date-value="2020-03-30">
            <text:p>30/03/20</text:p>
          </table:table-cell>
          <table:table-cell table:style-name="ce16" office:value-type="string">
            <text:p>Dermotology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ation IP</text:p>
          </table:table-cell>
          <table:table-cell table:style-name="ce16" office:value-type="float" office:value="380">
            <text:p>380</text:p>
          </table:table-cell>
          <table:table-cell table:style-name="ce32" office:value-type="date" office:date-value="2020-03-08">
            <text:p>08/03/20</text:p>
          </table:table-cell>
          <table:table-cell table:style-name="ce16" office:value-type="string">
            <text:p>Gastroengrology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530">
            <text:p>530.00</text:p>
          </table:table-cell>
          <table:table-cell table:style-name="ce32" office:value-type="date" office:date-value="2020-03-09">
            <text:p>09/03/20</text:p>
          </table:table-cell>
          <table:table-cell table:style-name="ce16" office:value-type="string">
            <text:p>Dressing Major Grade II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270">
            <text:p>270.00</text:p>
          </table:table-cell>
          <table:table-cell table:style-name="ce32" office:value-type="date" office:date-value="2020-03-08">
            <text:p>08/03/20</text:p>
          </table:table-cell>
          <table:table-cell table:style-name="ce16" office:value-type="string">
            <text:p>Food Charges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 office:value-type="date" office:date-value="2020-04-05">
            <text:p>05/04/20</text:p>
          </table:table-cell>
          <table:table-cell table:style-name="ce16" office:value-type="string">
            <text:p>Food Charges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/>
          <table:table-cell table:style-name="ce16" table:number-columns-repeated="4"/>
          <table:table-cell table:style-name="ce41"/>
          <table:table-cell table:style-name="ce32" office:value-type="date" office:date-value="2020-03-15">
            <text:p>15/03/20</text:p>
          </table:table-cell>
          <table:table-cell table:style-name="ce16" office:value-type="string">
            <text:p>CBC.,WBC,Diff,RBC &amp; Platele(Hem Panel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3-15">
            <text:p>15/03/20</text:p>
          </table:table-cell>
          <table:table-cell table:style-name="ce16" office:value-type="string">
            <text:p>CRP (C-Reactive Protein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3-23">
            <text:p>23/03/20</text:p>
          </table:table-cell>
          <table:table-cell table:style-name="ce16" office:value-type="string">
            <text:p>Creatin Blood</text:p>
          </table:table-cell>
          <table:table-cell table:style-name="ce16" table:number-columns-repeated="3"/>
          <table:table-cell table:style-name="ce41" office:value-type="float" office:value="140">
            <text:p>140.00</text:p>
          </table:table-cell>
          <table:table-cell table:style-name="ce32" office:value-type="date" office:date-value="2020-03-13">
            <text:p>13/03/20</text:p>
          </table:table-cell>
          <table:table-cell table:style-name="ce16" office:value-type="string">
            <text:p>Pottass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 office:value-type="date" office:date-value="2020-03-10">
            <text:p>10/03/20</text:p>
          </table:table-cell>
          <table:table-cell table:style-name="ce16" office:value-type="string">
            <text:p>Sod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/>
          <table:table-cell table:style-name="ce16" table:number-columns-repeated="4"/>
          <table:table-cell table:style-name="ce41"/>
          <table:table-cell table:style-name="ce32"/>
          <table:table-cell table:style-name="ce16" table:number-columns-repeated="4"/>
          <table:table-cell table:style-name="ce41"/>
          <table:table-cell table:style-name="ce32" office:value-type="date" office:date-value="2020-03-21">
            <text:p>21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46529">
            <text:p>246529</text:p>
          </table:table-cell>
          <table:table-cell table:style-name="ce41" office:value-type="float" office:value="14004.68">
            <text:p>14004.68</text:p>
          </table:table-cell>
          <table:table-cell table:style-name="ce32" office:value-type="date" office:date-value="2020-04-05">
            <text:p>05/04/20</text:p>
          </table:table-cell>
          <table:table-cell table:style-name="ce16" table:number-columns-repeated="2"/>
          <table:table-cell table:style-name="ce47" office:value-type="string">
            <text:p>PB/B01/20/</text:p>
          </table:table-cell>
          <table:table-cell table:style-name="ce50" office:value-type="float" office:value="1804">
            <text:p>1804</text:p>
          </table:table-cell>
          <table:table-cell table:style-name="ce41" office:value-type="float" office:value="4366.1">
            <text:p>4366.10</text:p>
          </table:table-cell>
          <table:table-cell table:style-name="ce32"/>
          <table:table-cell table:style-name="ce16" table:number-columns-repeated="2"/>
          <table:table-cell table:style-name="ce47"/>
          <table:table-cell table:style-name="ce50"/>
          <table:table-cell table:style-name="ce41"/>
          <table:table-cell table:style-name="ce32" office:value-type="date" office:date-value="2020-03-30">
            <text:p>30/03/20</text:p>
          </table:table-cell>
          <table:table-cell table:style-name="ce16" table:number-columns-repeated="2"/>
          <table:table-cell table:style-name="ce47" office:value-type="string">
            <text:p>MB/B02/19</text:p>
          </table:table-cell>
          <table:table-cell table:style-name="ce50" office:value-type="float" office:value="191463">
            <text:p>191463</text:p>
          </table:table-cell>
          <table:table-cell table:style-name="ce41" office:value-type="float" office:value="949.2">
            <text:p>949.20</text:p>
          </table:table-cell>
          <table:table-cell table:style-name="ce32" office:value-type="date" office:date-value="2020-03-25">
            <text:p>25/03/20</text:p>
          </table:table-cell>
          <table:table-cell table:style-name="ce16" table:number-columns-repeated="2"/>
          <table:table-cell table:style-name="ce47" office:value-type="string">
            <text:p>MB/B14/19</text:p>
          </table:table-cell>
          <table:table-cell table:style-name="ce50" office:value-type="float" office:value="126344">
            <text:p>126344</text:p>
          </table:table-cell>
          <table:table-cell table:style-name="ce41" office:value-type="float" office:value="562.29">
            <text:p>562.29</text:p>
          </table:table-cell>
          <table:table-cell table:style-name="ce32"/>
          <table:table-cell table:style-name="ce16" table:number-columns-repeated="2"/>
          <table:table-cell table:style-name="ce47"/>
          <table:table-cell table:style-name="ce50"/>
          <table:table-cell table:style-name="ce41"/>
          <table:table-cell table:style-name="ce32" office:value-type="date" office:date-value="2020-03-23">
            <text:p>23/03/20</text:p>
          </table:table-cell>
          <table:table-cell table:style-name="ce16" office:value-type="string">
            <text:p>Credit Sales</text:p>
          </table:table-cell>
          <table:table-cell table:style-name="ce33"/>
          <table:table-cell table:style-name="ce47" office:value-type="string" table:number-columns-spanned="2" table:number-rows-spanned="1">
            <text:p>Return(PB/B01/19 237338) sod.phospate</text:p>
          </table:table-cell>
          <table:covered-table-cell table:style-name="ce14"/>
          <table:table-cell table:style-name="ce41" office:value-type="float" office:value="50">
            <text:p>50.00</text:p>
          </table:table-cell>
          <table:table-cell table:style-name="ce32"/>
          <table:table-cell table:style-name="ce16"/>
          <table:table-cell table:style-name="ce33"/>
          <table:table-cell table:style-name="ce47" table:number-columns-spanned="2" table:number-rows-spanned="1"/>
          <table:covered-table-cell table:style-name="ce14"/>
          <table:table-cell table:style-name="ce41"/>
          <table:table-cell table:style-name="ce32"/>
          <table:table-cell table:style-name="ce16"/>
          <table:table-cell table:style-name="ce33"/>
          <table:table-cell table:style-name="ce47" table:number-columns-spanned="2" table:number-rows-spanned="1"/>
          <table:covered-table-cell table:style-name="ce14"/>
          <table:table-cell table:style-name="ce41"/>
          <table:table-cell table:style-name="ce14" table:number-columns-repeated="886"/>
        </table:table-row>
        <table:table-row table:style-name="ro6">
          <table:table-cell table:style-name="ce9"/>
          <table:table-cell table:style-name="ce17" table:number-columns-repeated="4"/>
          <table:table-cell table:style-name="ce26"/>
          <table:table-cell table:style-name="ce32" office:value-type="date" office:date-value="2020-03-23">
            <text:p>23/03/20</text:p>
          </table:table-cell>
          <table:table-cell table:style-name="ce16" office:value-type="string">
            <text:p>General Medicine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ation IP</text:p>
          </table:table-cell>
          <table:table-cell table:style-name="ce16" office:value-type="float" office:value="380">
            <text:p>380</text:p>
          </table:table-cell>
          <table:table-cell table:style-name="ce32" office:value-type="date" office:date-value="2020-03-09">
            <text:p>09/03/20</text:p>
          </table:table-cell>
          <table:table-cell table:style-name="ce16" office:value-type="string">
            <text:p>Gastroengrology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530">
            <text:p>530.00</text:p>
          </table:table-cell>
          <table:table-cell table:style-name="ce32" office:value-type="date" office:date-value="2020-03-16">
            <text:p>16/03/20</text:p>
          </table:table-cell>
          <table:table-cell table:style-name="ce16" office:value-type="string">
            <text:p>Dressing Major Grade II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270">
            <text:p>270.00</text:p>
          </table:table-cell>
          <table:table-cell table:style-name="ce32" office:value-type="date" office:date-value="2020-03-09">
            <text:p>09/03/20</text:p>
          </table:table-cell>
          <table:table-cell table:style-name="ce16" office:value-type="string">
            <text:p>Food Charges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 office:value-type="date" office:date-value="2020-04-06">
            <text:p>06/04/20</text:p>
          </table:table-cell>
          <table:table-cell table:style-name="ce16" office:value-type="string">
            <text:p>Food Charges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/>
          <table:table-cell table:style-name="ce16" table:number-columns-repeated="4"/>
          <table:table-cell table:style-name="ce41"/>
          <table:table-cell table:style-name="ce32" office:value-type="date" office:date-value="2020-03-17">
            <text:p>17/03/20</text:p>
          </table:table-cell>
          <table:table-cell table:style-name="ce16" office:value-type="string">
            <text:p>CBC.,WBC,Diff,RBC &amp; Platele(Hem Panel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3-17">
            <text:p>17/03/20</text:p>
          </table:table-cell>
          <table:table-cell table:style-name="ce16" office:value-type="string">
            <text:p>CRP (C-Reactive Protein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3-24">
            <text:p>24/03/20</text:p>
          </table:table-cell>
          <table:table-cell table:style-name="ce16" office:value-type="string">
            <text:p>Creatin Blood</text:p>
          </table:table-cell>
          <table:table-cell table:style-name="ce16" table:number-columns-repeated="3"/>
          <table:table-cell table:style-name="ce41" office:value-type="float" office:value="140">
            <text:p>140.00</text:p>
          </table:table-cell>
          <table:table-cell table:style-name="ce32" office:value-type="date" office:date-value="2020-03-15">
            <text:p>15/03/20</text:p>
          </table:table-cell>
          <table:table-cell table:style-name="ce16" office:value-type="string">
            <text:p>Pottass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 office:value-type="date" office:date-value="2020-03-11">
            <text:p>11/03/20</text:p>
          </table:table-cell>
          <table:table-cell table:style-name="ce16" office:value-type="string">
            <text:p>Sod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/>
          <table:table-cell table:style-name="ce16" table:number-columns-repeated="4"/>
          <table:table-cell table:style-name="ce41"/>
          <table:table-cell table:style-name="ce32"/>
          <table:table-cell table:style-name="ce16" table:number-columns-repeated="4"/>
          <table:table-cell table:style-name="ce41"/>
          <table:table-cell table:style-name="ce32" office:value-type="date" office:date-value="2020-03-21">
            <text:p>21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46546">
            <text:p>246546</text:p>
          </table:table-cell>
          <table:table-cell table:style-name="ce41" office:value-type="float" office:value="400.95">
            <text:p>400.95</text:p>
          </table:table-cell>
          <table:table-cell table:style-name="ce32" office:value-type="date" office:date-value="2020-04-05">
            <text:p>05/04/20</text:p>
          </table:table-cell>
          <table:table-cell table:style-name="ce16" table:number-columns-repeated="2"/>
          <table:table-cell table:style-name="ce47" office:value-type="string">
            <text:p>PB/B01/20/</text:p>
          </table:table-cell>
          <table:table-cell table:style-name="ce50" office:value-type="float" office:value="1826">
            <text:p>1826</text:p>
          </table:table-cell>
          <table:table-cell table:style-name="ce41" office:value-type="float" office:value="16250">
            <text:p>16250.00</text:p>
          </table:table-cell>
          <table:table-cell table:style-name="ce32"/>
          <table:table-cell table:style-name="ce16" table:number-columns-repeated="2"/>
          <table:table-cell table:style-name="ce47"/>
          <table:table-cell table:style-name="ce50"/>
          <table:table-cell table:style-name="ce41"/>
          <table:table-cell table:style-name="ce32" office:value-type="date" office:date-value="2020-03-31">
            <text:p>31/03/20</text:p>
          </table:table-cell>
          <table:table-cell table:style-name="ce16" table:number-columns-repeated="2"/>
          <table:table-cell table:style-name="ce47" office:value-type="string">
            <text:p>MB/B02/19</text:p>
          </table:table-cell>
          <table:table-cell table:style-name="ce50" office:value-type="float" office:value="191808">
            <text:p>191808</text:p>
          </table:table-cell>
          <table:table-cell table:style-name="ce41" office:value-type="float" office:value="540.91">
            <text:p>540.91</text:p>
          </table:table-cell>
          <table:table-cell table:style-name="ce32" office:value-type="date" office:date-value="2020-03-25">
            <text:p>25/03/20</text:p>
          </table:table-cell>
          <table:table-cell table:style-name="ce16" table:number-columns-repeated="2"/>
          <table:table-cell table:style-name="ce47" office:value-type="string">
            <text:p>MB/B14/19</text:p>
          </table:table-cell>
          <table:table-cell table:style-name="ce50" office:value-type="float" office:value="126459">
            <text:p>126459</text:p>
          </table:table-cell>
          <table:table-cell table:style-name="ce41" office:value-type="float" office:value="145.57">
            <text:p>145.57</text:p>
          </table:table-cell>
          <table:table-cell table:style-name="ce32"/>
          <table:table-cell table:style-name="ce16" table:number-columns-repeated="2"/>
          <table:table-cell table:style-name="ce47"/>
          <table:table-cell table:style-name="ce50"/>
          <table:table-cell table:style-name="ce41"/>
          <table:table-cell table:style-name="ce32" office:value-type="date" office:date-value="2020-03-23">
            <text:p>23/03/20</text:p>
          </table:table-cell>
          <table:table-cell table:style-name="ce16" office:value-type="string">
            <text:p>Credit Sales</text:p>
          </table:table-cell>
          <table:table-cell table:style-name="ce33"/>
          <table:table-cell table:style-name="ce47" office:value-type="string" table:number-columns-spanned="2" table:number-rows-spanned="1">
            <text:p>Return(PB/B01/19 242011) pepar 2.25g</text:p>
          </table:table-cell>
          <table:covered-table-cell table:style-name="ce14"/>
          <table:table-cell table:style-name="ce41" office:value-type="float" office:value="899.07">
            <text:p>899.07</text:p>
          </table:table-cell>
          <table:table-cell table:style-name="ce32"/>
          <table:table-cell table:style-name="ce16"/>
          <table:table-cell table:style-name="ce33"/>
          <table:table-cell table:style-name="ce47" table:number-columns-spanned="2" table:number-rows-spanned="1"/>
          <table:covered-table-cell table:style-name="ce14"/>
          <table:table-cell table:style-name="ce41"/>
          <table:table-cell table:style-name="ce32"/>
          <table:table-cell table:style-name="ce16"/>
          <table:table-cell table:style-name="ce33"/>
          <table:table-cell table:style-name="ce47" table:number-columns-spanned="2" table:number-rows-spanned="1"/>
          <table:covered-table-cell table:style-name="ce14"/>
          <table:table-cell table:style-name="ce41"/>
          <table:table-cell table:style-name="ce14" table:number-columns-repeated="886"/>
        </table:table-row>
        <table:table-row table:style-name="ro6">
          <table:table-cell table:style-name="ce9"/>
          <table:table-cell table:style-name="ce17" table:number-columns-repeated="4"/>
          <table:table-cell table:style-name="ce26"/>
          <table:table-cell table:style-name="ce32" office:value-type="date" office:date-value="2020-03-24">
            <text:p>24/03/20</text:p>
          </table:table-cell>
          <table:table-cell table:style-name="ce16" office:value-type="string">
            <text:p>General Medicine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ation IP</text:p>
          </table:table-cell>
          <table:table-cell table:style-name="ce16" office:value-type="float" office:value="380">
            <text:p>380</text:p>
          </table:table-cell>
          <table:table-cell table:style-name="ce32" office:value-type="date" office:date-value="2020-03-10">
            <text:p>10/03/20</text:p>
          </table:table-cell>
          <table:table-cell table:style-name="ce16" office:value-type="string">
            <text:p>Gastroengrology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530">
            <text:p>530.00</text:p>
          </table:table-cell>
          <table:table-cell table:style-name="ce32" office:value-type="date" office:date-value="2020-03-17">
            <text:p>17/03/20</text:p>
          </table:table-cell>
          <table:table-cell table:style-name="ce16" office:value-type="string">
            <text:p>Dressing Major Grade II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270">
            <text:p>270.00</text:p>
          </table:table-cell>
          <table:table-cell table:style-name="ce32" office:value-type="date" office:date-value="2020-03-10">
            <text:p>10/03/20</text:p>
          </table:table-cell>
          <table:table-cell table:style-name="ce16" office:value-type="string">
            <text:p>Food Charges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 office:value-type="date" office:date-value="2020-03-23">
            <text:p>23/03/20</text:p>
          </table:table-cell>
          <table:table-cell table:style-name="ce16" office:value-type="string">
            <text:p>Nebulization 12h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240">
            <text:p>240.00</text:p>
          </table:table-cell>
          <table:table-cell table:style-name="ce32"/>
          <table:table-cell table:style-name="ce16" table:number-columns-repeated="4"/>
          <table:table-cell table:style-name="ce41"/>
          <table:table-cell table:style-name="ce32" office:value-type="date" office:date-value="2020-03-19">
            <text:p>19/03/20</text:p>
          </table:table-cell>
          <table:table-cell table:style-name="ce16" office:value-type="string">
            <text:p>CBC.,WBC,Diff,RBC &amp; Platele(Hem Panel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3-19">
            <text:p>19/03/20</text:p>
          </table:table-cell>
          <table:table-cell table:style-name="ce16" office:value-type="string">
            <text:p>CRP (C-Reactive Protein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3-25">
            <text:p>25/03/20</text:p>
          </table:table-cell>
          <table:table-cell table:style-name="ce16" office:value-type="string">
            <text:p>Creatin Blood</text:p>
          </table:table-cell>
          <table:table-cell table:style-name="ce16" table:number-columns-repeated="3"/>
          <table:table-cell table:style-name="ce41" office:value-type="float" office:value="140">
            <text:p>140.00</text:p>
          </table:table-cell>
          <table:table-cell table:style-name="ce32" office:value-type="date" office:date-value="2020-03-15">
            <text:p>15/03/20</text:p>
          </table:table-cell>
          <table:table-cell table:style-name="ce16" office:value-type="string">
            <text:p>Pottass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 office:value-type="date" office:date-value="2020-03-13">
            <text:p>13/03/20</text:p>
          </table:table-cell>
          <table:table-cell table:style-name="ce16" office:value-type="string">
            <text:p>Sod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/>
          <table:table-cell table:style-name="ce16" table:number-columns-repeated="4"/>
          <table:table-cell table:style-name="ce41"/>
          <table:table-cell table:style-name="ce32"/>
          <table:table-cell table:style-name="ce16" table:number-columns-repeated="4"/>
          <table:table-cell table:style-name="ce41"/>
          <table:table-cell table:style-name="ce32" office:value-type="date" office:date-value="2020-03-22">
            <text:p>22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46864">
            <text:p>246864</text:p>
          </table:table-cell>
          <table:table-cell table:style-name="ce41" office:value-type="float" office:value="25044.16">
            <text:p>25044.16</text:p>
          </table:table-cell>
          <table:table-cell table:style-name="ce32" office:value-type="date" office:date-value="2020-04-05">
            <text:p>05/04/20</text:p>
          </table:table-cell>
          <table:table-cell table:style-name="ce16" table:number-columns-repeated="2"/>
          <table:table-cell table:style-name="ce47" office:value-type="string">
            <text:p>PB/B01/20/</text:p>
          </table:table-cell>
          <table:table-cell table:style-name="ce50" office:value-type="float" office:value="1827">
            <text:p>1827</text:p>
          </table:table-cell>
          <table:table-cell table:style-name="ce41" office:value-type="float" office:value="86.65">
            <text:p>86.65</text:p>
          </table:table-cell>
          <table:table-cell table:style-name="ce32"/>
          <table:table-cell table:style-name="ce16" table:number-columns-repeated="2"/>
          <table:table-cell table:style-name="ce47"/>
          <table:table-cell table:style-name="ce50"/>
          <table:table-cell table:style-name="ce41"/>
          <table:table-cell table:style-name="ce32" office:value-type="date" office:date-value="2020-04-05">
            <text:p>05/04/20</text:p>
          </table:table-cell>
          <table:table-cell table:style-name="ce16" table:number-columns-repeated="2"/>
          <table:table-cell table:style-name="ce47" office:value-type="string">
            <text:p>MB/B02/20</text:p>
          </table:table-cell>
          <table:table-cell table:style-name="ce50" office:value-type="float" office:value="1233">
            <text:p>1233</text:p>
          </table:table-cell>
          <table:table-cell table:style-name="ce41" office:value-type="float" office:value="1648.22">
            <text:p>1648.22</text:p>
          </table:table-cell>
          <table:table-cell table:style-name="ce32" office:value-type="date" office:date-value="2020-03-26">
            <text:p>26/03/20</text:p>
          </table:table-cell>
          <table:table-cell table:style-name="ce16" table:number-columns-repeated="2"/>
          <table:table-cell table:style-name="ce47" office:value-type="string">
            <text:p>MB/B14/19</text:p>
          </table:table-cell>
          <table:table-cell table:style-name="ce50" office:value-type="float" office:value="126607">
            <text:p>126607</text:p>
          </table:table-cell>
          <table:table-cell table:style-name="ce41" office:value-type="float" office:value="1178.54">
            <text:p>1178.54</text:p>
          </table:table-cell>
          <table:table-cell table:style-name="ce32"/>
          <table:table-cell table:style-name="ce16" table:number-columns-repeated="2"/>
          <table:table-cell table:style-name="ce47"/>
          <table:table-cell table:style-name="ce50"/>
          <table:table-cell table:style-name="ce41"/>
          <table:table-cell table:style-name="ce32" office:value-type="date" office:date-value="2020-03-23">
            <text:p>23/03/20</text:p>
          </table:table-cell>
          <table:table-cell table:style-name="ce16" office:value-type="string">
            <text:p>Credit Sales</text:p>
          </table:table-cell>
          <table:table-cell table:style-name="ce33"/>
          <table:table-cell table:style-name="ce47" office:value-type="string" table:number-columns-spanned="2" table:number-rows-spanned="1">
            <text:p>Return(PB/B01/19 243125) hospMol UB</text:p>
          </table:table-cell>
          <table:covered-table-cell table:style-name="ce14"/>
          <table:table-cell table:style-name="ce41" office:value-type="float" office:value="727.99">
            <text:p>727.99</text:p>
          </table:table-cell>
          <table:table-cell table:style-name="ce32"/>
          <table:table-cell table:style-name="ce16"/>
          <table:table-cell table:style-name="ce33"/>
          <table:table-cell table:style-name="ce47" table:number-columns-spanned="2" table:number-rows-spanned="1"/>
          <table:covered-table-cell table:style-name="ce14"/>
          <table:table-cell table:style-name="ce41"/>
          <table:table-cell table:style-name="ce32"/>
          <table:table-cell table:style-name="ce16"/>
          <table:table-cell table:style-name="ce33"/>
          <table:table-cell table:style-name="ce47" table:number-columns-spanned="2" table:number-rows-spanned="1"/>
          <table:covered-table-cell table:style-name="ce14"/>
          <table:table-cell table:style-name="ce41"/>
          <table:table-cell table:style-name="ce14" table:number-columns-repeated="886"/>
        </table:table-row>
        <table:table-row table:style-name="ro6">
          <table:table-cell table:style-name="ce9"/>
          <table:table-cell table:style-name="ce17" table:number-columns-repeated="4"/>
          <table:table-cell table:style-name="ce26"/>
          <table:table-cell table:style-name="ce32" office:value-type="date" office:date-value="2020-03-25">
            <text:p>25/03/20</text:p>
          </table:table-cell>
          <table:table-cell table:style-name="ce16" office:value-type="string">
            <text:p>General Medicine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ation IP</text:p>
          </table:table-cell>
          <table:table-cell table:style-name="ce16" office:value-type="float" office:value="380">
            <text:p>380</text:p>
          </table:table-cell>
          <table:table-cell table:style-name="ce32" office:value-type="date" office:date-value="2020-03-11">
            <text:p>11/03/20</text:p>
          </table:table-cell>
          <table:table-cell table:style-name="ce16" office:value-type="string">
            <text:p>Gastroengrology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530">
            <text:p>530.00</text:p>
          </table:table-cell>
          <table:table-cell table:style-name="ce32" office:value-type="date" office:date-value="2020-03-30">
            <text:p>30/03/20</text:p>
          </table:table-cell>
          <table:table-cell table:style-name="ce16" office:value-type="string">
            <text:p>Dressing Major Grade III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450">
            <text:p>450.00</text:p>
          </table:table-cell>
          <table:table-cell table:style-name="ce32" office:value-type="date" office:date-value="2020-03-11">
            <text:p>11/03/20</text:p>
          </table:table-cell>
          <table:table-cell table:style-name="ce16" office:value-type="string">
            <text:p>Food Charges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50">
            <text:p>150.00</text:p>
          </table:table-cell>
          <table:table-cell table:style-name="ce32" office:value-type="date" office:date-value="2020-03-24">
            <text:p>24/03/20</text:p>
          </table:table-cell>
          <table:table-cell table:style-name="ce16" office:value-type="string">
            <text:p>Nebulization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string">
            <text:p>Consultation IP</text:p>
          </table:table-cell>
          <table:table-cell table:style-name="ce41" office:value-type="float" office:value="120">
            <text:p>120.00</text:p>
          </table:table-cell>
          <table:table-cell table:style-name="ce32"/>
          <table:table-cell table:style-name="ce16" table:number-columns-repeated="4"/>
          <table:table-cell table:style-name="ce41"/>
          <table:table-cell table:style-name="ce32" office:value-type="date" office:date-value="2020-03-21">
            <text:p>21/03/20</text:p>
          </table:table-cell>
          <table:table-cell table:style-name="ce16" office:value-type="string">
            <text:p>CBC.,WBC,Diff,RBC &amp; Platele(Hem Panel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3-21">
            <text:p>21/03/20</text:p>
          </table:table-cell>
          <table:table-cell table:style-name="ce16" office:value-type="string">
            <text:p>CRP (C-Reactive Protein)</text:p>
          </table:table-cell>
          <table:table-cell table:style-name="ce16" table:number-columns-repeated="3"/>
          <table:table-cell table:style-name="ce41" office:value-type="float" office:value="270">
            <text:p>270.00</text:p>
          </table:table-cell>
          <table:table-cell table:style-name="ce32" office:value-type="date" office:date-value="2020-03-26">
            <text:p>26/03/20</text:p>
          </table:table-cell>
          <table:table-cell table:style-name="ce16" office:value-type="string">
            <text:p>Creatin Blood</text:p>
          </table:table-cell>
          <table:table-cell table:style-name="ce16" table:number-columns-repeated="3"/>
          <table:table-cell table:style-name="ce41" office:value-type="float" office:value="140">
            <text:p>140.00</text:p>
          </table:table-cell>
          <table:table-cell table:style-name="ce32" office:value-type="date" office:date-value="2020-03-16">
            <text:p>16/03/20</text:p>
          </table:table-cell>
          <table:table-cell table:style-name="ce16" office:value-type="string">
            <text:p>Pottass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 office:value-type="date" office:date-value="2020-03-15">
            <text:p>15/03/20</text:p>
          </table:table-cell>
          <table:table-cell table:style-name="ce16" office:value-type="string">
            <text:p>Sodium Serum</text:p>
          </table:table-cell>
          <table:table-cell table:style-name="ce16" table:number-columns-repeated="3"/>
          <table:table-cell table:style-name="ce41" office:value-type="float" office:value="110">
            <text:p>110.00</text:p>
          </table:table-cell>
          <table:table-cell table:style-name="ce32"/>
          <table:table-cell table:style-name="ce16" table:number-columns-repeated="4"/>
          <table:table-cell table:style-name="ce41"/>
          <table:table-cell table:style-name="ce32"/>
          <table:table-cell table:style-name="ce16" table:number-columns-repeated="4"/>
          <table:table-cell table:style-name="ce41"/>
          <table:table-cell table:style-name="ce32" office:value-type="date" office:date-value="2020-03-23">
            <text:p>23/03/20</text:p>
          </table:table-cell>
          <table:table-cell table:style-name="ce16" table:number-columns-repeated="2"/>
          <table:table-cell table:style-name="ce47" office:value-type="string">
            <text:p>PB/B01/19/</text:p>
          </table:table-cell>
          <table:table-cell table:style-name="ce50" office:value-type="float" office:value="247651">
            <text:p>247651</text:p>
          </table:table-cell>
          <table:table-cell table:style-name="ce41" office:value-type="float" office:value="22727.33">
            <text:p>22727.33</text:p>
          </table:table-cell>
          <table:table-cell table:style-name="ce32" office:value-type="date" office:date-value="2020-04-06">
            <text:p>06/04/20</text:p>
          </table:table-cell>
          <table:table-cell table:style-name="ce16" table:number-columns-repeated="2"/>
          <table:table-cell table:style-name="ce47" office:value-type="string">
            <text:p>PB/B01/20/</text:p>
          </table:table-cell>
          <table:table-cell table:style-name="ce50" office:value-type="float" office:value="2186">
            <text:p>2186</text:p>
          </table:table-cell>
          <table:table-cell table:style-name="ce41" office:value-type="float" office:value="6500">
            <text:p>6500.00</text:p>
          </table:table-cell>
          <table:table-cell table:style-name="ce32"/>
          <table:table-cell table:style-name="ce16" table:number-columns-repeated="2"/>
          <table:table-cell table:style-name="ce47"/>
          <table:table-cell table:style-name="ce50"/>
          <table:table-cell table:style-name="ce41"/>
          <table:table-cell table:style-name="ce32" office:value-type="date" office:date-value="2020-04-06">
            <text:p>06/04/20</text:p>
          </table:table-cell>
          <table:table-cell table:style-name="ce16" table:number-columns-repeated="2"/>
          <table:table-cell table:style-name="ce47" office:value-type="string">
            <text:p>MB/B02/21</text:p>
          </table:table-cell>
          <table:table-cell table:style-name="ce50" office:value-type="float" office:value="1467">
            <text:p>1467</text:p>
          </table:table-cell>
          <table:table-cell table:style-name="ce41" office:value-type="float" office:value="868.74">
            <text:p>868.74</text:p>
          </table:table-cell>
          <table:table-cell table:style-name="ce32" office:value-type="date" office:date-value="2020-03-27">
            <text:p>27/03/20</text:p>
          </table:table-cell>
          <table:table-cell table:style-name="ce16" table:number-columns-repeated="2"/>
          <table:table-cell table:style-name="ce47" office:value-type="string">
            <text:p>MB/B14/19</text:p>
          </table:table-cell>
          <table:table-cell table:style-name="ce50" office:value-type="float" office:value="126990">
            <text:p>126990</text:p>
          </table:table-cell>
          <table:table-cell table:style-name="ce41" office:value-type="float" office:value="457.09">
            <text:p>457.09</text:p>
          </table:table-cell>
          <table:table-cell table:style-name="ce32"/>
          <table:table-cell table:style-name="ce16" table:number-columns-repeated="2"/>
          <table:table-cell table:style-name="ce47"/>
          <table:table-cell table:style-name="ce50"/>
          <table:table-cell table:style-name="ce41"/>
          <table:table-cell table:style-name="ce32" office:value-type="date" office:date-value="2020-03-23">
            <text:p>23/03/20</text:p>
          </table:table-cell>
          <table:table-cell table:style-name="ce16" office:value-type="string">
            <text:p>Credit Sales</text:p>
          </table:table-cell>
          <table:table-cell table:style-name="ce33"/>
          <table:table-cell table:style-name="ce47" office:value-type="string" table:number-columns-spanned="2" table:number-rows-spanned="1">
            <text:p>Return(PB/B01/19 243125) pepar2.25g</text:p>
          </table:table-cell>
          <table:covered-table-cell table:style-name="ce14"/>
          <table:table-cell table:style-name="ce41" office:value-type="float" office:value="449.54">
            <text:p>449.54</text:p>
          </table:table-cell>
          <table:table-cell table:style-name="ce32"/>
          <table:table-cell table:style-name="ce16"/>
          <table:table-cell table:style-name="ce33"/>
          <table:table-cell table:style-name="ce47" table:number-columns-spanned="2" table:number-rows-spanned="1"/>
          <table:covered-table-cell table:style-name="ce14"/>
          <table:table-cell table:style-name="ce41"/>
          <table:table-cell table:style-name="ce32"/>
          <table:table-cell table:style-name="ce16"/>
          <table:table-cell table:style-name="ce33"/>
          <table:table-cell table:style-name="ce47" table:number-columns-spanned="2" table:number-rows-spanned="1"/>
          <table:covered-table-cell table:style-name="ce14"/>
          <table:table-cell table:style-name="ce41"/>
          <table:table-cell table:style-name="ce14" table:number-columns-repeated="886"/>
        </table:table-row>
        <table:table-row table:style-name="ro7">
          <table:table-cell table:style-name="ce3" table:number-columns-spanned="4" table:number-rows-spanned="1"/>
          <table:covered-table-cell table:number-columns-repeated="3" table:style-name="ce17"/>
          <table:table-cell table:style-name="ce24"/>
          <table:table-cell table:style-name="ce28"/>
          <table:table-cell table:style-name="ce16" table:number-columns-spanned="4" table:number-rows-spanned="1"/>
          <table:covered-table-cell table:number-columns-repeated="3" table:style-name="ce16"/>
          <table:table-cell table:style-name="ce34" office:value-type="string">
            <text:p>SubTotal</text:p>
          </table:table-cell>
          <table:table-cell table:style-name="ce35" table:formula="of:=SUM([.L5:.L33])" office:value-type="float" office:value="3190">
            <text:p>3190</text:p>
          </table:table-cell>
          <table:table-cell table:style-name="ce16" table:number-columns-spanned="4" table:number-rows-spanned="1"/>
          <table:covered-table-cell table:number-columns-repeated="3" table:style-name="ce16"/>
          <table:table-cell table:style-name="ce34" office:value-type="string">
            <text:p>SubTotal</text:p>
          </table:table-cell>
          <table:table-cell table:style-name="ce35" table:formula="of:=SUM([.R5:.R33])" office:value-type="float" office:value="13200">
            <text:p>13200</text:p>
          </table:table-cell>
          <table:table-cell table:style-name="ce16" table:number-columns-spanned="4" table:number-rows-spanned="1"/>
          <table:covered-table-cell table:number-columns-repeated="3" table:style-name="ce16"/>
          <table:table-cell table:style-name="ce34" office:value-type="string">
            <text:p>SubTotal</text:p>
          </table:table-cell>
          <table:table-cell table:style-name="ce35" table:formula="of:=SUM([.X6:.X33])" office:value-type="float" office:value="10510">
            <text:p>10510</text:p>
          </table:table-cell>
          <table:table-cell table:style-name="ce16" table:number-columns-spanned="4" table:number-rows-spanned="1"/>
          <table:covered-table-cell table:number-columns-repeated="3" table:style-name="ce16"/>
          <table:table-cell table:style-name="ce34" office:value-type="string">
            <text:p>SubTotal</text:p>
          </table:table-cell>
          <table:table-cell table:style-name="ce35" table:formula="of:=SUM([.AD5:.AD33])" office:value-type="float" office:value="7730">
            <text:p>7730</text:p>
          </table:table-cell>
          <table:table-cell table:style-name="ce16" table:number-columns-spanned="4" table:number-rows-spanned="1"/>
          <table:covered-table-cell table:number-columns-repeated="3" table:style-name="ce16"/>
          <table:table-cell table:style-name="ce34" office:value-type="string">
            <text:p>SubTotal</text:p>
          </table:table-cell>
          <table:table-cell table:style-name="ce35" table:formula="of:=SUM([.AJ6:.AJ33])" office:value-type="float" office:value="4260">
            <text:p>4260</text:p>
          </table:table-cell>
          <table:table-cell table:style-name="ce21" office:value-type="string" table:number-columns-spanned="4" table:number-rows-spanned="1">
            <text:p>Category: Services</text:p>
          </table:table-cell>
          <table:covered-table-cell table:number-columns-repeated="3" table:style-name="ce16"/>
          <table:table-cell table:style-name="ce43" office:value-type="string">
            <text:p>Total</text:p>
          </table:table-cell>
          <table:table-cell table:style-name="ce35" table:formula="of:=[.AP23]+[.AJ34]+[.AD34]+[.X34]+[.R34]+[.L34]" office:value-type="float" office:value="42460">
            <text:p>42460</text:p>
          </table:table-cell>
          <table:table-cell table:style-name="ce16" table:number-columns-spanned="4" table:number-rows-spanned="1"/>
          <table:covered-table-cell table:number-columns-repeated="3" table:style-name="ce16"/>
          <table:table-cell table:style-name="ce34" office:value-type="string">
            <text:p>SubTotal</text:p>
          </table:table-cell>
          <table:table-cell table:style-name="ce35" table:formula="of:=SUM([.AV5:.AV33])" office:value-type="float" office:value="5480">
            <text:p>5480</text:p>
          </table:table-cell>
          <table:table-cell table:style-name="ce16" table:number-columns-spanned="4" table:number-rows-spanned="1"/>
          <table:covered-table-cell table:number-columns-repeated="3" table:style-name="ce16"/>
          <table:table-cell table:style-name="ce34" office:value-type="string">
            <text:p>SubTotal</text:p>
          </table:table-cell>
          <table:table-cell table:style-name="ce35" table:formula="of:=SUM([.BB5:.BB33])" office:value-type="float" office:value="7880">
            <text:p>7880</text:p>
          </table:table-cell>
          <table:table-cell table:style-name="ce16" table:number-columns-spanned="4" table:number-rows-spanned="1"/>
          <table:covered-table-cell table:number-columns-repeated="3" table:style-name="ce16"/>
          <table:table-cell table:style-name="ce34" office:value-type="string">
            <text:p>SubTotal</text:p>
          </table:table-cell>
          <table:table-cell table:style-name="ce35" table:formula="of:=SUM([.BH5:.BH33])" office:value-type="float" office:value="5350">
            <text:p>5350</text:p>
          </table:table-cell>
          <table:table-cell table:style-name="ce16" table:number-columns-spanned="4" table:number-rows-spanned="1"/>
          <table:covered-table-cell table:number-columns-repeated="3" table:style-name="ce16"/>
          <table:table-cell table:style-name="ce34" office:value-type="string">
            <text:p>SubTotal</text:p>
          </table:table-cell>
          <table:table-cell table:style-name="ce35" table:formula="of:=SUM([.BN5:.BN33])" office:value-type="float" office:value="12510">
            <text:p>12510</text:p>
          </table:table-cell>
          <table:table-cell table:style-name="ce16" table:number-columns-spanned="4" table:number-rows-spanned="1"/>
          <table:covered-table-cell table:number-columns-repeated="3" table:style-name="ce16"/>
          <table:table-cell table:style-name="ce34" office:value-type="string">
            <text:p>SubTotal</text:p>
          </table:table-cell>
          <table:table-cell table:style-name="ce35" table:formula="of:=SUM([.BT5:.BT33])" office:value-type="float" office:value="7240">
            <text:p>7240</text:p>
          </table:table-cell>
          <table:table-cell table:style-name="ce21" office:value-type="string" table:number-columns-spanned="4" table:number-rows-spanned="1">
            <text:p>Category: Lab</text:p>
          </table:table-cell>
          <table:covered-table-cell table:number-columns-repeated="3" table:style-name="ce16"/>
          <table:table-cell table:style-name="ce43" office:value-type="string">
            <text:p>Total</text:p>
          </table:table-cell>
          <table:table-cell table:style-name="ce35" table:formula="of:=[.BZ28]+[.BT34]+[.BN34]+[.BH34]+[.BB34]+[.AV34]" office:value-type="float" office:value="41000">
            <text:p>41000</text:p>
          </table:table-cell>
          <table:table-cell table:style-name="ce21" office:value-type="string" table:number-columns-spanned="4" table:number-rows-spanned="1">
            <text:p>Category: RAD</text:p>
          </table:table-cell>
          <table:covered-table-cell table:number-columns-repeated="3" table:style-name="ce45"/>
          <table:table-cell table:style-name="ce43" office:value-type="string">
            <text:p>Total</text:p>
          </table:table-cell>
          <table:table-cell table:style-name="ce35" table:formula="of:=[.CF13]+[.CF16]+[.CF19]+[.CF22]" office:value-type="float" office:value="73737">
            <text:p>73737</text:p>
          </table:table-cell>
          <table:table-cell table:style-name="ce16" table:number-columns-spanned="4" table:number-rows-spanned="1"/>
          <table:covered-table-cell table:number-columns-repeated="3" table:style-name="ce16"/>
          <table:table-cell table:style-name="ce34" office:value-type="string">
            <text:p>SubTotal</text:p>
          </table:table-cell>
          <table:table-cell table:style-name="ce35" table:formula="of:=SUM([.CL5:.CL33])" office:value-type="float" office:value="194835.11">
            <text:p>194835.11</text:p>
          </table:table-cell>
          <table:table-cell table:style-name="ce16" table:number-columns-spanned="4" table:number-rows-spanned="1"/>
          <table:covered-table-cell table:number-columns-repeated="3" table:style-name="ce16"/>
          <table:table-cell table:style-name="ce34" office:value-type="string">
            <text:p>SubTotal</text:p>
          </table:table-cell>
          <table:table-cell table:style-name="ce35" table:formula="of:=SUM([.CR5:.CR33])" office:value-type="float" office:value="182721.75">
            <text:p>182721.75</text:p>
          </table:table-cell>
          <table:table-cell table:style-name="ce21" office:value-type="string" table:number-columns-spanned="4" table:number-rows-spanned="1">
            <text:p>Category: Pharmacy Bill</text:p>
          </table:table-cell>
          <table:covered-table-cell table:number-columns-repeated="3" table:style-name="ce45"/>
          <table:table-cell table:style-name="ce43" office:value-type="string">
            <text:p>Total</text:p>
          </table:table-cell>
          <table:table-cell table:style-name="ce35" table:formula="of:=[.CX16]+[.CR34]+[.CL34]" office:value-type="float" office:value="420039.74">
            <text:p>420039.74</text:p>
          </table:table-cell>
          <table:table-cell table:style-name="ce16" table:number-columns-spanned="4" table:number-rows-spanned="1"/>
          <table:covered-table-cell table:number-columns-repeated="3" table:style-name="ce16"/>
          <table:table-cell table:style-name="ce34" office:value-type="string">
            <text:p>SubTotal</text:p>
          </table:table-cell>
          <table:table-cell table:style-name="ce35" table:formula="of:=SUM([.DD5:.DD33])" office:value-type="float" office:value="15553.12">
            <text:p>15553.12</text:p>
          </table:table-cell>
          <table:table-cell table:style-name="ce16" table:number-columns-spanned="4" table:number-rows-spanned="1"/>
          <table:covered-table-cell table:number-columns-repeated="3" table:style-name="ce16"/>
          <table:table-cell table:style-name="ce34" office:value-type="string">
            <text:p>SubTotal</text:p>
          </table:table-cell>
          <table:table-cell table:style-name="ce35" table:formula="of:=SUM([.DJ5:.DJ33])" office:value-type="float" office:value="13601.6">
            <text:p>13601.6</text:p>
          </table:table-cell>
          <table:table-cell table:style-name="ce16" table:number-columns-spanned="4" table:number-rows-spanned="1"/>
          <table:covered-table-cell table:number-columns-repeated="3" table:style-name="ce16"/>
          <table:table-cell table:style-name="ce43" office:value-type="string">
            <text:p>Total</text:p>
          </table:table-cell>
          <table:table-cell table:style-name="ce35" table:formula="of:=[.DP17]+[.DJ34]+[.DD34]" office:value-type="float" office:value="35019.75">
            <text:p>35019.75</text:p>
          </table:table-cell>
          <table:table-cell table:style-name="ce16" table:number-columns-spanned="4" table:number-rows-spanned="1"/>
          <table:covered-table-cell table:style-name="ce16"/>
          <table:covered-table-cell table:style-name="ce33"/>
          <table:covered-table-cell table:style-name="ce16"/>
          <table:table-cell table:style-name="ce34" office:value-type="string">
            <text:p>SubTotal</text:p>
          </table:table-cell>
          <table:table-cell table:style-name="ce35" table:formula="of:=SUM([.DV5:.DV33])" office:value-type="float" office:value="3844.8">
            <text:p>3844.8</text:p>
          </table:table-cell>
          <table:table-cell table:style-name="ce16" table:number-columns-spanned="4" table:number-rows-spanned="1"/>
          <table:covered-table-cell table:style-name="ce16"/>
          <table:covered-table-cell table:style-name="ce33"/>
          <table:covered-table-cell table:style-name="ce16"/>
          <table:table-cell table:style-name="ce43" office:value-type="string">
            <text:p>Total</text:p>
          </table:table-cell>
          <table:table-cell table:style-name="ce35" table:formula="of:=[.EB19]+[.DV34]" office:value-type="float" office:value="44942.26">
            <text:p>44942.26</text:p>
          </table:table-cell>
          <table:table-cell table:style-name="ce16" table:number-columns-spanned="4" table:number-rows-spanned="1"/>
          <table:covered-table-cell table:style-name="ce16"/>
          <table:covered-table-cell table:style-name="ce33"/>
          <table:covered-table-cell table:style-name="ce16"/>
          <table:table-cell table:style-name="ce59" office:value-type="string">
            <text:p>Total</text:p>
          </table:table-cell>
          <table:table-cell table:style-name="ce35" table:formula="of:=[.EH23]+[.EH27]" office:value-type="float" office:value="624850">
            <text:p>624850</text:p>
          </table:table-cell>
          <table:table-cell table:style-name="ce14" table:number-columns-repeated="886"/>
        </table:table-row>
        <table:table-row table:style-name="ro5">
          <table:table-cell table:style-name="ce10" office:value-type="string" table:number-columns-spanned="6" table:number-rows-spanned="6">
            <text:p><text:span text:style-name="T1"><text:s text:c="53"/></text:span><text:span text:style-name="T1">Signature:</text:span></text:p>
            <text:p><text:span text:style-name="T2"><text:s text:c="53"/></text:span><text:span text:style-name="T2">Name:</text:span></text:p>
            <text:p><text:span text:style-name="T2"><text:s text:c="53"/></text:span><text:span text:style-name="T2">Designation of the Authorized:</text:span></text:p>
            <text:p><text:span text:style-name="T2">Date: <text:s text:c="43"/>Medical Attendant:</text:span></text:p>
          </table:table-cell>
          <table:covered-table-cell table:number-columns-repeated="4" table:style-name="ce17"/>
          <table:covered-table-cell table:style-name="ce26"/>
          <table:table-cell table:style-name="ce10" office:value-type="string" table:number-columns-spanned="6" table:number-rows-spanned="6">
            <text:p><text:span text:style-name="T1"><text:s text:c="53"/></text:span><text:span text:style-name="T1">Signature:</text:span></text:p>
            <text:p><text:span text:style-name="T2"><text:s text:c="53"/></text:span><text:span text:style-name="T2">Name:</text:span></text:p>
            <text:p><text:span text:style-name="T2"><text:s text:c="53"/></text:span><text:span text:style-name="T2">Designation of the Authorized:</text:span></text:p>
            <text:p><text:span text:style-name="T2">Date: <text:s text:c="43"/>Medical Attendant:</text:span></text:p>
          </table:table-cell>
          <table:covered-table-cell table:number-columns-repeated="5" table:style-name="ce16"/>
          <table:table-cell table:style-name="ce10" office:value-type="string" table:number-columns-spanned="6" table:number-rows-spanned="6">
            <text:p><text:span text:style-name="T1"><text:s text:c="53"/></text:span><text:span text:style-name="T1">Signature:</text:span></text:p>
            <text:p><text:span text:style-name="T2"><text:s text:c="53"/></text:span><text:span text:style-name="T2">Name:</text:span></text:p>
            <text:p><text:span text:style-name="T2"><text:s text:c="53"/></text:span><text:span text:style-name="T2">Designation of the Authorized:</text:span></text:p>
            <text:p><text:span text:style-name="T2">Date: <text:s text:c="43"/>Medical Attendant:</text:span></text:p>
          </table:table-cell>
          <table:covered-table-cell table:number-columns-repeated="5" table:style-name="ce16"/>
          <table:table-cell table:style-name="ce10" office:value-type="string" table:number-columns-spanned="6" table:number-rows-spanned="6">
            <text:p><text:span text:style-name="T1"><text:s text:c="53"/></text:span><text:span text:style-name="T1">Signature:</text:span></text:p>
            <text:p><text:span text:style-name="T2"><text:s text:c="53"/></text:span><text:span text:style-name="T2">Name:</text:span></text:p>
            <text:p><text:span text:style-name="T2"><text:s text:c="53"/></text:span><text:span text:style-name="T2">Designation of the Authorized:</text:span></text:p>
            <text:p><text:span text:style-name="T2">Date: <text:s text:c="43"/>Medical Attendant:</text:span></text:p>
          </table:table-cell>
          <table:covered-table-cell table:number-columns-repeated="5" table:style-name="ce16"/>
          <table:table-cell table:style-name="ce10" office:value-type="string" table:number-columns-spanned="6" table:number-rows-spanned="6">
            <text:p><text:span text:style-name="T1"><text:s text:c="53"/></text:span><text:span text:style-name="T1">Signature:</text:span></text:p>
            <text:p><text:span text:style-name="T2"><text:s text:c="53"/></text:span><text:span text:style-name="T2">Name:</text:span></text:p>
            <text:p><text:span text:style-name="T2"><text:s text:c="53"/></text:span><text:span text:style-name="T2">Designation of the Authorized:</text:span></text:p>
            <text:p><text:span text:style-name="T2">Date: <text:s text:c="43"/>Medical Attendant:</text:span></text:p>
          </table:table-cell>
          <table:covered-table-cell table:number-columns-repeated="5" table:style-name="ce16"/>
          <table:table-cell table:style-name="ce10" office:value-type="string" table:number-columns-spanned="6" table:number-rows-spanned="6">
            <text:p><text:span text:style-name="T1"><text:s text:c="53"/></text:span><text:span text:style-name="T1">Signature:</text:span></text:p>
            <text:p><text:span text:style-name="T2"><text:s text:c="53"/></text:span><text:span text:style-name="T2">Name:</text:span></text:p>
            <text:p><text:span text:style-name="T2"><text:s text:c="53"/></text:span><text:span text:style-name="T2">Designation of the Authorized:</text:span></text:p>
            <text:p><text:span text:style-name="T2">Date: <text:s text:c="43"/>Medical Attendant:</text:span></text:p>
          </table:table-cell>
          <table:covered-table-cell table:number-columns-repeated="5" table:style-name="ce16"/>
          <table:table-cell table:style-name="ce10" office:value-type="string" table:number-columns-spanned="6" table:number-rows-spanned="6">
            <text:p><text:span text:style-name="T1"><text:s text:c="53"/></text:span><text:span text:style-name="T1">Signature:</text:span></text:p>
            <text:p><text:span text:style-name="T2"><text:s text:c="53"/></text:span><text:span text:style-name="T2">Name:</text:span></text:p>
            <text:p><text:span text:style-name="T2"><text:s text:c="53"/></text:span><text:span text:style-name="T2">Designation of the Authorized:</text:span></text:p>
            <text:p><text:span text:style-name="T2">Date: <text:s text:c="43"/>Medical Attendant:</text:span></text:p>
          </table:table-cell>
          <table:covered-table-cell table:number-columns-repeated="5" table:style-name="ce16"/>
          <table:table-cell table:style-name="ce10" office:value-type="string" table:number-columns-spanned="6" table:number-rows-spanned="6">
            <text:p><text:span text:style-name="T1"><text:s text:c="53"/></text:span><text:span text:style-name="T1">Signature:</text:span></text:p>
            <text:p><text:span text:style-name="T2"><text:s text:c="53"/></text:span><text:span text:style-name="T2">Name:</text:span></text:p>
            <text:p><text:span text:style-name="T2"><text:s text:c="53"/></text:span><text:span text:style-name="T2">Designation of the Authorized:</text:span></text:p>
            <text:p><text:span text:style-name="T2">Date: <text:s text:c="43"/>Medical Attendant:</text:span></text:p>
          </table:table-cell>
          <table:covered-table-cell table:number-columns-repeated="5" table:style-name="ce16"/>
          <table:table-cell table:style-name="ce10" office:value-type="string" table:number-columns-spanned="6" table:number-rows-spanned="6">
            <text:p><text:span text:style-name="T1"><text:s text:c="53"/></text:span><text:span text:style-name="T1">Signature:</text:span></text:p>
            <text:p><text:span text:style-name="T2"><text:s text:c="53"/></text:span><text:span text:style-name="T2">Name:</text:span></text:p>
            <text:p><text:span text:style-name="T2"><text:s text:c="53"/></text:span><text:span text:style-name="T2">Designation of the Authorized:</text:span></text:p>
            <text:p><text:span text:style-name="T2">Date: <text:s text:c="43"/>Medical Attendant:</text:span></text:p>
          </table:table-cell>
          <table:covered-table-cell table:number-columns-repeated="5" table:style-name="ce16"/>
          <table:table-cell table:style-name="ce10" office:value-type="string" table:number-columns-spanned="6" table:number-rows-spanned="6">
            <text:p><text:span text:style-name="T1"><text:s text:c="53"/></text:span><text:span text:style-name="T1">Signature:</text:span></text:p>
            <text:p><text:span text:style-name="T2"><text:s text:c="53"/></text:span><text:span text:style-name="T2">Name:</text:span></text:p>
            <text:p><text:span text:style-name="T2"><text:s text:c="53"/></text:span><text:span text:style-name="T2">Designation of the Authorized:</text:span></text:p>
            <text:p><text:span text:style-name="T2">Date: <text:s text:c="43"/>Medical Attendant:</text:span></text:p>
          </table:table-cell>
          <table:covered-table-cell table:number-columns-repeated="5" table:style-name="ce16"/>
          <table:table-cell table:style-name="ce10" office:value-type="string" table:number-columns-spanned="6" table:number-rows-spanned="6">
            <text:p><text:span text:style-name="T1"><text:s text:c="53"/></text:span><text:span text:style-name="T1">Signature:</text:span></text:p>
            <text:p><text:span text:style-name="T2"><text:s text:c="53"/></text:span><text:span text:style-name="T2">Name:</text:span></text:p>
            <text:p><text:span text:style-name="T2"><text:s text:c="53"/></text:span><text:span text:style-name="T2">Designation of the Authorized:</text:span></text:p>
            <text:p><text:span text:style-name="T2">Date: <text:s text:c="43"/>Medical Attendant:</text:span></text:p>
          </table:table-cell>
          <table:covered-table-cell table:number-columns-repeated="5" table:style-name="ce16"/>
          <table:table-cell table:style-name="ce10" office:value-type="string" table:number-columns-spanned="6" table:number-rows-spanned="6">
            <text:p><text:span text:style-name="T1"><text:s text:c="53"/></text:span><text:span text:style-name="T1">Signature:</text:span></text:p>
            <text:p><text:span text:style-name="T2"><text:s text:c="53"/></text:span><text:span text:style-name="T2">Name:</text:span></text:p>
            <text:p><text:span text:style-name="T2"><text:s text:c="53"/></text:span><text:span text:style-name="T2">Designation of the Authorized:</text:span></text:p>
            <text:p><text:span text:style-name="T2">Date: <text:s text:c="43"/>Medical Attendant:</text:span></text:p>
          </table:table-cell>
          <table:covered-table-cell table:number-columns-repeated="5" table:style-name="ce16"/>
          <table:table-cell table:style-name="ce10" office:value-type="string" table:number-columns-spanned="6" table:number-rows-spanned="6">
            <text:p><text:span text:style-name="T1"><text:s text:c="53"/></text:span><text:span text:style-name="T1">Signature:</text:span></text:p>
            <text:p><text:span text:style-name="T2"><text:s text:c="53"/></text:span><text:span text:style-name="T2">Name:</text:span></text:p>
            <text:p><text:span text:style-name="T2"><text:s text:c="53"/></text:span><text:span text:style-name="T2">Designation of the Authorized:</text:span></text:p>
            <text:p><text:span text:style-name="T2">Date: <text:s text:c="43"/>Medical Attendant:</text:span></text:p>
          </table:table-cell>
          <table:covered-table-cell table:number-columns-repeated="5" table:style-name="ce16"/>
          <table:table-cell table:style-name="ce10" office:value-type="string" table:number-columns-spanned="6" table:number-rows-spanned="6">
            <text:p><text:span text:style-name="T1"><text:s text:c="53"/></text:span><text:span text:style-name="T1">Signature:</text:span></text:p>
            <text:p><text:span text:style-name="T2"><text:s text:c="53"/></text:span><text:span text:style-name="T2">Name:</text:span></text:p>
            <text:p><text:span text:style-name="T2"><text:s text:c="53"/></text:span><text:span text:style-name="T2">Designation of the Authorized:</text:span></text:p>
            <text:p><text:span text:style-name="T2">Date: <text:s text:c="43"/>Medical Attendant:</text:span></text:p>
          </table:table-cell>
          <table:covered-table-cell table:number-columns-repeated="5" table:style-name="ce16"/>
          <table:table-cell table:style-name="ce10" office:value-type="string" table:number-columns-spanned="6" table:number-rows-spanned="6">
            <text:p><text:span text:style-name="T1"><text:s text:c="53"/></text:span><text:span text:style-name="T1">Signature:</text:span></text:p>
            <text:p><text:span text:style-name="T2"><text:s text:c="53"/></text:span><text:span text:style-name="T2">Name:</text:span></text:p>
            <text:p><text:span text:style-name="T2"><text:s text:c="53"/></text:span><text:span text:style-name="T2">Designation of the Authorized:</text:span></text:p>
            <text:p><text:span text:style-name="T2">Date: <text:s text:c="43"/>Medical Attendant:</text:span></text:p>
          </table:table-cell>
          <table:covered-table-cell table:number-columns-repeated="3" table:style-name="ce16"/>
          <table:covered-table-cell table:style-name="ce51"/>
          <table:covered-table-cell table:style-name="ce16"/>
          <table:table-cell table:style-name="ce10" office:value-type="string" table:number-columns-spanned="6" table:number-rows-spanned="6">
            <text:p><text:span text:style-name="T1"><text:s text:c="53"/></text:span><text:span text:style-name="T1">Signature:</text:span></text:p>
            <text:p><text:span text:style-name="T2"><text:s text:c="53"/></text:span><text:span text:style-name="T2">Name:</text:span></text:p>
            <text:p><text:span text:style-name="T2"><text:s text:c="53"/></text:span><text:span text:style-name="T2">Designation of the Authorized:</text:span></text:p>
            <text:p><text:span text:style-name="T2">Date: <text:s text:c="43"/>Medical Attendant:</text:span></text:p>
          </table:table-cell>
          <table:covered-table-cell table:number-columns-repeated="3" table:style-name="ce16"/>
          <table:covered-table-cell table:style-name="ce51"/>
          <table:covered-table-cell table:style-name="ce16"/>
          <table:table-cell table:style-name="ce10" office:value-type="string" table:number-columns-spanned="6" table:number-rows-spanned="6">
            <text:p><text:span text:style-name="T1"><text:s text:c="53"/></text:span><text:span text:style-name="T1">Signature:</text:span></text:p>
            <text:p><text:span text:style-name="T2"><text:s text:c="53"/></text:span><text:span text:style-name="T2">Name:</text:span></text:p>
            <text:p><text:span text:style-name="T2"><text:s text:c="53"/></text:span><text:span text:style-name="T2">Designation of the Authorized:</text:span></text:p>
            <text:p><text:span text:style-name="T2">Date: <text:s text:c="43"/>Medical Attendant:</text:span></text:p>
          </table:table-cell>
          <table:covered-table-cell table:number-columns-repeated="3" table:style-name="ce16"/>
          <table:covered-table-cell table:style-name="ce51"/>
          <table:covered-table-cell table:style-name="ce16"/>
          <table:table-cell table:style-name="ce10" office:value-type="string" table:number-columns-spanned="6" table:number-rows-spanned="6">
            <text:p><text:span text:style-name="T1"><text:s text:c="53"/></text:span><text:span text:style-name="T1">Signature:</text:span></text:p>
            <text:p><text:span text:style-name="T2"><text:s text:c="53"/></text:span><text:span text:style-name="T2">Name:</text:span></text:p>
            <text:p><text:span text:style-name="T2"><text:s text:c="53"/></text:span><text:span text:style-name="T2">Designation of the Authorized:</text:span></text:p>
            <text:p><text:span text:style-name="T2">Date: <text:s text:c="43"/>Medical Attendant:</text:span></text:p>
          </table:table-cell>
          <table:covered-table-cell table:number-columns-repeated="3" table:style-name="ce16"/>
          <table:covered-table-cell table:style-name="ce51"/>
          <table:covered-table-cell table:style-name="ce16"/>
          <table:table-cell table:style-name="ce10" office:value-type="string" table:number-columns-spanned="6" table:number-rows-spanned="6">
            <text:p><text:span text:style-name="T1"><text:s text:c="53"/></text:span><text:span text:style-name="T1">Signature:</text:span></text:p>
            <text:p><text:span text:style-name="T2"><text:s text:c="53"/></text:span><text:span text:style-name="T2">Name:</text:span></text:p>
            <text:p><text:span text:style-name="T2"><text:s text:c="53"/></text:span><text:span text:style-name="T2">Designation of the Authorized:</text:span></text:p>
            <text:p><text:span text:style-name="T2">Date: <text:s text:c="43"/>Medical Attendant:</text:span></text:p>
          </table:table-cell>
          <table:covered-table-cell table:number-columns-repeated="3" table:style-name="ce16"/>
          <table:covered-table-cell table:style-name="ce51"/>
          <table:covered-table-cell table:style-name="ce16"/>
          <table:table-cell table:style-name="ce10" office:value-type="string" table:number-columns-spanned="6" table:number-rows-spanned="6">
            <text:p><text:span text:style-name="T1"><text:s text:c="53"/></text:span><text:span text:style-name="T1">Signature:</text:span></text:p>
            <text:p><text:span text:style-name="T2"><text:s text:c="53"/></text:span><text:span text:style-name="T2">Name:</text:span></text:p>
            <text:p><text:span text:style-name="T2"><text:s text:c="53"/></text:span><text:span text:style-name="T2">Designation of the Authorized:</text:span></text:p>
            <text:p><text:span text:style-name="T2">Date: <text:s text:c="43"/>Medical Attendant:</text:span></text:p>
          </table:table-cell>
          <table:covered-table-cell table:number-columns-repeated="3" table:style-name="ce16"/>
          <table:covered-table-cell table:style-name="ce51"/>
          <table:covered-table-cell table:style-name="ce16"/>
          <table:table-cell table:style-name="ce10" office:value-type="string" table:number-columns-spanned="6" table:number-rows-spanned="6">
            <text:p><text:span text:style-name="T1"><text:s text:c="53"/></text:span><text:span text:style-name="T1">Signature:</text:span></text:p>
            <text:p><text:span text:style-name="T2"><text:s text:c="53"/></text:span><text:span text:style-name="T2">Name:</text:span></text:p>
            <text:p><text:span text:style-name="T2"><text:s text:c="53"/></text:span><text:span text:style-name="T2">Designation of the Authorized:</text:span></text:p>
            <text:p><text:span text:style-name="T2">Date: <text:s text:c="43"/>Medical Attendant:</text:span></text:p>
          </table:table-cell>
          <table:covered-table-cell table:style-name="ce16"/>
          <table:covered-table-cell table:style-name="ce33"/>
          <table:covered-table-cell table:style-name="ce16"/>
          <table:covered-table-cell table:style-name="ce51"/>
          <table:covered-table-cell table:style-name="ce16"/>
          <table:table-cell table:style-name="ce10" office:value-type="string" table:number-columns-spanned="6" table:number-rows-spanned="6">
            <text:p><text:span text:style-name="T1"><text:s text:c="53"/></text:span><text:span text:style-name="T1">Signature:</text:span></text:p>
            <text:p><text:span text:style-name="T2"><text:s text:c="53"/></text:span><text:span text:style-name="T2">Name:</text:span></text:p>
            <text:p><text:span text:style-name="T2"><text:s text:c="53"/></text:span><text:span text:style-name="T2">Designation of the Authorized:</text:span></text:p>
            <text:p><text:span text:style-name="T2">Date: <text:s text:c="43"/>Medical Attendant:</text:span></text:p>
          </table:table-cell>
          <table:covered-table-cell table:style-name="ce16"/>
          <table:covered-table-cell table:style-name="ce33"/>
          <table:covered-table-cell table:style-name="ce16"/>
          <table:covered-table-cell table:style-name="ce51"/>
          <table:covered-table-cell table:style-name="ce16"/>
          <table:table-cell table:style-name="ce10" office:value-type="string" table:number-columns-spanned="6" table:number-rows-spanned="6">
            <text:p><text:span text:style-name="T1"><text:s text:c="53"/></text:span><text:span text:style-name="T1">Signature:</text:span></text:p>
            <text:p><text:span text:style-name="T2"><text:s text:c="53"/></text:span><text:span text:style-name="T2">Name:</text:span></text:p>
            <text:p><text:span text:style-name="T2"><text:s text:c="53"/></text:span><text:span text:style-name="T2">Designation of the Authorized:</text:span></text:p>
            <text:p><text:span text:style-name="T2">Date: <text:s text:c="43"/>Medical Attendant:</text:span></text:p>
          </table:table-cell>
          <table:covered-table-cell table:style-name="ce16"/>
          <table:covered-table-cell table:style-name="ce33"/>
          <table:covered-table-cell table:style-name="ce16"/>
          <table:covered-table-cell table:style-name="ce51"/>
          <table:covered-table-cell table:style-name="ce16"/>
          <table:table-cell table:style-name="ce14" table:number-columns-repeated="886"/>
        </table:table-row>
        <table:table-row table:style-name="ro5">
          <table:covered-table-cell table:style-name="ce3"/>
          <table:covered-table-cell table:number-columns-repeated="4" table:style-name="ce17"/>
          <table:covered-table-cell table:style-name="ce26"/>
          <table:covered-table-cell table:number-columns-repeated="82" table:style-name="ce16"/>
          <table:covered-table-cell table:style-name="ce51"/>
          <table:covered-table-cell table:number-columns-repeated="5" table:style-name="ce16"/>
          <table:covered-table-cell table:style-name="ce51"/>
          <table:covered-table-cell table:number-columns-repeated="5" table:style-name="ce16"/>
          <table:covered-table-cell table:style-name="ce51"/>
          <table:covered-table-cell table:number-columns-repeated="5" table:style-name="ce16"/>
          <table:covered-table-cell table:style-name="ce51"/>
          <table:covered-table-cell table:number-columns-repeated="5" table:style-name="ce16"/>
          <table:covered-table-cell table:style-name="ce51"/>
          <table:covered-table-cell table:number-columns-repeated="5" table:style-name="ce16"/>
          <table:covered-table-cell table:style-name="ce51"/>
          <table:covered-table-cell table:number-columns-repeated="3" table:style-name="ce16"/>
          <table:covered-table-cell table:style-name="ce33"/>
          <table:covered-table-cell table:style-name="ce16"/>
          <table:covered-table-cell table:style-name="ce51"/>
          <table:covered-table-cell table:number-columns-repeated="3" table:style-name="ce16"/>
          <table:covered-table-cell table:style-name="ce33"/>
          <table:covered-table-cell table:style-name="ce16"/>
          <table:covered-table-cell table:style-name="ce51"/>
          <table:covered-table-cell table:number-columns-repeated="3" table:style-name="ce16"/>
          <table:covered-table-cell table:style-name="ce33"/>
          <table:covered-table-cell table:style-name="ce16"/>
          <table:covered-table-cell table:style-name="ce51"/>
          <table:covered-table-cell table:style-name="ce16"/>
          <table:table-cell table:style-name="ce14" table:number-columns-repeated="886"/>
        </table:table-row>
        <table:table-row table:style-name="ro5">
          <table:covered-table-cell table:style-name="ce3"/>
          <table:covered-table-cell table:number-columns-repeated="4" table:style-name="ce17"/>
          <table:covered-table-cell table:style-name="ce26"/>
          <table:covered-table-cell table:number-columns-repeated="82" table:style-name="ce16"/>
          <table:covered-table-cell table:style-name="ce51"/>
          <table:covered-table-cell table:number-columns-repeated="5" table:style-name="ce16"/>
          <table:covered-table-cell table:style-name="ce51"/>
          <table:covered-table-cell table:number-columns-repeated="5" table:style-name="ce16"/>
          <table:covered-table-cell table:style-name="ce51"/>
          <table:covered-table-cell table:number-columns-repeated="5" table:style-name="ce16"/>
          <table:covered-table-cell table:style-name="ce51"/>
          <table:covered-table-cell table:number-columns-repeated="5" table:style-name="ce16"/>
          <table:covered-table-cell table:style-name="ce51"/>
          <table:covered-table-cell table:number-columns-repeated="5" table:style-name="ce16"/>
          <table:covered-table-cell table:style-name="ce51"/>
          <table:covered-table-cell table:number-columns-repeated="3" table:style-name="ce16"/>
          <table:covered-table-cell table:style-name="ce33"/>
          <table:covered-table-cell table:style-name="ce16"/>
          <table:covered-table-cell table:style-name="ce51"/>
          <table:covered-table-cell table:number-columns-repeated="3" table:style-name="ce16"/>
          <table:covered-table-cell table:style-name="ce33"/>
          <table:covered-table-cell table:style-name="ce16"/>
          <table:covered-table-cell table:style-name="ce51"/>
          <table:covered-table-cell table:number-columns-repeated="3" table:style-name="ce16"/>
          <table:covered-table-cell table:style-name="ce33"/>
          <table:covered-table-cell table:style-name="ce16"/>
          <table:covered-table-cell table:style-name="ce51"/>
          <table:covered-table-cell table:style-name="ce16"/>
          <table:table-cell table:style-name="ce14" table:number-columns-repeated="886"/>
        </table:table-row>
        <table:table-row table:style-name="ro5">
          <table:covered-table-cell table:style-name="ce3"/>
          <table:covered-table-cell table:number-columns-repeated="4" table:style-name="ce17"/>
          <table:covered-table-cell table:style-name="ce26"/>
          <table:covered-table-cell table:number-columns-repeated="82" table:style-name="ce16"/>
          <table:covered-table-cell table:style-name="ce51"/>
          <table:covered-table-cell table:number-columns-repeated="5" table:style-name="ce16"/>
          <table:covered-table-cell table:style-name="ce51"/>
          <table:covered-table-cell table:number-columns-repeated="5" table:style-name="ce16"/>
          <table:covered-table-cell table:style-name="ce51"/>
          <table:covered-table-cell table:number-columns-repeated="5" table:style-name="ce16"/>
          <table:covered-table-cell table:style-name="ce51"/>
          <table:covered-table-cell table:number-columns-repeated="5" table:style-name="ce16"/>
          <table:covered-table-cell table:style-name="ce51"/>
          <table:covered-table-cell table:number-columns-repeated="5" table:style-name="ce16"/>
          <table:covered-table-cell table:style-name="ce51"/>
          <table:covered-table-cell table:number-columns-repeated="3" table:style-name="ce16"/>
          <table:covered-table-cell table:style-name="ce33"/>
          <table:covered-table-cell table:style-name="ce16"/>
          <table:covered-table-cell table:style-name="ce51"/>
          <table:covered-table-cell table:number-columns-repeated="3" table:style-name="ce16"/>
          <table:covered-table-cell table:style-name="ce33"/>
          <table:covered-table-cell table:style-name="ce16"/>
          <table:covered-table-cell table:style-name="ce51"/>
          <table:covered-table-cell table:number-columns-repeated="3" table:style-name="ce16"/>
          <table:covered-table-cell table:style-name="ce33"/>
          <table:covered-table-cell table:style-name="ce16"/>
          <table:covered-table-cell table:style-name="ce51"/>
          <table:covered-table-cell table:style-name="ce16"/>
          <table:table-cell table:style-name="ce14" table:number-columns-repeated="886"/>
        </table:table-row>
        <table:table-row table:style-name="ro5">
          <table:covered-table-cell table:style-name="ce3"/>
          <table:covered-table-cell table:number-columns-repeated="4" table:style-name="ce17"/>
          <table:covered-table-cell table:style-name="ce26"/>
          <table:covered-table-cell table:number-columns-repeated="82" table:style-name="ce16"/>
          <table:covered-table-cell table:style-name="ce51"/>
          <table:covered-table-cell table:number-columns-repeated="5" table:style-name="ce16"/>
          <table:covered-table-cell table:style-name="ce51"/>
          <table:covered-table-cell table:number-columns-repeated="5" table:style-name="ce16"/>
          <table:covered-table-cell table:style-name="ce51"/>
          <table:covered-table-cell table:number-columns-repeated="5" table:style-name="ce16"/>
          <table:covered-table-cell table:style-name="ce51"/>
          <table:covered-table-cell table:number-columns-repeated="5" table:style-name="ce16"/>
          <table:covered-table-cell table:style-name="ce51"/>
          <table:covered-table-cell table:number-columns-repeated="5" table:style-name="ce16"/>
          <table:covered-table-cell table:style-name="ce51"/>
          <table:covered-table-cell table:number-columns-repeated="3" table:style-name="ce16"/>
          <table:covered-table-cell table:style-name="ce33"/>
          <table:covered-table-cell table:style-name="ce16"/>
          <table:covered-table-cell table:style-name="ce51"/>
          <table:covered-table-cell table:number-columns-repeated="3" table:style-name="ce16"/>
          <table:covered-table-cell table:style-name="ce33"/>
          <table:covered-table-cell table:style-name="ce16"/>
          <table:covered-table-cell table:style-name="ce51"/>
          <table:covered-table-cell table:number-columns-repeated="3" table:style-name="ce16"/>
          <table:covered-table-cell table:style-name="ce33"/>
          <table:covered-table-cell table:style-name="ce16"/>
          <table:covered-table-cell table:style-name="ce51"/>
          <table:covered-table-cell table:style-name="ce16"/>
          <table:table-cell table:style-name="ce14" table:number-columns-repeated="886"/>
        </table:table-row>
        <table:table-row table:style-name="ro8">
          <table:covered-table-cell table:style-name="ce11"/>
          <table:covered-table-cell table:number-columns-repeated="4" table:style-name="ce18"/>
          <table:covered-table-cell table:style-name="ce29"/>
          <table:covered-table-cell table:number-columns-repeated="82" table:style-name="ce16"/>
          <table:covered-table-cell table:style-name="ce51"/>
          <table:covered-table-cell table:number-columns-repeated="5" table:style-name="ce16"/>
          <table:covered-table-cell table:style-name="ce51"/>
          <table:covered-table-cell table:number-columns-repeated="5" table:style-name="ce16"/>
          <table:covered-table-cell table:style-name="ce51"/>
          <table:covered-table-cell table:number-columns-repeated="5" table:style-name="ce16"/>
          <table:covered-table-cell table:style-name="ce51"/>
          <table:covered-table-cell table:number-columns-repeated="5" table:style-name="ce16"/>
          <table:covered-table-cell table:style-name="ce51"/>
          <table:covered-table-cell table:number-columns-repeated="5" table:style-name="ce16"/>
          <table:covered-table-cell table:style-name="ce51"/>
          <table:covered-table-cell table:number-columns-repeated="3" table:style-name="ce16"/>
          <table:covered-table-cell table:style-name="ce33"/>
          <table:covered-table-cell table:style-name="ce16"/>
          <table:covered-table-cell table:style-name="ce51"/>
          <table:covered-table-cell table:number-columns-repeated="3" table:style-name="ce16"/>
          <table:covered-table-cell table:style-name="ce33"/>
          <table:covered-table-cell table:style-name="ce16"/>
          <table:covered-table-cell table:style-name="ce51"/>
          <table:covered-table-cell table:number-columns-repeated="3" table:style-name="ce16"/>
          <table:covered-table-cell table:style-name="ce33"/>
          <table:covered-table-cell table:style-name="ce16"/>
          <table:covered-table-cell table:style-name="ce51"/>
          <table:covered-table-cell table:style-name="ce16"/>
          <table:table-cell table:style-name="ce14" table:number-columns-repeated="886"/>
        </table:table-row>
        <table:table-row table:style-name="ro9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9">19/05/2020</text:date>, <text:time>14:4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0:17:25.34</meta:creation-date>
    <dc:date>2020-05-19T14:48:50.90</dc:date>
    <meta:editing-duration>PT6H45M16S</meta:editing-duration>
    <meta:editing-cycles>38</meta:editing-cycles>
    <meta:generator>OpenOffice/4.1.6$Win32 OpenOffice.org_project/416m1$Build-9790</meta:generator>
    <meta:document-statistic meta:table-count="3" meta:cell-count="2409" meta:object-count="0"/>
  </office:meta>
</office:document-meta>
</file>